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127B64B7CBC3129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1"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1"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716cm" fo:margin-left="2.002cm" table:align="left" style:writing-mode="lr-tb"/>
    </style:style>
    <style:style style:name="Tabla1.A" style:family="table-column">
      <style:table-column-properties style:column-width="13.716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Tabla2" style:family="table">
      <style:table-properties style:width="17.014cm" table:align="left" style:writing-mode="lr-tb"/>
    </style:style>
    <style:style style:name="Tabla2.A" style:family="table-column">
      <style:table-column-properties style:column-width="0.954cm"/>
    </style:style>
    <style:style style:name="Tabla2.B" style:family="table-column">
      <style:table-column-properties style:column-width="12.354cm"/>
    </style:style>
    <style:style style:name="Tabla2.C" style:family="table-column">
      <style:table-column-properties style:column-width="3.706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C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C2" style:family="table-cell">
      <style:table-cell-properties style:vertical-align="top" fo:padding="0.097cm" fo:border-left="0.1pt solid #000000" fo:border-right="0.1pt solid #000000" fo:border-top="none" fo:border-bottom="0.1pt solid #000000" style:writing-mode="lr-tb"/>
    </style:style>
    <style:style style:name="Tabla2.7" style:family="table-row">
      <style:table-row-properties style:min-row-height="0.683cm" fo:keep-together="auto"/>
    </style:style>
    <style:style style:name="Tabla2.8" style:family="table-row">
      <style:table-row-properties style:min-row-height="0.713cm" fo:keep-together="auto"/>
    </style:style>
    <style:style style:name="Tabla2.9" style:family="table-row">
      <style:table-row-properties style:min-row-height="0.688cm" fo:keep-together="auto"/>
    </style:style>
    <style:style style:name="Tabla3" style:family="table">
      <style:table-properties style:width="17.014cm" table:align="left" style:writing-mode="lr-tb"/>
    </style:style>
    <style:style style:name="Tabla3.A" style:family="table-column">
      <style:table-column-properties style:column-width="17.014cm"/>
    </style:style>
    <style:style style:name="Tabla3.1" style:family="table-row">
      <style:table-row-properties fo:keep-together="auto"/>
    </style:style>
    <style:style style:name="Tabla3.A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14cm" table:align="left" style:writing-mode="lr-tb"/>
    </style:style>
    <style:style style:name="Tabla4.A" style:family="table-column">
      <style:table-column-properties style:column-width="17.014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6.984cm" table:align="right" style:writing-mode="lr-tb"/>
    </style:style>
    <style:style style:name="Tabla6.A" style:family="table-column">
      <style:table-column-properties style:column-width="16.984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14cm" table:align="left" style:writing-mode="lr-tb"/>
    </style:style>
    <style:style style:name="Tabla7.A" style:family="table-column">
      <style:table-column-properties style:column-width="17.014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14cm" table:align="left" style:writing-mode="lr-tb"/>
    </style:style>
    <style:style style:name="Tabla8.A" style:family="table-column">
      <style:table-column-properties style:column-width="17.014cm"/>
    </style:style>
    <style:style style:name="Tabla8.1" style:family="table-row">
      <style:table-row-properties fo:keep-together="auto"/>
    </style:style>
    <style:style style:name="Tabla8.A1" style:family="table-cell">
      <style:table-cell-properties style:vertical-align="top" fo:padding="0.097cm" fo:border="0.1pt solid #000000" style:writing-mode="lr-tb"/>
    </style:style>
    <style:style style:name="Tabla8.A2"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14cm" table:align="left" style:writing-mode="lr-tb"/>
    </style:style>
    <style:style style:name="Tabla9.A" style:family="table-column">
      <style:table-column-properties style:column-width="17.014cm"/>
    </style:style>
    <style:style style:name="Tabla9.1" style:family="table-row">
      <style:table-row-properties fo:keep-together="auto"/>
    </style:style>
    <style:style style:name="Tabla9.A1" style:family="table-cell">
      <style:table-cell-properties style:vertical-align="top" fo:padding="0.097cm" fo:border="0.1pt solid #000000" style:writing-mode="lr-tb"/>
    </style:style>
    <style:style style:name="Tabla9.A2" style:family="table-cell">
      <style:table-cell-properties style:vertical-align="top" fo:padding="0.097cm" fo:border-left="0.1pt solid #000000" fo:border-right="0.1pt solid #000000" fo:border-top="none" fo:border-bottom="0.1pt solid #000000" style:writing-mode="lr-tb"/>
    </style:style>
    <style:style style:name="Tabla12" style:family="table">
      <style:table-properties style:width="17.014cm" table:align="left" style:writing-mode="lr-tb"/>
    </style:style>
    <style:style style:name="Tabla12.A" style:family="table-column">
      <style:table-column-properties style:column-width="17.014cm"/>
    </style:style>
    <style:style style:name="Tabla12.1" style:family="table-row">
      <style:table-row-properties fo:keep-together="auto"/>
    </style:style>
    <style:style style:name="Tabla12.A1" style:family="table-cell">
      <style:table-cell-properties style:vertical-align="top" fo:padding="0.097cm" fo:border="0.1pt solid #000000" style:writing-mode="lr-tb"/>
    </style:style>
    <style:style style:name="Tabla12.A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14cm" table:align="left" style:writing-mode="lr-tb"/>
    </style:style>
    <style:style style:name="Tabla5.A" style:family="table-column">
      <style:table-column-properties style:column-width="17.014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3"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5" style:family="paragraph" style:parent-style-name="Table_20_Contents">
      <style:paragraph-properties fo:text-align="end" style:justify-single-word="false"/>
      <style:text-properties style:font-name="Arial" fo:font-weight="bold" style:font-weight-asian="bold" style:font-name-complex="Arial" style:font-weight-complex="bold"/>
    </style:style>
    <style:style style:name="P6" style:family="paragraph" style:parent-style-name="Table_20_Contents">
      <style:text-properties style:font-name="Arial" style:font-name-complex="Arial"/>
    </style:style>
    <style:style style:name="P7" style:family="paragraph" style:parent-style-name="Table_20_Contents">
      <style:paragraph-properties fo:text-align="center" style:justify-single-word="false"/>
      <style:text-properties style:font-name="Arial" style:font-name-complex="Arial"/>
    </style:style>
    <style:style style:name="P8" style:family="paragraph" style:parent-style-name="Table_20_Contents">
      <style:text-properties style:font-name="Arial" officeooo:rsid="001b96d1" officeooo:paragraph-rsid="001b96d1" style:font-name-complex="Arial"/>
    </style:style>
    <style:style style:name="P9" style:family="paragraph" style:parent-style-name="Table_20_Contents">
      <style:paragraph-properties fo:text-align="center" style:justify-single-word="false"/>
      <style:text-properties style:font-name="Arial" officeooo:rsid="001b96d1" officeooo:paragraph-rsid="001b96d1" style:font-name-complex="Arial"/>
    </style:style>
    <style:style style:name="P10" style:family="paragraph" style:parent-style-name="Table_20_Contents">
      <style:text-properties style:font-name="Arial" officeooo:paragraph-rsid="001b96d1" style:font-name-complex="Arial"/>
    </style:style>
    <style:style style:name="P11" style:family="paragraph" style:parent-style-name="Table_20_Contents">
      <style:paragraph-properties fo:text-align="center" style:justify-single-word="false"/>
      <style:text-properties style:font-name="Arial" officeooo:rsid="001c2bdc" officeooo:paragraph-rsid="001c2bdc" style:font-name-complex="Arial"/>
    </style:style>
    <style:style style:name="P12" style:family="paragraph" style:parent-style-name="Table_20_Contents">
      <style:paragraph-properties fo:text-align="center" style:justify-single-word="false"/>
    </style:style>
    <style:style style:name="P13" style:family="paragraph" style:parent-style-name="Standard">
      <style:text-properties style:font-name="Arial" style:font-name-complex="Arial"/>
    </style:style>
    <style:style style:name="P14" style:family="paragraph" style:parent-style-name="Standard">
      <style:paragraph-properties fo:text-align="justify" style:justify-single-word="false"/>
      <style:text-properties style:font-name="Arial" style:font-name-complex="Arial"/>
    </style:style>
    <style:style style:name="P15" style:family="paragraph" style:parent-style-name="Standard">
      <style:paragraph-properties fo:text-align="start" style:justify-single-word="false"/>
      <style:text-properties style:font-name="Arial" style:font-name-complex="Arial"/>
    </style:style>
    <style:style style:name="P16" style:family="paragraph" style:parent-style-name="Standard">
      <style:paragraph-properties fo:text-align="start" style:justify-single-word="false"/>
      <style:text-properties style:font-name="Arial" officeooo:rsid="001cffac" officeooo:paragraph-rsid="001cffac" style:font-name-complex="Arial"/>
    </style:style>
    <style:style style:name="P17" style:family="paragraph" style:parent-style-name="Standard">
      <style:text-properties style:font-name="Arial" officeooo:paragraph-rsid="00222f67" style:font-name-complex="Arial"/>
    </style:style>
    <style:style style:name="P18" style:family="paragraph" style:parent-style-name="Standard">
      <style:paragraph-properties fo:line-height="150%"/>
      <style:text-properties style:font-name="Arial" fo:language="es" fo:country="ES" style:font-name-complex="Arial"/>
    </style:style>
    <style:style style:name="P19"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20"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21"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22" style:family="paragraph" style:parent-style-name="Standard">
      <style:paragraph-properties fo:line-height="150%"/>
    </style:style>
    <style:style style:name="P23"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24" style:family="paragraph" style:parent-style-name="Standard">
      <style:text-properties officeooo:paragraph-rsid="001ee6e3"/>
    </style:style>
    <style:style style:name="P25" style:family="paragraph" style:parent-style-name="Standard">
      <style:text-properties officeooo:paragraph-rsid="00222f67"/>
    </style:style>
    <style:style style:name="P26" style:family="paragraph" style:parent-style-name="Standard">
      <style:paragraph-properties fo:margin-top="0cm" fo:margin-bottom="0.353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27" style:family="paragraph" style:parent-style-name="Standard">
      <style:paragraph-properties fo:margin-top="0cm" fo:margin-bottom="0.353cm" loext:contextual-spacing="false" fo:line-height="115%" fo:text-align="justify" style:justify-single-word="false" fo:orphans="2" fo:widows="2" fo:hyphenation-ladder-count="no-limit" style:snap-to-layout-grid="false"/>
      <style:text-properties style:font-name="Arial" fo:language="es" fo:country="ES" style:font-name-complex="Arial" style:font-size-complex="12pt" fo:hyphenate="true" fo:hyphenation-remain-char-count="2" fo:hyphenation-push-char-count="2"/>
    </style:style>
    <style:style style:name="P28" style:family="paragraph" style:parent-style-name="Standard">
      <style:paragraph-properties fo:margin-top="0cm" fo:margin-bottom="0cm" loext:contextual-spacing="false" fo:line-height="100%" fo:text-align="justify" style:justify-single-word="false" fo:hyphenation-ladder-count="no-limit" style:text-autospace="none"/>
      <style:text-properties style:use-window-font-color="true" style:font-name="Arial" fo:font-size="12pt" fo:font-weight="bold" style:font-size-asian="12pt" style:font-weight-asian="bold" style:font-name-complex="Arial" style:font-size-complex="12pt" style:font-weight-complex="bold" fo:hyphenate="true" fo:hyphenation-remain-char-count="2" fo:hyphenation-push-char-count="2"/>
    </style:style>
    <style:style style:name="P29" style:family="paragraph" style:parent-style-name="Standard">
      <style:paragraph-properties fo:margin-top="0cm" fo:margin-bottom="0cm" loext:contextual-spacing="false" fo:line-height="100%"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30"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31"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officeooo:paragraph-rsid="002ac811" style:font-name-asian="Arial Unicode MS" style:font-size-asian="12pt" style:font-name-complex="Arial" style:font-size-complex="12pt"/>
    </style:style>
    <style:style style:name="P32"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officeooo:rsid="002ac811" officeooo:paragraph-rsid="002ac811" style:font-name-asian="Arial Unicode MS" style:font-size-asian="12pt" style:font-name-complex="Arial"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style:use-window-font-color="true" style:font-name="Arial" fo:font-size="12pt" fo:language="es" fo:country="ES" officeooo:rsid="002ac811" officeooo:paragraph-rsid="002ac811" style:font-name-asian="Arial Unicode MS" style:font-size-asian="12pt" style:font-name-complex="Arial"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style:use-window-font-color="true" style:font-name="Arial" fo:font-size="12pt" fo:language="es" fo:country="ES" officeooo:rsid="002c6558" officeooo:paragraph-rsid="002c6558" style:font-name-asian="Arial Unicode MS" style:font-size-asian="12pt" style:font-name-complex="Arial" style:font-size-complex="12pt"/>
    </style:style>
    <style:style style:name="P35" style:family="paragraph" style:parent-style-name="Standard">
      <style:paragraph-properties fo:margin-top="0cm" fo:margin-bottom="0cm" loext:contextual-spacing="false" fo:line-height="100%" fo:text-align="justify" style:justify-single-word="false"/>
    </style:style>
    <style:style style:name="P36" style:family="paragraph" style:parent-style-name="Standard">
      <style:paragraph-properties fo:margin-top="0cm" fo:margin-bottom="0cm" loext:contextual-spacing="false" fo:line-height="100%" fo:text-align="justify" style:justify-single-word="false">
        <style:tab-stops>
          <style:tab-stop style:position="1.251cm"/>
        </style:tab-stops>
      </style:paragraph-properties>
    </style:style>
    <style:style style:name="P37" style:family="paragraph" style:parent-style-name="Standard">
      <style:paragraph-properties fo:margin-top="0cm" fo:margin-bottom="0cm" loext:contextual-spacing="false" fo:line-height="100%" fo:text-align="justify" style:justify-single-word="false" fo:hyphenation-ladder-count="no-limit" style:text-autospace="none"/>
      <style:text-properties style:font-name="Arial" style:font-name-complex="Arial" fo:hyphenate="true" fo:hyphenation-remain-char-count="2" fo:hyphenation-push-char-count="2"/>
    </style:style>
    <style:style style:name="P38" style:family="paragraph" style:parent-style-name="Standard">
      <style:paragraph-properties fo:margin-top="0cm" fo:margin-bottom="0cm" loext:contextual-spacing="false" style:line-height-at-least="0.176cm" fo:text-align="justify" style:justify-single-word="false"/>
      <style:text-properties officeooo:paragraph-rsid="001ee6e3"/>
    </style:style>
    <style:style style:name="P39" style:family="paragraph" style:parent-style-name="Normal_20__28_Web_29_">
      <style:paragraph-properties fo:margin-top="0cm" fo:margin-bottom="0cm" loext: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0" style:family="paragraph" style:parent-style-name="Normal_20__28_Web_29_">
      <style:paragraph-properties fo:margin-top="0cm" fo:margin-bottom="0cm" loext: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1"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2.487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42"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265cm"/>
        </style:tab-stops>
      </style:paragraph-properties>
      <style:text-properties fo:hyphenate="false" fo:hyphenation-remain-char-count="2" fo:hyphenation-push-char-count="2"/>
    </style:style>
    <style:style style:name="P43" style:family="paragraph" style:parent-style-name="Normal_20__28_Web_29_">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4" style:family="paragraph" style:parent-style-name="Normal_20__28_Web_29_">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5" style:family="paragraph" style:parent-style-name="Standard">
      <style:paragraph-properties fo:margin-left="1.251cm" fo:margin-right="0cm" fo:text-align="justify" style:justify-single-word="false" fo:text-indent="0cm" style:auto-text-indent="false" style:text-autospace="none"/>
      <style:text-properties style:font-name="Arial" fo:font-weight="normal" officeooo:rsid="00171eec" officeooo:paragraph-rsid="00171eec" style:font-weight-asian="normal" style:font-name-complex="Arial" style:font-weight-complex="normal"/>
    </style:style>
    <style:style style:name="P46" style:family="paragraph" style:parent-style-name="Contents_20_Heading">
      <style:paragraph-properties fo:break-before="page"/>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4">
      <style:paragraph-properties>
        <style:tab-stops>
          <style:tab-stop style:position="17cm" style:type="right" style:leader-style="dotted" style:leader-text="."/>
        </style:tab-stops>
      </style:paragraph-properties>
    </style:style>
    <style:style style:name="P50" style:family="paragraph" style:parent-style-name="Contents_20_5">
      <style:paragraph-properties>
        <style:tab-stops>
          <style:tab-stop style:position="17cm" style:type="right" style:leader-style="dotted" style:leader-text="."/>
        </style:tab-stops>
      </style:paragraph-properties>
    </style:style>
    <style:style style:name="P51" style:family="paragraph" style:parent-style-name="Text_20_body">
      <style:text-properties style:font-name-complex="Arial"/>
    </style:style>
    <style:style style:name="P52" style:family="paragraph" style:parent-style-name="Text_20_body" style:list-style-name="WW8Num8">
      <style:text-properties style:font-name-complex="Arial"/>
    </style:style>
    <style:style style:name="P53" style:family="paragraph" style:parent-style-name="Text_20_body" style:list-style-name="WW8Num2">
      <style:text-properties style:font-name-complex="Arial"/>
    </style:style>
    <style:style style:name="P54" style:family="paragraph" style:parent-style-name="Text_20_body" style:list-style-name="">
      <style:text-properties style:font-name-complex="Arial"/>
    </style:style>
    <style:style style:name="P55" style:family="paragraph" style:parent-style-name="Text_20_body" style:list-style-name="">
      <style:text-properties officeooo:rsid="00171eec" officeooo:paragraph-rsid="00171eec" style:font-name-complex="Arial"/>
    </style:style>
    <style:style style:name="P56" style:family="paragraph" style:parent-style-name="Text_20_body" style:list-style-name="WW8Num11">
      <style:text-properties style:font-name-complex="Arial"/>
    </style:style>
    <style:style style:name="P57" style:family="paragraph" style:parent-style-name="Text_20_body" style:list-style-name="WW8Num11">
      <style:text-properties officeooo:rsid="001b96d1" officeooo:paragraph-rsid="001b96d1" style:font-name-complex="Arial"/>
    </style:style>
    <style:style style:name="P58" style:family="paragraph" style:parent-style-name="Text_20_body">
      <style:text-properties officeooo:paragraph-rsid="004bb094" style:font-name-complex="Arial"/>
    </style:style>
    <style:style style:name="P59" style:family="paragraph" style:parent-style-name="Text_20_body" style:list-style-name="WW8Num32">
      <style:text-properties style:font-name-complex="Arial"/>
    </style:style>
    <style:style style:name="P60" style:family="paragraph" style:parent-style-name="Text_20_body" style:list-style-name="WW8Num32">
      <style:text-properties officeooo:rsid="0043c7f5" officeooo:paragraph-rsid="0043c7f5" style:font-name-complex="Arial"/>
    </style:style>
    <style:style style:name="P61" style:family="paragraph" style:parent-style-name="Text_20_body" style:list-style-name="WW8Num31">
      <style:text-properties officeooo:rsid="003f5592" officeooo:paragraph-rsid="003f5592" style:font-name-complex="Arial"/>
    </style:style>
    <style:style style:name="P62" style:family="paragraph" style:parent-style-name="Text_20_body" style:list-style-name="WW8Num31">
      <style:text-properties officeooo:rsid="00404683" officeooo:paragraph-rsid="00404683" style:font-name-complex="Arial"/>
    </style:style>
    <style:style style:name="P63" style:family="paragraph" style:parent-style-name="Text_20_body" style:list-style-name="WW8Num31">
      <style:text-properties officeooo:rsid="0040614c" officeooo:paragraph-rsid="0040614c" style:font-name-complex="Arial"/>
    </style:style>
    <style:style style:name="P64" style:family="paragraph" style:parent-style-name="Text_20_body" style:list-style-name="WW8Num34">
      <style:text-properties officeooo:paragraph-rsid="00361696" style:font-name-complex="Arial"/>
    </style:style>
    <style:style style:name="P65" style:family="paragraph" style:parent-style-name="Text_20_body">
      <style:text-properties officeooo:rsid="00361696" officeooo:paragraph-rsid="00361696" style:font-name-complex="Arial"/>
    </style:style>
    <style:style style:name="P66" style:family="paragraph" style:parent-style-name="Text_20_body" style:list-style-name="L3">
      <style:text-properties officeooo:rsid="0036cd83" officeooo:paragraph-rsid="0036cd83" style:font-name-complex="Arial"/>
    </style:style>
    <style:style style:name="P67" style:family="paragraph" style:parent-style-name="Text_20_body" style:list-style-name="L3">
      <style:text-properties officeooo:rsid="0038cabe" officeooo:paragraph-rsid="0038cabe" style:font-name-complex="Arial"/>
    </style:style>
    <style:style style:name="P68" style:family="paragraph" style:parent-style-name="Text_20_body">
      <style:text-properties officeooo:rsid="00237eb4" officeooo:paragraph-rsid="00237eb4" style:font-name-complex="Arial"/>
    </style:style>
    <style:style style:name="P69" style:family="paragraph" style:parent-style-name="Text_20_body" style:list-style-name="WW8Num53">
      <style:text-properties officeooo:rsid="0027152f" officeooo:paragraph-rsid="0027152f" style:font-name-complex="Arial"/>
    </style:style>
    <style:style style:name="P70" style:family="paragraph" style:parent-style-name="Text_20_body" style:list-style-name="WW8Num53">
      <style:text-properties officeooo:rsid="00289da6" officeooo:paragraph-rsid="00289da6" style:font-name-complex="Arial"/>
    </style:style>
    <style:style style:name="P71" style:family="paragraph" style:parent-style-name="Text_20_body" style:list-style-name="WW8Num53">
      <style:text-properties officeooo:rsid="00296c7f" officeooo:paragraph-rsid="00296c7f" style:font-name-complex="Arial"/>
    </style:style>
    <style:style style:name="P72" style:family="paragraph" style:parent-style-name="Text_20_body" style:list-style-name="WW8Num53">
      <style:text-properties officeooo:rsid="00253b4a" officeooo:paragraph-rsid="00253b4a" style:font-name-complex="Arial"/>
    </style:style>
    <style:style style:name="P73" style:family="paragraph" style:parent-style-name="Text_20_body" style:list-style-name="WW8Num28">
      <style:text-properties officeooo:paragraph-rsid="001ee6e3" style:font-name-complex="Arial"/>
    </style:style>
    <style:style style:name="P74" style:family="paragraph" style:parent-style-name="Text_20_body" style:list-style-name="WW8Num29">
      <style:text-properties officeooo:paragraph-rsid="001ee6e3" style:font-name-complex="Arial"/>
    </style:style>
    <style:style style:name="P75" style:family="paragraph" style:parent-style-name="Text_20_body" style:list-style-name="WW8Num29">
      <style:text-properties officeooo:paragraph-rsid="00222f67" style:font-name-complex="Arial"/>
    </style:style>
    <style:style style:name="P76" style:family="paragraph" style:parent-style-name="Text_20_body" style:list-style-name="WW8Num3">
      <style:text-properties style:font-name-complex="Arial"/>
    </style:style>
    <style:style style:name="P77" style:family="paragraph" style:parent-style-name="Text_20_body" style:list-style-name="WW8Num14">
      <style:text-properties style:font-name-complex="Arial"/>
    </style:style>
    <style:style style:name="P78" style:family="paragraph" style:parent-style-name="Text_20_body" style:list-style-name="WW8Num15">
      <style:text-properties style:font-name-complex="Arial"/>
    </style:style>
    <style:style style:name="P79" style:family="paragraph" style:parent-style-name="Text_20_body" style:list-style-name="WW8Num16">
      <style:text-properties style:font-name-complex="Arial"/>
    </style:style>
    <style:style style:name="P80" style:family="paragraph" style:parent-style-name="Text_20_body">
      <style:paragraph-properties fo:line-height="150%"/>
      <style:text-properties style:font-name-complex="Arial"/>
    </style:style>
    <style:style style:name="P81" style:family="paragraph" style:parent-style-name="Text_20_body" style:list-style-name="WW8Num6">
      <style:text-properties style:font-name-complex="Arial"/>
    </style:style>
    <style:style style:name="P82" style:family="paragraph" style:parent-style-name="Text_20_body" style:list-style-name="WW8Num22">
      <style:text-properties style:font-name-complex="Arial"/>
    </style:style>
    <style:style style:name="P83" style:family="paragraph" style:parent-style-name="Text_20_body" style:list-style-name="WW8Num7">
      <style:text-properties style:font-name-complex="Arial"/>
    </style:style>
    <style:style style:name="P84" style:family="paragraph" style:parent-style-name="Text_20_body" style:list-style-name=""/>
    <style:style style:name="P85" style:family="paragraph" style:parent-style-name="Text_20_body" style:list-style-name="">
      <style:text-properties style:use-window-font-color="true" fo:font-weight="normal" style:font-name-asian="Arial Unicode MS" style:font-weight-asian="normal" style:font-name-complex="Arial" style:font-size-complex="10pt" style:font-weight-complex="normal"/>
    </style:style>
    <style:style style:name="P86" style:family="paragraph" style:parent-style-name="Text_20_body" style:list-style-name="">
      <style:text-properties style:use-window-font-color="true" fo:font-size="12pt" fo:language="es" fo:country="ES" style:font-name-asian="Arial Unicode MS" style:font-size-asian="12pt" style:font-name-complex="Arial" style:font-size-complex="12pt"/>
    </style:style>
    <style:style style:name="P87" style:family="paragraph" style:parent-style-name="Text_20_body">
      <style:paragraph-properties fo:line-height="150%"/>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P88" style:family="paragraph" style:parent-style-name="Text_20_body">
      <style:paragraph-properties style:snap-to-layout-grid="false"/>
      <style:text-properties style:use-window-font-color="true" fo:font-size="12pt" fo:language="es" fo:country="ES" style:font-name-asian="Arial" style:font-size-asian="12pt" style:language-asian="zxx" style:country-asian="none" style:font-name-complex="Arial" style:font-size-complex="12pt" style:language-complex="ar" style:country-complex="SA"/>
    </style:style>
    <style:style style:name="P89" style:family="paragraph" style:parent-style-name="Text_20_body">
      <style:text-properties officeooo:rsid="0018d218" officeooo:paragraph-rsid="0018d218"/>
    </style:style>
    <style:style style:name="P90" style:family="paragraph" style:parent-style-name="Text_20_body" style:list-style-name="WW8Num13">
      <style:text-properties fo:font-weight="bold" style:font-weight-asian="bold" style:font-name-complex="Arial" style:font-weight-complex="bold"/>
    </style:style>
    <style:style style:name="P91" style:family="paragraph" style:parent-style-name="Text_20_body">
      <style:text-properties fo:font-weight="bold" style:font-weight-asian="bold" style:font-weight-complex="bold"/>
    </style:style>
    <style:style style:name="P92" style:family="paragraph" style:parent-style-name="Text_20_body" style:list-style-name="WW8Num26"/>
    <style:style style:name="P93" style:family="paragraph" style:parent-style-name="Text_20_body" style:list-style-name="L1"/>
    <style:style style:name="P94" style:family="paragraph" style:parent-style-name="Text_20_body" style:list-style-name="L1">
      <style:text-properties officeooo:rsid="00443a7b" officeooo:paragraph-rsid="00443a7b"/>
    </style:style>
    <style:style style:name="P95" style:family="paragraph" style:parent-style-name="Text_20_body" style:list-style-name="L1">
      <style:text-properties officeooo:rsid="0045dd73" officeooo:paragraph-rsid="0045dd73"/>
    </style:style>
    <style:style style:name="P96" style:family="paragraph" style:parent-style-name="Text_20_body" style:list-style-name="L1">
      <style:text-properties officeooo:rsid="0047d136" officeooo:paragraph-rsid="0047d136"/>
    </style:style>
    <style:style style:name="P97" style:family="paragraph" style:parent-style-name="Text_20_body" style:list-style-name="">
      <style:text-properties officeooo:rsid="0043c7f5" officeooo:paragraph-rsid="0043c7f5"/>
    </style:style>
    <style:style style:name="P98" style:family="paragraph" style:parent-style-name="Text_20_body" style:list-style-name="">
      <style:text-properties officeooo:rsid="003da06c" officeooo:paragraph-rsid="003da06c"/>
    </style:style>
    <style:style style:name="P99" style:family="paragraph" style:parent-style-name="Text_20_body" style:list-style-name="">
      <style:text-properties officeooo:rsid="003da06c" officeooo:paragraph-rsid="003edde6"/>
    </style:style>
    <style:style style:name="P100" style:family="paragraph" style:parent-style-name="Text_20_body" style:list-style-name="WW8Num53"/>
    <style:style style:name="P101" style:family="paragraph" style:parent-style-name="Text_20_body" style:list-style-name="L4"/>
    <style:style style:name="P102" style:family="paragraph" style:parent-style-name="Text_20_body" style:list-style-name="WW8Num17">
      <style:paragraph-properties fo:line-height="150%"/>
    </style:style>
    <style:style style:name="P103" style:family="paragraph" style:parent-style-name="Text_20_body" style:list-style-name="WW8Num20">
      <style:paragraph-properties fo:line-height="150%"/>
    </style:style>
    <style:style style:name="P104" style:family="paragraph" style:parent-style-name="Text_20_body" style:list-style-name="WW8Num17">
      <style:paragraph-properties fo:line-height="150%"/>
      <style:text-properties officeooo:rsid="004e3646" officeooo:paragraph-rsid="004e3646"/>
    </style:style>
    <style:style style:name="P105" style:family="paragraph" style:parent-style-name="Text_20_body" style:list-style-name="">
      <style:text-properties officeooo:rsid="004fcd2c" officeooo:paragraph-rsid="0050a3f4"/>
    </style:style>
    <style:style style:name="P106" style:family="paragraph" style:parent-style-name="Text_20_body" style:list-style-name="">
      <style:text-properties officeooo:rsid="004fcd2c" officeooo:paragraph-rsid="004fcd2c"/>
    </style:style>
    <style:style style:name="P107" style:family="paragraph" style:parent-style-name="Text_20_body" style:list-style-name="L5">
      <style:text-properties officeooo:rsid="004fcd2c" officeooo:paragraph-rsid="004fcd2c"/>
    </style:style>
    <style:style style:name="P108" style:family="paragraph" style:parent-style-name="Text_20_body" style:list-style-name="">
      <style:text-properties officeooo:rsid="0050a3f4" officeooo:paragraph-rsid="0050a3f4"/>
    </style:style>
    <style:style style:name="P109" style:family="paragraph" style:parent-style-name="Text_20_body" style:list-style-name="WW8Num8">
      <style:paragraph-properties fo:margin-left="2.501cm" fo:margin-right="0cm" fo:text-indent="-0.635cm" style:auto-text-indent="false"/>
    </style:style>
    <style:style style:name="P110" style:family="paragraph" style:parent-style-name="Text_20_body" style:list-style-name="WW8Num13">
      <style:paragraph-properties fo:margin-left="2.501cm" fo:margin-right="0cm" fo:text-indent="-0.635cm" style:auto-text-indent="false"/>
      <style:text-properties style:font-name-complex="Arial"/>
    </style:style>
    <style:style style:name="P111" style:family="paragraph" style:parent-style-name="Text_20_body" style:list-style-name="WW8Num20">
      <style:paragraph-properties fo:margin-left="2.501cm" fo:margin-right="0cm" fo:line-height="150%" fo:text-indent="-0.635cm" style:auto-text-indent="false"/>
      <style:text-properties style:font-name-complex="Arial"/>
    </style:style>
    <style:style style:name="P112" style:family="paragraph" style:parent-style-name="Text_20_body" style:list-style-name="WW8Num7">
      <style:paragraph-properties fo:margin-left="2.501cm" fo:margin-right="0cm" fo:text-indent="-0.635cm" style:auto-text-indent="false"/>
      <style:text-properties style:font-name-complex="Arial"/>
    </style:style>
    <style:style style:name="P113" style:family="paragraph" style:parent-style-name="Text_20_body" style:list-style-name="WW8Num7">
      <style:paragraph-properties fo:margin-left="2.501cm" fo:margin-right="0cm" fo:text-indent="-0.635cm" style:auto-text-indent="false"/>
    </style:style>
    <style:style style:name="P114" style:family="paragraph" style:parent-style-name="Text_20_body" style:list-style-name="WW8Num13">
      <style:paragraph-properties fo:margin-left="1.251cm" fo:margin-right="0cm" fo:text-indent="-0.635cm" style:auto-text-indent="false"/>
      <style:text-properties fo:font-weight="bold" style:font-weight-asian="bold" style:font-name-complex="Arial" style:font-weight-complex="bold"/>
    </style:style>
    <style:style style:name="P115" style:family="paragraph" style:parent-style-name="Text_20_body">
      <style:paragraph-properties fo:margin-top="0cm" fo:margin-bottom="0.212cm" loext:contextual-spacing="false"/>
    </style:style>
    <style:style style:name="P116" style:family="paragraph" style:parent-style-name="Text_20_body">
      <style:paragraph-properties fo:margin-top="0cm" fo:margin-bottom="0.212cm" loext:contextual-spacing="false"/>
      <style:text-properties style:font-name-complex="Arial"/>
    </style:style>
    <style:style style:name="P117" style:family="paragraph" style:parent-style-name="Text_20_body">
      <style:paragraph-properties fo:margin-top="0cm" fo:margin-bottom="0.212cm" loext:contextual-spacing="false" fo:line-height="150%"/>
      <style:text-properties style:font-name-complex="Arial"/>
    </style:style>
    <style:style style:name="P118" style:family="paragraph" style:parent-style-name="Text_20_body">
      <style:paragraph-properties fo:margin-top="0cm" fo:margin-bottom="0.212cm" loext:contextual-spacing="false" fo:line-height="150%"/>
      <style:text-properties officeooo:paragraph-rsid="001ee6e3" style:font-name-complex="Arial"/>
    </style:style>
    <style:style style:name="P119" style:family="paragraph" style:parent-style-name="Text_20_body" style:list-style-name="">
      <style:paragraph-properties fo:margin-top="0cm" fo:margin-bottom="0.212cm" loext:contextual-spacing="false" fo:line-height="150%"/>
      <style:text-properties style:font-name-complex="Arial"/>
    </style:style>
    <style:style style:name="P120" style:family="paragraph" style:parent-style-name="Text_20_body">
      <style:paragraph-properties fo:margin-top="0cm" fo:margin-bottom="0.212cm" loext:contextual-spacing="false" fo:line-height="150%"/>
      <style:text-properties officeooo:rsid="001ee6e3" officeooo:paragraph-rsid="001ee6e3" style:font-name-complex="Arial"/>
    </style:style>
    <style:style style:name="P121" style:family="paragraph" style:parent-style-name="Text_20_body" style:list-style-name="">
      <style:paragraph-properties fo:margin-top="0cm" fo:margin-bottom="0.212cm" loext:contextual-spacing="false"/>
    </style:style>
    <style:style style:name="P122" style:family="paragraph" style:parent-style-name="Text_20_body" style:list-style-name="">
      <style:paragraph-properties fo:margin-top="0cm" fo:margin-bottom="0.212cm" loext:contextual-spacing="false"/>
      <style:text-properties officeooo:paragraph-rsid="0048e74c"/>
    </style:style>
    <style:style style:name="P123" style:family="paragraph" style:parent-style-name="Text_20_body" style:list-style-name="">
      <style:paragraph-properties fo:margin-top="0cm" fo:margin-bottom="0.212cm" loext:contextual-spacing="false"/>
      <style:text-properties style:use-window-font-color="true" fo:font-size="12pt" fo:language="es" fo:country="ES" officeooo:rsid="004a602f" officeooo:paragraph-rsid="004a602f" style:font-name-asian="Arial Unicode MS" style:font-size-asian="12pt" style:font-name-complex="Arial" style:font-size-complex="12pt"/>
    </style:style>
    <style:style style:name="P124" style:family="paragraph" style:parent-style-name="Text_20_body" style:list-style-name="">
      <style:paragraph-properties fo:margin-top="0cm" fo:margin-bottom="0.212cm" loext:contextual-spacing="false"/>
      <style:text-properties officeooo:rsid="0045dd73" officeooo:paragraph-rsid="0045dd73"/>
    </style:style>
    <style:style style:name="P125" style:family="paragraph" style:parent-style-name="Text_20_body" style:list-style-name="">
      <style:paragraph-properties fo:margin-top="0cm" fo:margin-bottom="0.212cm" loext:contextual-spacing="false"/>
      <style:text-properties officeooo:rsid="0048e74c" officeooo:paragraph-rsid="0048e74c"/>
    </style:style>
    <style:style style:name="P126" style:family="paragraph" style:parent-style-name="Text_20_body">
      <style:paragraph-properties fo:margin-top="0cm" fo:margin-bottom="0.212cm" loext:contextual-spacing="false"/>
      <style:text-properties officeooo:paragraph-rsid="00222f67"/>
    </style:style>
    <style:style style:name="P127" style:family="paragraph" style:parent-style-name="Text_20_body" style:list-style-name="WW8Num32">
      <style:paragraph-properties fo:margin-top="0cm" fo:margin-bottom="0cm" loext:contextual-spacing="false"/>
      <style:text-properties style:font-name-complex="Arial"/>
    </style:style>
    <style:style style:name="P128" style:family="paragraph" style:parent-style-name="Text_20_body" style:list-style-name="WW8Num34">
      <style:paragraph-properties fo:margin-top="0cm" fo:margin-bottom="0cm" loext:contextual-spacing="false">
        <style:tab-stops>
          <style:tab-stop style:position="1.247cm"/>
        </style:tab-stops>
      </style:paragraph-properties>
      <style:text-properties officeooo:paragraph-rsid="00361696" style:font-name-complex="Arial"/>
    </style:style>
    <style:style style:name="P129" style:family="paragraph" style:parent-style-name="Text_20_body" style:list-style-name="WW8Num38">
      <style:paragraph-properties fo:margin-top="0cm" fo:margin-bottom="0cm" loext:contextual-spacing="false">
        <style:tab-stops>
          <style:tab-stop style:position="1.247cm"/>
        </style:tab-stops>
      </style:paragraph-properties>
      <style:text-properties officeooo:paragraph-rsid="00361696" style:font-name-complex="Arial"/>
    </style:style>
    <style:style style:name="P130" style:family="paragraph" style:parent-style-name="Text_20_body" style:list-style-name="WW8Num35">
      <style:paragraph-properties fo:margin-top="0cm" fo:margin-bottom="0cm" loext:contextual-spacing="false"/>
      <style:text-properties officeooo:rsid="003adf68" officeooo:paragraph-rsid="003adf68" style:font-name-complex="Arial"/>
    </style:style>
    <style:style style:name="P131" style:family="paragraph" style:parent-style-name="Text_20_body" style:list-style-name="WW8Num38">
      <style:paragraph-properties fo:margin-top="0cm" fo:margin-bottom="0cm" loext:contextual-spacing="false"/>
      <style:text-properties officeooo:paragraph-rsid="00361696" style:font-name-complex="Arial"/>
    </style:style>
    <style:style style:name="P132" style:family="paragraph" style:parent-style-name="Text_20_body" style:list-style-name="WW8Num54">
      <style:paragraph-properties fo:margin-top="0cm" fo:margin-bottom="0cm" loext:contextual-spacing="false"/>
      <style:text-properties officeooo:rsid="003117a3" officeooo:paragraph-rsid="003117a3" style:font-name-complex="Arial"/>
    </style:style>
    <style:style style:name="P133" style:family="paragraph" style:parent-style-name="Text_20_body" style:list-style-name="WW8Num54">
      <style:paragraph-properties fo:margin-top="0cm" fo:margin-bottom="0cm" loext:contextual-spacing="false"/>
      <style:text-properties officeooo:rsid="00222f67" officeooo:paragraph-rsid="00222f67" style:font-name-complex="Arial"/>
    </style:style>
    <style:style style:name="P134" style:family="paragraph" style:parent-style-name="Text_20_body" style:list-style-name="WW8Num28">
      <style:paragraph-properties fo:margin-top="0cm" fo:margin-bottom="0cm" loext:contextual-spacing="false"/>
      <style:text-properties officeooo:paragraph-rsid="001ee6e3" style:font-name-complex="Arial"/>
    </style:style>
    <style:style style:name="P135" style:family="paragraph" style:parent-style-name="Text_20_body" style:list-style-name="WW8Num29">
      <style:paragraph-properties fo:margin-top="0cm" fo:margin-bottom="0cm" loext:contextual-spacing="false"/>
      <style:text-properties officeooo:paragraph-rsid="001ee6e3" style:font-name-complex="Arial"/>
    </style:style>
    <style:style style:name="P136" style:family="paragraph" style:parent-style-name="Text_20_body" style:list-style-name="WW8Num29">
      <style:paragraph-properties fo:margin-top="0cm" fo:margin-bottom="0cm" loext:contextual-spacing="false"/>
      <style:text-properties officeooo:paragraph-rsid="00222f67" style:font-name-complex="Arial"/>
    </style:style>
    <style:style style:name="P137" style:family="paragraph" style:parent-style-name="Text_20_body" style:list-style-name="WW8Num35">
      <style:paragraph-properties fo:margin-top="0cm" fo:margin-bottom="0cm" loext:contextual-spacing="false"/>
      <style:text-properties officeooo:paragraph-rsid="003adf68"/>
    </style:style>
    <style:style style:name="P138" style:family="paragraph" style:parent-style-name="Text_20_body" style:list-style-name="L2">
      <style:paragraph-properties fo:margin-top="0cm" fo:margin-bottom="0cm" loext:contextual-spacing="false"/>
      <style:text-properties officeooo:rsid="003bf6ab" officeooo:paragraph-rsid="003bf6ab" style:font-name-asian="Arial" style:font-name-complex="Arial"/>
    </style:style>
    <style:style style:name="P139" style:family="paragraph" style:parent-style-name="Text_20_body" style:list-style-name="L2">
      <style:paragraph-properties fo:margin-top="0cm" fo:margin-bottom="0cm" loext:contextual-spacing="false"/>
      <style:text-properties officeooo:rsid="003c3871" officeooo:paragraph-rsid="003c3871" style:font-name-asian="Arial" style:font-name-complex="Arial"/>
    </style:style>
    <style:style style:name="P140" style:family="paragraph" style:parent-style-name="Text_20_body" style:list-style-name="L2">
      <style:paragraph-properties fo:margin-top="0cm" fo:margin-bottom="0cm" loext:contextual-spacing="false"/>
      <style:text-properties officeooo:rsid="003da06c" officeooo:paragraph-rsid="003da06c" style:font-name-asian="Arial" style:font-name-complex="Arial"/>
    </style:style>
    <style:style style:name="P141" style:family="paragraph" style:parent-style-name="Text_20_body" style:list-style-name="WW8Num54">
      <style:paragraph-properties fo:margin-top="0cm" fo:margin-bottom="0cm" loext:contextual-spacing="false"/>
      <style:text-properties officeooo:rsid="002dc98e" officeooo:paragraph-rsid="002dc98e" style:font-name-asian="Arial" style:font-name-complex="Arial"/>
    </style:style>
    <style:style style:name="P142" style:family="paragraph" style:parent-style-name="Text_20_body" style:list-style-name="WW8Num54">
      <style:paragraph-properties fo:margin-top="0cm" fo:margin-bottom="0cm" loext:contextual-spacing="false"/>
      <style:text-properties officeooo:rsid="002fac77" officeooo:paragraph-rsid="002fac77" style:font-name-asian="Arial" style:font-name-complex="Arial"/>
    </style:style>
    <style:style style:name="P143" style:family="paragraph" style:parent-style-name="Text_20_body" style:list-style-name="WW8Num54">
      <style:paragraph-properties fo:margin-top="0cm" fo:margin-bottom="0cm" loext:contextual-spacing="false"/>
      <style:text-properties officeooo:rsid="0030b813" officeooo:paragraph-rsid="0030b813" style:font-name-asian="Arial" style:font-name-complex="Arial"/>
    </style:style>
    <style:style style:name="P144" style:family="paragraph" style:parent-style-name="Text_20_body" style:list-style-name="WW8Num54">
      <style:paragraph-properties fo:margin-top="0cm" fo:margin-bottom="0cm" loext:contextual-spacing="false"/>
      <style:text-properties officeooo:rsid="003117a3" officeooo:paragraph-rsid="003117a3" style:font-name-asian="Arial" style:font-name-complex="Arial"/>
    </style:style>
    <style:style style:name="P145" style:family="paragraph" style:parent-style-name="Text_20_body" style:list-style-name="WW8Num54">
      <style:paragraph-properties fo:margin-top="0cm" fo:margin-bottom="0cm" loext:contextual-spacing="false"/>
      <style:text-properties officeooo:rsid="00326d1f" officeooo:paragraph-rsid="00326d1f" style:font-name-asian="Arial" style:font-name-complex="Arial"/>
    </style:style>
    <style:style style:name="P146" style:family="paragraph" style:parent-style-name="Text_20_body" style:list-style-name="WW8Num54">
      <style:paragraph-properties fo:margin-top="0cm" fo:margin-bottom="0cm" loext:contextual-spacing="false"/>
      <style:text-properties officeooo:rsid="003288b3" officeooo:paragraph-rsid="003288b3" style:font-name-asian="Arial" style:font-name-complex="Arial"/>
    </style:style>
    <style:style style:name="P147" style:family="paragraph" style:parent-style-name="Text_20_body" style:list-style-name="WW8Num56">
      <style:paragraph-properties fo:margin-top="0cm" fo:margin-bottom="0cm" loext:contextual-spacing="false"/>
      <style:text-properties officeooo:rsid="00222f67" officeooo:paragraph-rsid="00222f67" style:font-name-asian="Arial" style:font-name-complex="Arial"/>
    </style:style>
    <style:style style:name="P148" style:family="paragraph" style:parent-style-name="Text_20_body" style:list-style-name="WW8Num27">
      <style:paragraph-properties fo:margin-top="0cm" fo:margin-bottom="0cm" loext:contextual-spacing="false" style:line-height-at-least="0.176cm" fo:text-align="justify" style:justify-single-word="false"/>
      <style:text-properties style:use-window-font-color="true" fo:font-size="12pt" fo:language="es" fo:country="ES" officeooo:paragraph-rsid="001ee6e3" style:font-name-asian="Arial Unicode MS" style:font-size-asian="12pt" style:font-name-complex="Arial" style:font-size-complex="12pt"/>
    </style:style>
    <style:style style:name="P149" style:family="paragraph" style:parent-style-name="Text_20_body">
      <style:paragraph-properties fo:margin-top="0cm" fo:margin-bottom="0cm" loext:contextual-spacing="false"/>
      <style:text-properties officeooo:paragraph-rsid="00222f67"/>
    </style:style>
    <style:style style:name="P150" style:family="paragraph" style:parent-style-name="Text_20_body" style:list-style-name="WW8Num38">
      <style:paragraph-properties fo:margin-left="1.247cm" fo:margin-right="0cm" fo:margin-top="0cm" fo:margin-bottom="0cm" loext:contextual-spacing="false" fo:text-indent="-0.499cm" style:auto-text-indent="false">
        <style:tab-stops>
          <style:tab-stop style:position="1.247cm"/>
        </style:tab-stops>
      </style:paragraph-properties>
      <style:text-properties style:font-name-complex="Arial"/>
    </style:style>
    <style:style style:name="P151" style:family="paragraph" style:parent-style-name="Text_20_body" style:list-style-name="WW8Num7">
      <style:paragraph-properties fo:margin-top="0.212cm" fo:margin-bottom="0.212cm" loext:contextual-spacing="false" fo:text-align="justify" style:justify-single-word="false"/>
    </style:style>
    <style:style style:name="P152" style:family="paragraph" style:parent-style-name="Párrafo_20_de_20_lista" style:list-style-name="WW8Num24">
      <style:paragraph-properties fo:margin-top="0cm" fo:margin-bottom="0.353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153" style:family="paragraph" style:parent-style-name="Heading_20_3">
      <style:text-properties style:font-name-complex="Arial"/>
    </style:style>
    <style:style style:name="P154" style:family="paragraph" style:parent-style-name="Heading_20_3">
      <style:paragraph-properties fo:line-height="150%"/>
      <style:text-properties style:font-name-complex="Arial"/>
    </style:style>
    <style:style style:name="P155" style:family="paragraph" style:parent-style-name="Heading_20_3">
      <style:paragraph-properties fo:margin-top="0.423cm" fo:margin-bottom="0.212cm" loext:contextual-spacing="false"/>
      <style:text-properties style:font-name-complex="Arial"/>
    </style:style>
    <style:style style:name="P156" style:family="paragraph" style:parent-style-name="Heading_20_3">
      <style:paragraph-properties fo:margin-top="0.423cm" fo:margin-bottom="0.212cm" loext:contextual-spacing="false"/>
      <style:text-properties officeooo:paragraph-rsid="00222f67" style:font-name-complex="Arial"/>
    </style:style>
    <style:style style:name="P157" style:family="paragraph" style:parent-style-name="Heading_20_3">
      <style:paragraph-properties fo:margin-top="0.423cm" fo:margin-bottom="0.212cm" loext:contextual-spacing="false"/>
      <style:text-properties officeooo:paragraph-rsid="001ee6e3" style:font-name-complex="Arial"/>
    </style:style>
    <style:style style:name="P158" style:family="paragraph" style:parent-style-name="Heading_20_4">
      <style:text-properties style:font-name-complex="Arial"/>
    </style:style>
    <style:style style:name="P159" style:family="paragraph" style:parent-style-name="Heading_20_5">
      <style:paragraph-properties fo:margin-top="0.423cm" fo:margin-bottom="0.212cm" loext:contextual-spacing="false"/>
      <style:text-properties style:font-name-complex="Arial"/>
    </style:style>
    <style:style style:name="P160" style:family="paragraph" style:parent-style-name="Heading_20_5">
      <style:paragraph-properties fo:margin-top="0.423cm" fo:margin-bottom="0.212cm" loext:contextual-spacing="false"/>
      <style:text-properties officeooo:paragraph-rsid="00222f67" style:font-name-complex="Arial"/>
    </style:style>
    <style:style style:name="P161" style:family="paragraph" style:parent-style-name="Heading_20_5">
      <style:paragraph-properties fo:margin-top="0.423cm" fo:margin-bottom="0.212cm" loext:contextual-spacing="false"/>
      <style:text-properties officeooo:paragraph-rsid="001ee6e3" style:font-name-complex="Arial"/>
    </style:style>
    <style:style style:name="P162" style:family="paragraph" style:parent-style-name="List">
      <style:paragraph-properties>
        <style:tab-stops>
          <style:tab-stop style:position="2.54cm"/>
        </style:tab-stops>
      </style:paragraph-properties>
      <style:text-properties fo:font-weight="normal" style:font-weight-asian="normal" style:font-name-complex="Arial" style:font-weight-complex="normal"/>
    </style:style>
    <style:style style:name="P163" style:family="paragraph" style:parent-style-name="List" style:list-style-name="WW8Num23">
      <style:paragraph-properties>
        <style:tab-stops>
          <style:tab-stop style:position="2.54cm"/>
        </style:tab-stops>
      </style:paragraph-properties>
      <style:text-properties fo:font-weight="normal" style:font-weight-asian="normal" style:font-name-complex="Arial" style:font-weight-complex="normal"/>
    </style:style>
    <style:style style:name="P164" style:family="paragraph" style:parent-style-name="Heading_20_2">
      <style:text-properties style:font-name-complex="Arial"/>
    </style:style>
    <style:style style:name="P165" style:family="paragraph" style:parent-style-name="Heading_20_2">
      <style:paragraph-properties>
        <style:tab-stops>
          <style:tab-stop style:position="16.501cm" style:type="right" style:leader-style="dotted" style:leader-text="."/>
          <style:tab-stop style:position="17cm" style:type="right" style:leader-style="dotted" style:leader-text="."/>
        </style:tab-stops>
      </style:paragraph-properties>
      <style:text-properties style:font-name-complex="Arial"/>
    </style:style>
    <style:style style:name="P166" style:family="paragraph" style:parent-style-name="Heading_20_2">
      <style:paragraph-properties fo:line-height="150%"/>
      <style:text-properties style:font-name-complex="Arial"/>
    </style:style>
    <style:style style:name="P167" style:family="paragraph" style:parent-style-name="Standard" style:master-page-name="Standard">
      <style:paragraph-properties style:page-number="auto"/>
    </style:style>
    <style:style style:name="P168" style:family="paragraph" style:parent-style-name="Standard" style:list-style-name="WW8Num12">
      <style:text-properties style:font-name="Arial" style:font-name-complex="Arial"/>
    </style:style>
    <style:style style:name="P169" style:family="paragraph" style:parent-style-name="Standard" style:list-style-name="WW8Num14">
      <style:text-properties style:font-name="Arial" style:font-name-complex="Arial"/>
    </style:style>
    <style:style style:name="P170" style:family="paragraph" style:parent-style-name="Standard" style:list-style-name="WW8Num18">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171" style:family="paragraph" style:parent-style-name="Standard" style:list-style-name="WW8Num21">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172" style:family="paragraph" style:parent-style-name="Standard" style:list-style-name="WW8Num5">
      <style:paragraph-properties fo:line-height="150%" fo:text-align="justify" style:justify-single-word="false" style:shadow="none"/>
      <style:text-properties officeooo:paragraph-rsid="00171eec"/>
    </style:style>
    <style:style style:name="P173" style:family="paragraph" style:parent-style-name="Standard" style:list-style-name="WW8Num5">
      <style:paragraph-properties fo:line-height="150%" fo:text-align="justify" style:justify-single-word="false" style:shadow="none"/>
      <style:text-properties style:font-name="Arial" fo:font-size="12pt" officeooo:paragraph-rsid="00171eec" style:font-size-asian="12pt" style:font-size-complex="12pt"/>
    </style:style>
    <style:style style:name="P174" style:family="paragraph" style:parent-style-name="Standard" style:list-style-name="WW8Num5">
      <style:paragraph-properties fo:line-height="150%" fo:text-align="justify" style:justify-single-word="false" fo:orphans="2" fo:widows="2" fo:hyphenation-ladder-count="no-limit" style:shadow="none" style:text-autospace="none" style:writing-mode="lr-tb"/>
      <style:text-properties style:font-name="Arial" fo:font-size="12pt" officeooo:paragraph-rsid="00171eec" style:font-size-asian="12pt" style:font-name-complex="Arial" style:font-size-complex="12pt" fo:hyphenate="false" fo:hyphenation-remain-char-count="2" fo:hyphenation-push-char-count="2"/>
    </style:style>
    <style:style style:name="P175" style:family="paragraph" style:parent-style-name="Standard">
      <style:paragraph-properties fo:margin-left="1.251cm" fo:margin-right="0cm" fo:text-align="justify" style:justify-single-word="false" fo:text-indent="0cm" style:auto-text-indent="false" style:text-autospace="none"/>
      <style:text-properties style:font-name="Arial" fo:font-weight="normal" officeooo:rsid="00171eec" officeooo:paragraph-rsid="00171eec" style:font-weight-asian="normal" style:font-name-complex="Arial" style:font-weight-complex="normal"/>
    </style:style>
    <style:style style:name="P176" style:family="paragraph" style:parent-style-name="Standard" style:list-style-name="WW8Num25">
      <style:paragraph-properties fo:margin-top="0cm" fo:margin-bottom="0cm" loext:contextual-spacing="false" fo:line-height="100%" fo:text-align="justify" style:justify-single-word="false" fo:hyphenation-ladder-count="no-limit" style:text-autospace="none"/>
      <style:text-properties style:use-window-font-color="true" style:font-name="Arial" fo:font-size="12pt" fo:font-weight="bold" style:font-size-asian="12pt" style:font-weight-asian="bold" style:font-name-complex="Arial" style:font-size-complex="12pt" style:font-weight-complex="bold" fo:hyphenate="true" fo:hyphenation-remain-char-count="2" fo:hyphenation-push-char-count="2"/>
    </style:style>
    <style:style style:name="P177" style:family="paragraph" style:parent-style-name="Standard">
      <style:paragraph-properties fo:margin-top="0cm" fo:margin-bottom="0cm" loext:contextual-spacing="false" fo:line-height="100%" fo:text-align="start" style:justify-single-word="false"/>
      <style:text-properties style:use-window-font-color="true" style:font-name="Arial" fo:font-size="12pt" fo:language="es" fo:country="ES" officeooo:rsid="002ac811" officeooo:paragraph-rsid="002ac811" style:font-name-asian="Arial Unicode MS" style:font-size-asian="12pt" style:font-name-complex="Arial" style:font-size-complex="12pt"/>
    </style:style>
    <style:style style:name="P178" style:family="paragraph" style:parent-style-name="Standard" style:list-style-name="WW8Num26">
      <style:paragraph-properties fo:margin-top="0cm" fo:margin-bottom="0cm" loext:contextual-spacing="false" fo:line-height="150%" fo:text-align="justify" style:justify-single-word="false" fo:orphans="0" fo:widows="0" style:text-autospace="none" style:writing-mode="lr-tb"/>
      <style:text-properties officeooo:rsid="005ebeb4" officeooo:paragraph-rsid="00576b38"/>
    </style:style>
    <style:style style:name="P179" style:family="paragraph" style:parent-style-name="Standard" style:list-style-name="WW8Num4">
      <style:paragraph-properties fo:margin-left="1.27cm" fo:margin-right="0cm" fo:line-height="150%" fo:orphans="0" fo:widows="0" fo:hyphenation-ladder-count="no-limit" fo:text-indent="-0.635cm" style:auto-text-indent="false">
        <style:tab-stops>
          <style:tab-stop style:position="3.81cm"/>
        </style:tab-stops>
      </style:paragraph-properties>
      <style:text-properties fo:hyphenate="false" fo:hyphenation-remain-char-count="2" fo:hyphenation-push-char-count="2"/>
    </style:style>
    <style:style style:name="P180" style:family="paragraph" style:parent-style-name="Standard" style:list-style-name="WW8Num19">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fo:hyphenate="false" fo:hyphenation-remain-char-count="2" fo:hyphenation-push-char-count="2"/>
    </style:style>
    <style:style style:name="P181" style:family="paragraph" style:parent-style-name="Standard" style:list-style-name="WW8Num19">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182" style:family="paragraph" style:parent-style-name="Normal_20__28_Web_29_" style:list-style-name="WW8Num9">
      <style:paragraph-properties fo:margin-top="0.494cm" fo:margin-bottom="0cm" loext: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83" style:family="paragraph" style:parent-style-name="Normal_20__28_Web_29_" style:list-style-name="WW8Num57">
      <style:paragraph-properties fo:margin-top="0.494cm" fo:margin-bottom="0cm" loext: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1" style:family="text">
      <style:text-properties style:font-name="Arial" fo:font-size="10pt" fo:font-weight="bold" style:font-size-asian="10pt" style:font-weight-asian="bold" style:font-name-complex="Arial" style:font-size-complex="10pt" style:font-weight-complex="bold"/>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officeooo:rsid="00171eec" style:font-size-asian="10pt"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font-weight-complex="normal"/>
    </style:style>
    <style:style style:name="T5" style:family="text">
      <style:text-properties style:font-name="Arial" fo:language="es" fo:country="ES" style:font-name-complex="Arial"/>
    </style:style>
    <style:style style:name="T6" style:family="text">
      <style:text-properties style:font-name="Arial" fo:language="es" fo:country="ES" fo:font-weight="bold" style:font-weight-asian="bold" style:font-name-complex="Arial" style:font-weight-complex="bold"/>
    </style:style>
    <style:style style:name="T7" style:family="text">
      <style:text-properties style:font-name="Arial" fo:font-size="12pt" fo:font-weight="bold" style:font-size-asian="12pt" style:font-weight-asian="bold" style:font-size-complex="12pt" style:font-weight-complex="bold"/>
    </style:style>
    <style:style style:name="T8" style:family="text">
      <style:text-properties style:font-name="Arial" fo:font-size="12pt" style:font-size-asian="12pt" style:font-size-complex="12pt"/>
    </style:style>
    <style:style style:name="T9" style:family="text">
      <style:text-properties style:font-name="Arial" fo:font-size="12pt" officeooo:rsid="005ebeb4" style:font-size-asian="12pt" style:font-name-complex="Arial" style:font-size-complex="12pt"/>
    </style:style>
    <style:style style:name="T10" style:family="text">
      <style:text-properties style:font-name-complex="Arial"/>
    </style:style>
    <style:style style:name="T11" style:family="text">
      <style:text-properties officeooo:rsid="003adf68" style:font-name-complex="Arial"/>
    </style:style>
    <style:style style:name="T12" style:family="text">
      <style:text-properties officeooo:rsid="003f066e" style:font-name-complex="Arial"/>
    </style:style>
    <style:style style:name="T13" style:family="text">
      <style:text-properties officeooo:rsid="004e3646" style:font-name-complex="Arial"/>
    </style:style>
    <style:style style:name="T14" style:family="text">
      <style:text-properties officeooo:rsid="004fcd2c" style:font-name-complex="Arial"/>
    </style:style>
    <style:style style:name="T15" style:family="text">
      <style:text-properties fo:font-weight="bold" style:font-weight-asian="bold" style:font-name-complex="Arial" style:font-weight-complex="bold"/>
    </style:style>
    <style:style style:name="T16" style:family="text">
      <style:text-properties fo:font-weight="bold" officeooo:rsid="004e3646" style:font-weight-asian="bold" style:font-name-complex="Arial" style:font-weight-complex="bold"/>
    </style:style>
    <style:style style:name="T17" style:family="text">
      <style:text-properties fo:font-weight="bold" style:font-weight-asian="bold" style:font-weight-complex="bold"/>
    </style:style>
    <style:style style:name="T18" style:family="text">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T19" style:family="text">
      <style:text-properties style:use-window-font-color="true" fo:font-size="12pt" fo:language="es" fo:country="ES" style:font-name-asian="CCDIOC+Palatino-Roman" style:font-size-asian="12pt" style:language-asian="zxx" style:country-asian="none" style:font-name-complex="Arial" style:font-size-complex="12pt" style:language-complex="ar" style:country-complex="SA"/>
    </style:style>
    <style:style style:name="T20" style:family="text">
      <style:text-properties style:use-window-font-color="true"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21" style:family="text">
      <style:text-properties style:use-window-font-color="true"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22" style:family="text">
      <style:text-properties style:use-window-font-color="true" fo:font-size="12pt" fo:language="es" fo:country="ES" style:font-name-asian="Arial Unicode MS" style:font-size-asian="12pt" style:font-name-complex="Arial" style:font-size-complex="12pt"/>
    </style:style>
    <style:style style:name="T23" style:family="text">
      <style:text-properties style:use-window-font-color="true" fo:font-size="12pt" fo:language="es" fo:country="ES" officeooo:rsid="0045dd73" style:font-name-asian="Arial Unicode MS" style:font-size-asian="12pt" style:font-name-complex="Arial" style:font-size-complex="12pt"/>
    </style:style>
    <style:style style:name="T24" style:family="text">
      <style:text-properties style:use-window-font-color="true" fo:font-size="12pt" fo:language="es" fo:country="ES" officeooo:rsid="004a602f" style:font-name-asian="Arial Unicode MS" style:font-size-asian="12pt" style:font-name-complex="Arial" style:font-size-complex="12pt"/>
    </style:style>
    <style:style style:name="T25" style:family="text">
      <style:text-properties style:use-window-font-color="true" fo:font-size="12pt" fo:language="es" fo:country="ES" officeooo:rsid="0048e74c" style:font-name-asian="Arial Unicode MS" style:font-size-asian="12pt" style:font-name-complex="Arial" style:font-size-complex="12pt"/>
    </style:style>
    <style:style style:name="T26"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27"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28" style:family="text">
      <style:text-properties style:use-window-font-color="true" style:font-name="Arial" fo:font-size="12pt" fo:language="es" fo:country="ES" style:font-name-asian="Arial" style:font-size-asian="12pt" style:font-name-complex="Arial" style:font-size-complex="12pt"/>
    </style:style>
    <style:style style:name="T29" style:family="text">
      <style:text-properties style:use-window-font-color="true" style:font-name="Arial" fo:font-size="12pt" fo:language="es" fo:country="ES" style:font-name-asian="Arial Unicode MS" style:font-size-asian="12pt" style:font-name-complex="Arial" style:font-size-complex="12pt"/>
    </style:style>
    <style:style style:name="T30"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31"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32"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33"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34"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35" style:family="text">
      <style:text-properties fo:font-size="12pt" style:font-size-asian="12pt" style:font-name-complex="Arial" style:font-size-complex="12pt"/>
    </style:style>
    <style:style style:name="T36" style:family="text">
      <style:text-properties fo:font-size="12pt" style:font-name-asian="Arial" style:font-size-asian="12pt" style:font-name-complex="Arial" style:font-size-complex="12pt"/>
    </style:style>
    <style:style style:name="T37" style:family="text">
      <style:text-properties fo:font-weight="normal" style:font-weight-asian="normal" style:font-name-complex="Arial" style:font-weight-complex="normal"/>
    </style:style>
    <style:style style:name="T38" style:family="text">
      <style:text-properties fo:font-weight="normal" officeooo:rsid="004e3646" style:font-weight-asian="normal" style:font-name-complex="Arial" style:font-weight-complex="normal"/>
    </style:style>
    <style:style style:name="T39" style:family="text">
      <style:text-properties style:font-name-asian="Arial"/>
    </style:style>
    <style:style style:name="T40" style:family="text">
      <style:text-properties officeooo:rsid="00326d1f" style:font-name-asian="Arial"/>
    </style:style>
    <style:style style:name="T41" style:family="text">
      <style:text-properties fo:font-size="11pt" style:font-name-asian="Arial" style:font-size-asian="11pt" style:font-name-complex="Arial" style:font-size-complex="11pt"/>
    </style:style>
    <style:style style:name="T42" style:family="text">
      <style:text-properties officeooo:rsid="0013e18f"/>
    </style:style>
    <style:style style:name="T43" style:family="text">
      <style:text-properties officeooo:rsid="00171eec"/>
    </style:style>
    <style:style style:name="T44" style:family="text">
      <style:text-properties officeooo:rsid="0018cddb"/>
    </style:style>
    <style:style style:name="T45" style:family="text">
      <style:text-properties officeooo:rsid="0018d218"/>
    </style:style>
    <style:style style:name="T46" style:family="text">
      <style:text-properties officeooo:rsid="001c2bdc"/>
    </style:style>
    <style:style style:name="T47" style:family="text">
      <style:text-properties officeooo:rsid="001cd60d"/>
    </style:style>
    <style:style style:name="T48" style:family="text">
      <style:text-properties officeooo:rsid="001ee6e3"/>
    </style:style>
    <style:style style:name="T49" style:family="text">
      <style:text-properties officeooo:rsid="00222f67"/>
    </style:style>
    <style:style style:name="T50" style:family="text">
      <style:text-properties officeooo:rsid="00236a10"/>
    </style:style>
    <style:style style:name="T51" style:family="text">
      <style:text-properties officeooo:rsid="00237eb4"/>
    </style:style>
    <style:style style:name="T52" style:family="text">
      <style:text-properties officeooo:rsid="00253b4a"/>
    </style:style>
    <style:style style:name="T53" style:family="text">
      <style:text-properties officeooo:rsid="0027152f"/>
    </style:style>
    <style:style style:name="T54" style:family="text">
      <style:text-properties officeooo:rsid="00296c7f"/>
    </style:style>
    <style:style style:name="T55" style:family="text">
      <style:text-properties officeooo:rsid="002ac811"/>
    </style:style>
    <style:style style:name="T56" style:family="text">
      <style:text-properties officeooo:rsid="002c6558"/>
    </style:style>
    <style:style style:name="T57" style:family="text">
      <style:text-properties officeooo:rsid="003472e3"/>
    </style:style>
    <style:style style:name="T58" style:family="text">
      <style:text-properties officeooo:rsid="00359db2"/>
    </style:style>
    <style:style style:name="T59" style:family="text">
      <style:text-properties officeooo:rsid="00361696"/>
    </style:style>
    <style:style style:name="T60" style:family="text">
      <style:text-properties officeooo:rsid="003adf68"/>
    </style:style>
    <style:style style:name="T61" style:family="text">
      <style:text-properties officeooo:rsid="003da06c"/>
    </style:style>
    <style:style style:name="T62" style:family="text">
      <style:text-properties officeooo:rsid="003edde6"/>
    </style:style>
    <style:style style:name="T63" style:family="text">
      <style:text-properties officeooo:rsid="0043c7f5"/>
    </style:style>
    <style:style style:name="T64" style:family="text">
      <style:text-properties officeooo:rsid="0045807f"/>
    </style:style>
    <style:style style:name="T65" style:family="text">
      <style:text-properties officeooo:rsid="0045dd73"/>
    </style:style>
    <style:style style:name="T66" style:family="text">
      <style:text-properties officeooo:rsid="004bb094"/>
    </style:style>
    <style:style style:name="T67" style:family="text">
      <style:text-properties officeooo:rsid="004d6cae"/>
    </style:style>
    <style:style style:name="T68" style:family="text">
      <style:text-properties officeooo:rsid="004e3646"/>
    </style:style>
    <style:style style:name="T69" style:family="text">
      <style:text-properties officeooo:rsid="004fcd2c"/>
    </style:style>
    <style:style style:name="T70" style:family="text">
      <style:text-properties officeooo:rsid="0050a3f4"/>
    </style:style>
    <style:style style:name="T71" style:family="text">
      <style:text-properties officeooo:rsid="00517ca8"/>
    </style:style>
    <style:style style:name="T72" style:family="text">
      <style:text-properties officeooo:rsid="0052e614"/>
    </style:style>
    <style:style style:name="T73" style:family="text">
      <style:text-properties officeooo:rsid="00534151"/>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3">PROGRAMACIÓN DIDÁCTICA</text:p>
            <text:p text:style-name="P3">REDES LOCALES</text:p>
            <text:p text:style-name="P3"/>
            <text:p text:style-name="P3">Ciclo formativo</text:p>
            <text:p text:style-name="P3">Sistemas Microinformáticos y Redes</text:p>
            <text:p text:style-name="P3"/>
            <text:p text:style-name="P3">Curso:</text:p>
            <text:p text:style-name="P3">201<text:span text:style-name="T73">6</text:span>-1<text:span text:style-name="T73">7</text:span></text:p>
            <text:p text:style-name="P3"/>
            <text:p text:style-name="P3">Profesor:</text:p>
            <text:p text:style-name="P3">Iván Chillón García</text:p>
          </table:table-cell>
        </table:table-row>
      </table:table>
      <text:p text:style-name="Standard"/>
      <text:p text:style-name="P46">Índice de contenid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7"><text:a xlink:type="simple" xlink:href="#__RefHeading__12_79678282" text:style-name="Index_20_Link" text:visited-style-name="Index_20_Link">1. INTRODUCCIÓN<text:tab/>3</text:a></text:p>
          <text:p text:style-name="P47"><text:a xlink:type="simple" xlink:href="#__RefHeading__14_79678282" text:style-name="Index_20_Link" text:visited-style-name="Index_20_Link">2. LEGISLACIÓN APLICABLE<text:tab/>4</text:a></text:p>
          <text:p text:style-name="P47"><text:a xlink:type="simple" xlink:href="#__RefHeading__16_79678282" text:style-name="Index_20_Link" text:visited-style-name="Index_20_Link">3. CARACTERÍSTICAS DEL GRUPO<text:tab/>6</text:a></text:p>
          <text:p text:style-name="P47"><text:a xlink:type="simple" xlink:href="#__RefHeading__18_79678282" text:style-name="Index_20_Link" text:visited-style-name="Index_20_Link">4. INTERDISCIPLINARIEDAD<text:tab/>6</text:a></text:p>
          <text:p text:style-name="P47"><text:a xlink:type="simple" xlink:href="#__RefHeading__20_79678282" text:style-name="Index_20_Link" text:visited-style-name="Index_20_Link">5. OBJETIVOS / CAPACIDADES TERMINALES / RESULTADOS DE APRENDIZAJES<text:tab/>7</text:a></text:p>
          <text:p text:style-name="P48"><text:a xlink:type="simple" xlink:href="#__RefHeading__22_79678282" text:style-name="Index_20_Link" text:visited-style-name="Index_20_Link">5.1. Objetivos estratégicos de la Consejería de Educación<text:tab/>7</text:a></text:p>
          <text:p text:style-name="P48"><text:a xlink:type="simple" xlink:href="#__RefHeading__24_79678282" text:style-name="Index_20_Link" text:visited-style-name="Index_20_Link">5.2. Concreción de objetivos y acciones contemplados en el Plan de Mejora del Centro para el curso 2016-17.<text:tab/>8</text:a></text:p>
          <text:p text:style-name="P48"><text:a xlink:type="simple" xlink:href="#__RefHeading__26_79678282" text:style-name="Index_20_Link" text:visited-style-name="Index_20_Link">5.3. Objetivos comunes del ciclo formativo<text:tab/>8</text:a></text:p>
          <text:p text:style-name="P48"><text:a xlink:type="simple" xlink:href="#__RefHeading__28_79678282" text:style-name="Index_20_Link" text:visited-style-name="Index_20_Link">5.4. Objetivos específicos del módulo<text:tab/>10</text:a></text:p>
          <text:p text:style-name="P48"><text:a xlink:type="simple" xlink:href="#__RefHeading___Toc9766_1531218039" text:style-name="Index_20_Link" text:visited-style-name="Index_20_Link">5.5. Propuestas de mejora extraídas del análisis de resultados del curso pasado<text:tab/>11</text:a></text:p>
          <text:p text:style-name="P47"><text:a xlink:type="simple" xlink:href="#__RefHeading__30_79678282" text:style-name="Index_20_Link" text:visited-style-name="Index_20_Link">6. ORGANIZACIÓN DE CONTENIDOS<text:tab/>11</text:a></text:p>
          <text:p text:style-name="P48"><text:a xlink:type="simple" xlink:href="#__RefHeading__32_79678282" text:style-name="Index_20_Link" text:visited-style-name="Index_20_Link">6.1. Contenido organizador<text:tab/>11</text:a></text:p>
          <text:p text:style-name="P48"><text:a xlink:type="simple" xlink:href="#__RefHeading__34_79678282" text:style-name="Index_20_Link" text:visited-style-name="Index_20_Link">6.2. Relación secuenciada y temporalizada de unidades de trabajo<text:tab/>12</text:a></text:p>
          <text:p text:style-name="P47"><text:a xlink:type="simple" xlink:href="#__RefHeading__36_79678282" text:style-name="Index_20_Link" text:visited-style-name="Index_20_Link">7. UNIDADES DE TRABAJO: ELEMENTOS CURRICULARES Y TEMPORALIZACIÓN<text:tab/>13</text:a></text:p>
          <text:p text:style-name="P48"><text:a xlink:type="simple" xlink:href="#__RefHeading__38_79678282" text:style-name="Index_20_Link" text:visited-style-name="Index_20_Link">U.T. Nº0: Introducción y uso de recursos de aprendizaje<text:tab/>15</text:a></text:p>
          <text:p text:style-name="P50"><text:a xlink:type="simple" xlink:href="#__RefHeading___Toc2996_1531218039" text:style-name="Index_20_Link" text:visited-style-name="Index_20_Link">Horas: 14<text:tab/>15</text:a></text:p>
          <text:p text:style-name="P50"><text:a xlink:type="simple" xlink:href="#__RefHeading___Toc2998_1531218039" text:style-name="Index_20_Link" text:visited-style-name="Index_20_Link">Criterios de evaluación<text:tab/>15</text:a></text:p>
          <text:p text:style-name="P50"><text:a xlink:type="simple" xlink:href="#__RefHeading___Toc3000_1531218039" text:style-name="Index_20_Link" text:visited-style-name="Index_20_Link">Contenidos soporte<text:tab/>16</text:a></text:p>
          <text:p text:style-name="P50"><text:a xlink:type="simple" xlink:href="#__RefHeading___Toc3002_1531218039" text:style-name="Index_20_Link" text:visited-style-name="Index_20_Link">Contenidos organizadores:<text:tab/>16</text:a></text:p>
          <text:p text:style-name="P48"><text:a xlink:type="simple" xlink:href="#__RefHeading__40_79678282" text:style-name="Index_20_Link" text:visited-style-name="Index_20_Link">U.T. Nº1: Características generales de las redes locales<text:tab/>17</text:a></text:p>
          <text:p text:style-name="P50"><text:a xlink:type="simple" xlink:href="#__RefHeading___Toc3004_1531218039" text:style-name="Index_20_Link" text:visited-style-name="Index_20_Link">Horas: 35<text:tab/>17</text:a></text:p>
          <text:p text:style-name="P50"><text:a xlink:type="simple" xlink:href="#__RefHeading___Toc3006_1531218039" text:style-name="Index_20_Link" text:visited-style-name="Index_20_Link">Orientaciones<text:tab/>17</text:a></text:p>
          <text:p text:style-name="P50"><text:a xlink:type="simple" xlink:href="#__RefHeading___Toc3008_1531218039" text:style-name="Index_20_Link" text:visited-style-name="Index_20_Link">Objetivos<text:tab/>17</text:a></text:p>
          <text:p text:style-name="P50"><text:a xlink:type="simple" xlink:href="#__RefHeading___Toc3010_1531218039" text:style-name="Index_20_Link" text:visited-style-name="Index_20_Link">Criterios de evaluación<text:tab/>17</text:a></text:p>
          <text:p text:style-name="P48"><text:a xlink:type="simple" xlink:href="#__RefHeading__44_79678282" text:style-name="Index_20_Link" text:visited-style-name="Index_20_Link">U.T. Nº2: La capa de enlace<text:tab/>20</text:a></text:p>
          <text:p text:style-name="P50"><text:a xlink:type="simple" xlink:href="#__RefHeading___Toc3024_1531218039" text:style-name="Index_20_Link" text:visited-style-name="Index_20_Link">Horas: 24<text:tab/>20</text:a></text:p>
          <text:p text:style-name="P50"><text:a xlink:type="simple" xlink:href="#__RefHeading___Toc3026_1531218039" text:style-name="Index_20_Link" text:visited-style-name="Index_20_Link">Orientaciones<text:tab/>20</text:a></text:p>
          <text:p text:style-name="P50"><text:a xlink:type="simple" xlink:href="#__RefHeading___Toc3028_1531218039" text:style-name="Index_20_Link" text:visited-style-name="Index_20_Link">Objetivos<text:tab/>21</text:a></text:p>
          <text:p text:style-name="P50"><text:a xlink:type="simple" xlink:href="#__RefHeading___Toc3030_1531218039" text:style-name="Index_20_Link" text:visited-style-name="Index_20_Link">Criterios de evaluación<text:tab/>21</text:a></text:p>
          <text:p text:style-name="P50"><text:a xlink:type="simple" xlink:href="#__RefHeading___Toc3032_1531218039" text:style-name="Index_20_Link" text:visited-style-name="Index_20_Link">Contenidos<text:tab/>22</text:a></text:p>
          <text:p text:style-name="P48"><text:a xlink:type="simple" xlink:href="#__RefHeading__46_79678282" text:style-name="Index_20_Link" text:visited-style-name="Index_20_Link">U.T. Nº3: La capa de red. Direccionamiento y protocolos<text:tab/>24</text:a></text:p>
          <text:p text:style-name="P50"><text:a xlink:type="simple" xlink:href="#__RefHeading___Toc3034_1531218039" text:style-name="Index_20_Link" text:visited-style-name="Index_20_Link">Horas: 28<text:tab/>24</text:a></text:p>
          <text:p text:style-name="P50"><text:a xlink:type="simple" xlink:href="#__RefHeading___Toc3036_1531218039" text:style-name="Index_20_Link" text:visited-style-name="Index_20_Link">Orientaciones<text:tab/>24</text:a></text:p>
          <text:p text:style-name="P50"><text:a xlink:type="simple" xlink:href="#__RefHeading___Toc3038_1531218039" text:style-name="Index_20_Link" text:visited-style-name="Index_20_Link">Objetivos<text:tab/>24</text:a></text:p>
          <text:p text:style-name="P50"><text:a xlink:type="simple" xlink:href="#__RefHeading___Toc3040_1531218039" text:style-name="Index_20_Link" text:visited-style-name="Index_20_Link">Criterios de evaluación<text:tab/>25</text:a></text:p>
          <text:p text:style-name="P50"><text:a xlink:type="simple" xlink:href="#__RefHeading___Toc3042_1531218039" text:style-name="Index_20_Link" text:visited-style-name="Index_20_Link">Contenidos<text:tab/>26</text:a></text:p>
          <text:p text:style-name="P48"><text:a xlink:type="simple" xlink:href="#__RefHeading__48_79678282" text:style-name="Index_20_Link" text:visited-style-name="Index_20_Link">U.T. Nº4: Servicios de la capa de red. Enrutamiento y VLAN<text:tab/>28</text:a></text:p>
          <text:p text:style-name="P50"><text:a xlink:type="simple" xlink:href="#__RefHeading___Toc3044_1531218039" text:style-name="Index_20_Link" text:visited-style-name="Index_20_Link">Horas: 32<text:tab/>28</text:a></text:p>
          <text:p text:style-name="P50"><text:a xlink:type="simple" xlink:href="#__RefHeading___Toc3046_1531218039" text:style-name="Index_20_Link" text:visited-style-name="Index_20_Link">Orientaciones<text:tab/>28</text:a></text:p>
          <text:p text:style-name="P50"><text:a xlink:type="simple" xlink:href="#__RefHeading___Toc3048_1531218039" text:style-name="Index_20_Link" text:visited-style-name="Index_20_Link">Objetivos<text:tab/>28</text:a></text:p>
          <text:p text:style-name="P50"><text:a xlink:type="simple" xlink:href="#__RefHeading___Toc3050_1531218039" text:style-name="Index_20_Link" text:visited-style-name="Index_20_Link">Criterios de evaluación<text:tab/>29</text:a></text:p>
          <text:p text:style-name="P50"><text:a xlink:type="simple" xlink:href="#__RefHeading___Toc3052_1531218039" text:style-name="Index_20_Link" text:visited-style-name="Index_20_Link">Contenidos soporte<text:tab/>29</text:a></text:p>
          <text:p text:style-name="P48"><text:a xlink:type="simple" xlink:href="#__RefHeading__50_79678282" text:style-name="Index_20_Link" text:visited-style-name="Index_20_Link">U.T. Nº5: La capa de Transporte<text:tab/>30</text:a></text:p>
          <text:p text:style-name="P50"><text:soft-page-break/><text:a xlink:type="simple" xlink:href="#__RefHeading___Toc3054_1531218039" text:style-name="Index_20_Link" text:visited-style-name="Index_20_Link">Horas: 32<text:tab/>30</text:a></text:p>
          <text:p text:style-name="P50"><text:a xlink:type="simple" xlink:href="#__RefHeading___Toc3056_1531218039" text:style-name="Index_20_Link" text:visited-style-name="Index_20_Link">Orientaciones<text:tab/>30</text:a></text:p>
          <text:p text:style-name="P50"><text:a xlink:type="simple" xlink:href="#__RefHeading___Toc3058_1531218039" text:style-name="Index_20_Link" text:visited-style-name="Index_20_Link">Objetivos<text:tab/>31</text:a></text:p>
          <text:p text:style-name="P50"><text:a xlink:type="simple" xlink:href="#__RefHeading___Toc3060_1531218039" text:style-name="Index_20_Link" text:visited-style-name="Index_20_Link">Criterios de evaluación<text:tab/>31</text:a></text:p>
          <text:p text:style-name="P50"><text:a xlink:type="simple" xlink:href="#__RefHeading___Toc3062_1531218039" text:style-name="Index_20_Link" text:visited-style-name="Index_20_Link">Contenidos<text:tab/>32</text:a></text:p>
          <text:p text:style-name="P48"><text:a xlink:type="simple" xlink:href="#__RefHeading__50_796782821" text:style-name="Index_20_Link" text:visited-style-name="Index_20_Link">U.T. Nº6: La capa de Aplicación<text:tab/>34</text:a></text:p>
          <text:p text:style-name="P50"><text:a xlink:type="simple" xlink:href="#__RefHeading___Toc3054_15312180391" text:style-name="Index_20_Link" text:visited-style-name="Index_20_Link">Horas: 20<text:tab/>34</text:a></text:p>
          <text:p text:style-name="P50"><text:a xlink:type="simple" xlink:href="#__RefHeading___Toc3056_15312180391" text:style-name="Index_20_Link" text:visited-style-name="Index_20_Link">Orientaciones<text:tab/>34</text:a></text:p>
          <text:p text:style-name="P50"><text:a xlink:type="simple" xlink:href="#__RefHeading___Toc3058_15312180391" text:style-name="Index_20_Link" text:visited-style-name="Index_20_Link">Objetivos<text:tab/>34</text:a></text:p>
          <text:p text:style-name="P50"><text:a xlink:type="simple" xlink:href="#__RefHeading___Toc3060_15312180391" text:style-name="Index_20_Link" text:visited-style-name="Index_20_Link">Criterios de evaluación<text:tab/>35</text:a></text:p>
          <text:p text:style-name="P50"><text:a xlink:type="simple" xlink:href="#__RefHeading___Toc3062_15312180391" text:style-name="Index_20_Link" text:visited-style-name="Index_20_Link">Contenidos<text:tab/>36</text:a></text:p>
          <text:p text:style-name="P48"><text:a xlink:type="simple" xlink:href="#__RefHeading__42_79678282" text:style-name="Index_20_Link" text:visited-style-name="Index_20_Link">U.T. N.º 7: Identificación de elementos y espacios de una red local<text:tab/>37</text:a></text:p>
          <text:p text:style-name="P50"><text:a xlink:type="simple" xlink:href="#__RefHeading___Toc3014_1531218039" text:style-name="Index_20_Link" text:visited-style-name="Index_20_Link">Horas: 28<text:tab/>37</text:a></text:p>
          <text:p text:style-name="P50"><text:a xlink:type="simple" xlink:href="#__RefHeading___Toc3016_1531218039" text:style-name="Index_20_Link" text:visited-style-name="Index_20_Link">Orientaciones<text:tab/>37</text:a></text:p>
          <text:p text:style-name="P50"><text:a xlink:type="simple" xlink:href="#__RefHeading___Toc3018_1531218039" text:style-name="Index_20_Link" text:visited-style-name="Index_20_Link">Objetivos<text:tab/>37</text:a></text:p>
          <text:p text:style-name="P50"><text:a xlink:type="simple" xlink:href="#__RefHeading___Toc3020_1531218039" text:style-name="Index_20_Link" text:visited-style-name="Index_20_Link">Criterios de evaluación<text:tab/>38</text:a></text:p>
          <text:p text:style-name="P50"><text:a xlink:type="simple" xlink:href="#__RefHeading___Toc3022_1531218039" text:style-name="Index_20_Link" text:visited-style-name="Index_20_Link">Contenidos<text:tab/>39</text:a></text:p>
          <text:p text:style-name="P47"><text:a xlink:type="simple" xlink:href="#__RefHeading__54_79678282" text:style-name="Index_20_Link" text:visited-style-name="Index_20_Link">8. METODOLOGÍA<text:tab/>41</text:a></text:p>
          <text:p text:style-name="P48"><text:a xlink:type="simple" xlink:href="#__RefHeading__56_79678282" text:style-name="Index_20_Link" text:visited-style-name="Index_20_Link">8.1. Criterios metodológicos<text:tab/>41</text:a></text:p>
          <text:p text:style-name="P49"><text:a xlink:type="simple" xlink:href="#__RefHeading__58_79678282" text:style-name="Index_20_Link" text:visited-style-name="Index_20_Link">8.1.1. Tipos de actividades relacionadas con los conceptos<text:tab/>42</text:a></text:p>
          <text:p text:style-name="P49"><text:a xlink:type="simple" xlink:href="#__RefHeading__60_79678282" text:style-name="Index_20_Link" text:visited-style-name="Index_20_Link">8.1.2. Tipo de actividades relacionadas con los procedimientos<text:tab/>43</text:a></text:p>
          <text:p text:style-name="P49"><text:a xlink:type="simple" xlink:href="#__RefHeading__62_79678282" text:style-name="Index_20_Link" text:visited-style-name="Index_20_Link">8.1.3. Tipo de actividades relacionadas con las actitudes<text:tab/>43</text:a></text:p>
          <text:p text:style-name="P48"><text:a xlink:type="simple" xlink:href="#__RefHeading__64_79678282" text:style-name="Index_20_Link" text:visited-style-name="Index_20_Link">8.2. Recursos didácticos<text:tab/>44</text:a></text:p>
          <text:p text:style-name="P48"><text:a xlink:type="simple" xlink:href="#__RefHeading__66_79678282" text:style-name="Index_20_Link" text:visited-style-name="Index_20_Link">8.3. Recursos tecnológicos<text:tab/>45</text:a></text:p>
          <text:p text:style-name="P48"><text:a xlink:type="simple" xlink:href="#__RefHeading__68_79678282" text:style-name="Index_20_Link" text:visited-style-name="Index_20_Link">8.4. Recursos bibliográficos<text:tab/>46</text:a></text:p>
          <text:p text:style-name="P47"><text:a xlink:type="simple" xlink:href="#__RefHeading__70_79678282" text:style-name="Index_20_Link" text:visited-style-name="Index_20_Link">9. MEDIDAS DE ATENCIÓN A LA DIVERSIDAD<text:tab/>46</text:a></text:p>
          <text:p text:style-name="P47"><text:a xlink:type="simple" xlink:href="#__RefHeading__72_79678282" text:style-name="Index_20_Link" text:visited-style-name="Index_20_Link">10. EVALUACIÓN Y CALIFICACIÓN<text:tab/>47</text:a></text:p>
          <text:p text:style-name="P48"><text:a xlink:type="simple" xlink:href="#__RefHeading__74_79678282" text:style-name="Index_20_Link" text:visited-style-name="Index_20_Link">10.1. Procedimientos de evaluación<text:tab/>47</text:a></text:p>
          <text:p text:style-name="P48"><text:a xlink:type="simple" xlink:href="#__RefHeading__76_79678282" text:style-name="Index_20_Link" text:visited-style-name="Index_20_Link">10.2. Instrumentos de evaluación<text:tab/>48</text:a></text:p>
          <text:p text:style-name="P48"><text:a xlink:type="simple" xlink:href="#__RefHeading__78_79678282" text:style-name="Index_20_Link" text:visited-style-name="Index_20_Link">10.3. Criterios de calificación<text:tab/>50</text:a></text:p>
          <text:p text:style-name="P48"><text:a xlink:type="simple" xlink:href="#__RefHeading__80_79678282" text:style-name="Index_20_Link" text:visited-style-name="Index_20_Link">10.4. Contenidos mínimos y criterios de recuperación<text:tab/>51</text:a></text:p>
          <text:p text:style-name="P48"><text:a xlink:type="simple" xlink:href="#__RefHeading__82_79678282" text:style-name="Index_20_Link" text:visited-style-name="Index_20_Link">10.5. Fugas o faltas injustificadas<text:tab/>52</text:a></text:p>
          <text:p text:style-name="P48"><text:a xlink:type="simple" xlink:href="#__RefHeading__86_79678282" text:style-name="Index_20_Link" text:visited-style-name="Index_20_Link">10.6. Pérdida de la evaluación continua<text:tab/>52</text:a></text:p>
          <text:p text:style-name="P49"><text:a xlink:type="simple" xlink:href="#__RefHeading__88_79678282" text:style-name="Index_20_Link" text:visited-style-name="Index_20_Link">10.6.1. Procedimiento de notificación de la pérdida de la evaluación continua<text:tab/>52</text:a></text:p>
          <text:p text:style-name="P49"><text:a xlink:type="simple" xlink:href="#__RefHeading__90_79678282" text:style-name="Index_20_Link" text:visited-style-name="Index_20_Link">10.6.2. Sistemas e instrumentos de evaluación para los alumnos que han perdido el derecho a la evaluación continua<text:tab/>52</text:a></text:p>
          <text:p text:style-name="P48"><text:a xlink:type="simple" xlink:href="#__RefHeading__92_79678282" text:style-name="Index_20_Link" text:visited-style-name="Index_20_Link">10.7. Autoevaluación del profesorado<text:tab/>53</text:a></text:p>
          <text:p text:style-name="P48"><text:a xlink:type="simple" xlink:href="#__RefHeading___Toc9768_1531218039" text:style-name="Index_20_Link" text:visited-style-name="Index_20_Link">10.8. Evaluación de la programación<text:tab/>53</text:a></text:p>
          <text:p text:style-name="P47"><text:a xlink:type="simple" xlink:href="#__RefHeading__94_79678282" text:style-name="Index_20_Link" text:visited-style-name="Index_20_Link">11. ACTIVIDADES COMPLEMENTARIAS Y EXTRAESCOLARES<text:tab/>54</text:a></text:p>
        </text:index-body>
      </text:table-of-content>
      <text:p text:style-name="Contents_20_Heading"/>
      <text:section text:style-name="Sect2" text:name="Sección2">
        <text:list xml:id="list3590170594277542747" text:style-name="WW8Num1">
          <text:list-item>
            <text:list>
              <text:list-item>
                <text:h text:style-name="P165" text:outline-level="2"><text:bookmark-start text:name="__RefHeading__12_79678282"/>1. INTRODUCCIÓN<text:bookmark-end text:name="__RefHeading__12_79678282"/></text:h>
              </text:list-item>
            </text:list>
          </text:list-item>
        </text:list>
        <text:list xml:id="list9000836349379189173" text:style-name="WW8Num26">
          <text:list-item>
            <text:p text:style-name="P51">La formación profesional está orientada tanto al desarrollo y satisfacción personal del alumno como a la obtención de unos conocimientos de tipo técnico y/o humanístico que han de ser preparatorios para el mundo laboral o la Universidad. </text:p>
          </text:list-item>
          <text:list-item>
            <text:p text:style-name="P51">La reforma educativa promulgada por la L.O.G.S.E. (Ley Orgánica de Ordenación <text:soft-page-break/>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list-item>
          <text:list-item>
            <text:p text:style-name="P51">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list-item>
          <text:list-item>
            <text:p text:style-name="P51">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list-item>
          <text:list-item>
            <text:p text:style-name="P178"><text:span text:style-name="T9">Este módulo profesional está cofinaciado por el Fondo Social Europeo.</text:span></text:p>
          </text:list-item>
        </text:list>
        <text:list xml:id="list103836122184315" text:continue-list="list3590170594277542747" text:style-name="WW8Num1">
          <text:list-item>
            <text:list>
              <text:list-item>
                <text:h text:style-name="P164" text:outline-level="2"><text:bookmark-start text:name="__RefHeading__14_79678282"/>2. LEGISLACIÓN APLICABLE<text:bookmark-end text:name="__RefHeading__14_79678282"/></text:h>
              </text:list-item>
            </text:list>
          </text:list-item>
        </text:list>
        <text:list xml:id="list103834909396238" text:continue-list="list9000836349379189173" text:style-name="WW8Num26">
          <text:list-item>
            <text:p text:style-name="P51">La legislación en la que se basa esta programación didáctica es la siguiente: </text:p>
          </text:list-item>
        </text:list>
        <text:list xml:id="list7203746949311363790" text:style-name="WW8Num8">
          <text:list-item>
            <text:p text:style-name="P52">Ley 5/2002, de 19 de junio, donde se establece el sistema integral de la formación profesional. </text:p>
          </text:list-item>
          <text:list-item>
            <text:p text:style-name="P52">Ley Orgánica 2/2006, de 3 de mayo, donde se regula la Formación Profesional en <text:soft-page-break/>el sistema educativo, organizándola en ciclos formativos de grado medio y grado superior. </text:p>
          </text:list-item>
          <text:list-item>
            <text:p text:style-name="P52">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52">Real Decreto 1691/2007, de 14 de diciembre, por el que se establece el título de Técnico en Sistemas Microinformáticos y Redes y se fijan sus enseñanzas mínimas (B.O.E. de 17 de enero del 2008). </text:p>
          </text:list-item>
          <text:list-item>
            <text:p text:style-name="P52">Ley Orgánica de Mejora de la Calidad Educativa (LOMCE) del 28 de noviembre de 2013. </text:p>
          </text:list-item>
          <text:list-item>
            <text:p text:style-name="P52">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52">Propuesta de Decreto de la Consejería de Educación del Gobierno de Canarias pendientes de aprobación y publicación en BOC donde se da Información genérica sobre los nuevos currículos LOE de FP en Canarias:</text:p>
          </text:list-item>
          <text:list-item>
            <text:p text:style-name="P109"><text:a xlink:type="simple" xlink:href="http://www.gobiernodecanarias.org/educacion/webfp/Docs/CFLOE/2010/Horario_LOE_Sistemas_Microinformaticos_y_Redes.pdf" text:style-name="Internet_20_link" text:visited-style-name="Visited_20_Internet_20_Link"><text:span text:style-name="Internet_20_link"><text:span text:style-name="T10">Horarios de los módulos</text:span></text:span></text:a></text:p>
          </text:list-item>
          <text:list-item>
            <text:p text:style-name="P109"><text:a xlink:type="simple" xlink:href="http://www.gobiernodecanarias.org/educacion/webfp/Docs/CFLOE/2011/V2_Informacion_Generica_DEFINITIVA_Nuevos_curriculos.pdf" text:style-name="Internet_20_link" text:visited-style-name="Visited_20_Internet_20_Link"><text:span text:style-name="Internet_20_link"><text:span text:style-name="T10">Información genérica de Funcionamiento</text:span></text:span></text:a></text:p>
          </text:list-item>
          <text:list-item>
            <text:p text:style-name="P109"><text:a xlink:type="simple" xlink:href="http://www.gobiernodecanarias.org/educacion/webfp/Scripts/documentosCfLOE.asp" text:style-name="Internet_20_link" text:visited-style-name="Visited_20_Internet_20_Link"><text:span text:style-name="Internet_20_link"><text:span text:style-name="T10">Documentos Institucionales</text:span></text:span></text:a></text:p>
          </text:list-item>
          <text:list-item>
            <text:p text:style-name="P109"><text:a xlink:type="simple" xlink:href="http://www.gobiernodecanarias.org/educacion/webfp/Docs/CFLOE/2010/20101004/InformacionGenericaTransitoriedad.pdf" text:style-name="Internet_20_link" text:visited-style-name="Visited_20_Internet_20_Link"><text:span text:style-name="Internet_20_link"><text:span text:style-name="T10">Información sobre Transitopriedad LOGSE-LOE</text:span></text:span></text:a></text:p>
          </text:list-item>
          <text:list-item>
            <text:p text:style-name="P109"><text:a xlink:type="simple" xlink:href="http://www.educacion.es/educacion/que-estudiar/formacion-profesional/que-puedo-estudiar/nuevos-titulos/ultimos-titulos.html" text:style-name="Internet_20_link" text:visited-style-name="Visited_20_Internet_20_Link"><text:span text:style-name="Internet_20_link"><text:span text:style-name="T10">Información Genérica sobre los nuevos Títulos y Currículos LOE de FP en el MEC</text:span></text:span></text:a></text:p>
          </text:list-item>
        </text:list>
        <text:list xml:id="list103834331505395" text:continue-list="list103836122184315" text:style-name="WW8Num1">
          <text:list-item>
            <text:list>
              <text:list-item>
                <text:h text:style-name="P164" text:outline-level="2"><text:bookmark-start text:name="__RefHeading__16_79678282"/>3. CARACTERÍSTICAS DEL GRUPO<text:bookmark-end text:name="__RefHeading__16_79678282"/></text:h>
              </text:list-item>
            </text:list>
          </text:list-item>
        </text:list>
        <text:p text:style-name="P26">La presente Programación va dirigida al alumnado matriculado en primer curso del Ciclo. </text:p>
        <text:p text:style-name="P26">El grupo está formado por 3<text:span text:style-name="T43">1</text:span> alumnos alumnas y es muy heterogéneo:</text:p>
        <text:list xml:id="list4296860561051963403" text:style-name="WW8Num24">
          <text:list-item>
            <text:p text:style-name="P152"><text:soft-page-break/><text:span text:style-name="T43">Hay 27 alumnos y cuatro alumnas </text:span>con edades comprendidas entre los 16 y <text:s/><text:span text:style-name="T43">25</text:span> años</text:p>
          </text:list-item>
          <text:list-item>
            <text:p text:style-name="P152">La mayoría de los alumnos son originarios de la isla y residen en los municipios de Haría, Arrecife, San Bartolomé y Teguise</text:p>
          </text:list-item>
          <text:list-item>
            <text:p text:style-name="P152">Como medio de transporte al Centro utilizan el transporte público y en algunos casos disponen de vehículo propio</text:p>
          </text:list-item>
          <text:list-item>
            <text:p text:style-name="P152">Los estudios previos realizados por los alumnos son: 4º de la ESO en su mayoría. </text:p>
          </text:list-item>
          <text:list-item>
            <text:p text:style-name="P152">Repiten el módulo: <text:span text:style-name="T43">7</text:span> alumnos.</text:p>
          </text:list-item>
          <text:list-item>
            <text:p text:style-name="P152">Los conocimientos previos de los alumnos sobre el módulo y el ciclo en general son diversos, observándose que la mayoría de ellos desconocen realmente el contenido de los módulos (dado su carácter específico) y descubren realmente los conceptos informáticos al comenzar el ciclo. </text:p>
          </text:list-item>
        </text:list>
        <text:p text:style-name="P26">De entre los alumnos e independientemente de forma de acceso, existe siempre un grupo que muestra grandes capacidades lógicas e interés por los módulos, aunque obviamente su interés puede ser superior por algún módulo en concreto.</text:p>
        <text:p text:style-name="P26">Otro grupo de alumnos muestra interés por la informática general y al conocer los contenidos reales se interesa por ellos y demuestra grandes posibilidades de continuar con el ciclo. </text:p>
        <text:p text:style-name="P26">El último grupo de alumnos se matricula en el ciclo formativo bien por distintas expectativas de la informática Por último, uno o dos alumnos aislados no suelen disponer de la capacidad de la lógica informática y no se considera que la puedan adquirir. En estos últimos grupos de alumnos la tasa de abandono es lógicamente alta, debido principalmente a la decisión errónea (asocian el concepto de informática simplemente con Internet) o por presiones familiares para la realización de un ciclo formativo, dada su baja tasa de paro. </text:p>
        <text:p text:style-name="P27">de cursar un ciclo formativo de informática y se orienta tradicionalmente a los alumnos hacia otros ciclos formativos que se adecuen más a sus expectativas o capacidades.</text:p>
        <text:list xml:id="list103835835447908" text:continue-list="list103834331505395" text:style-name="WW8Num1">
          <text:list-item>
            <text:list>
              <text:list-item>
                <text:h text:style-name="P164" text:outline-level="2"><text:bookmark-start text:name="__RefHeading__18_79678282"/>4. INTERDISCIPLINARIEDAD<text:bookmark-end text:name="__RefHeading__18_79678282"/></text:h>
              </text:list-item>
            </text:list>
          </text:list-item>
        </text:list>
        <text:p text:style-name="P39">Este módulo es prerrequisito para los módulos de segundo curso de:</text:p>
        <text:p text:style-name="P39"/>
        <text:list xml:id="list673267891240299668" text:style-name="WW8Num2">
          <text:list-item>
            <text:p text:style-name="P53">Servicios en red</text:p>
          </text:list-item>
          <text:list-item>
            <text:p text:style-name="P53">Sistemas operativos en red.</text:p>
          </text:list-item>
          <text:list-item>
            <text:p text:style-name="P53">Seguridad informática</text:p>
          </text:list-item>
        </text:list>
        <text:p text:style-name="P43"><text:soft-page-break/>Además ha de existir una coordinación a la hora de impartir el módulo con el módulo <text:s/>de primer curso de:</text:p>
        <text:list xml:id="list680022221022308813" text:style-name="WW8Num9">
          <text:list-item>
            <text:p text:style-name="P182">Sistemas operativos monousuario para sincronizar la impartición de los mismos.</text:p>
          </text:list-item>
        </text:list>
        <text:p text:style-name="P43"/>
        <text:list xml:id="list103834629086998" text:continue-list="list103835835447908" text:style-name="WW8Num1">
          <text:list-item>
            <text:list>
              <text:list-item>
                <text:h text:style-name="P164" text:outline-level="2"><text:bookmark-start text:name="__RefHeading__20_79678282"/>5. <text:span text:style-name="T44">OBJETIVOS / </text:span>CAPACIDADES TERMINALES / RESULTADOS DE APRENDIZAJES<text:bookmark-end text:name="__RefHeading__20_79678282"/></text:h>
              </text:list-item>
            </text:list>
          </text:list-item>
        </text:list>
        <text:p text:style-name="P54"/>
        <text:p text:style-name="P54"><text:span text:style-name="T44">En el diseño de esta programación se utilizarán como referentes:</text:span> </text:p>
        <text:list xml:id="list103834983067797" text:continue-numbering="true" text:style-name="WW8Num1">
          <text:list-item>
            <text:list>
              <text:list-item>
                <text:list>
                  <text:list-item>
                    <text:h text:style-name="P153" text:outline-level="3"><text:bookmark-start text:name="__RefHeading__22_79678282"/>5.1. Objetivos estratégicos de la Consejería de Educación<text:bookmark-end text:name="__RefHeading__22_79678282"/></text:h>
                  </text:list-item>
                </text:list>
              </text:list-item>
            </text:list>
          </text:list-item>
        </text:list>
        <text:list xml:id="list9065038727074375776" text:style-name="WW8Num5">
          <text:list-item>
            <text:p text:style-name="P172"><text:span text:style-name="T7">Atender a la diversidad del alumnado</text:span><text:span text:style-name="T8"> según sus necesidades, mejorando los aprendizajes instrumentales básicos de lectura, escritura y Matemáticas, en los primeros niveles educativos, con acciones preventivas de refuerzo para alcanzar las competencias en un contexto inclusivo.</text:span></text:p>
          </text:list-item>
          <text:list-item>
            <text:p text:style-name="P173">Impulsar el dominio de las <text:span text:style-name="T17">lenguas extranjeras</text:span> y, particularmente, el aprendizaje de otras áreas en alguna lengua extranjera.</text:p>
          </text:list-item>
          <text:list-item>
            <text:p text:style-name="P173">Conferir a los <text:span text:style-name="T17">contenidos canarios</text:span> una presencia significativa en los currículos, promoviendo la utilización del patrimonio social, cultural, histórico y ambiental de Canarias como recurso didáctico.</text:p>
          </text:list-item>
          <text:list-item>
            <text:p text:style-name="P173">Potenciar el <text:span text:style-name="T17">uso de las tecnologías de la información y la comunicación</text:span> (en adelante TIC) y de los espacios virtuales de aprendizaje, desde un enfoque integrador de estas herramientas, metodologías, recursos y contenidos educativos.</text:p>
          </text:list-item>
          <text:list-item>
            <text:p text:style-name="P173">Mejorar los resultados del <text:span text:style-name="T17">rendimiento escolar</text:span> así como las <text:span text:style-name="T17">tasas de idoneidad</text:span>, titulación, absentismo y abandono escolar temprano.</text:p>
          </text:list-item>
          <text:list-item>
            <text:p text:style-name="P173">Favorecer un <text:span text:style-name="T17">clima de convivencia positiva</text:span> en los centros educativos, aceptando la diversidad como elemento enriquecedor y fuente de aprendizaje.</text:p>
          </text:list-item>
          <text:list-item>
            <text:p text:style-name="P174">Potenciar la participación de la comunidad educativa en la actividad de los centros y fomentar la presencia de los mismos en su <text:span text:style-name="T17">entorno sociocultural y socioproductivo</text:span>.</text:p>
          </text:list-item>
        </text:list>
        <text:list xml:id="list103834352279811" text:continue-list="list103834983067797" text:style-name="WW8Num1">
          <text:list-item>
            <text:list>
              <text:list-item>
                <text:list>
                  <text:list-item>
                    <text:h text:style-name="P153" text:outline-level="3"><text:bookmark-start text:name="__RefHeading__24_79678282"/>5.2. Concreción de objetivos y acciones contemplados en el Plan de Mejora del Centro para el curso 201<text:span text:style-name="T43">6</text:span>-1<text:span text:style-name="T43">7</text:span>.<text:bookmark-end text:name="__RefHeading__24_79678282"/></text:h>
                  </text:list-item>
                </text:list>
              </text:list-item>
            </text:list>
          </text:list-item>
        </text:list>
        <text:p text:style-name="P55">A partir de los objetivos estratégicos de la Consejería de Educación para este curso 2016-<text:soft-page-break/>17 el Centro propone el Plan de Mejora del mismo que incluye medidas detalladas para los siguientes apartados:</text:p>
        <text:p text:style-name="P45">1. Mejora del absentismo y abandono escolar.</text:p>
        <text:p text:style-name="P45"/>
        <text:p text:style-name="P45">2. Mejora del rendimiento escolar.</text:p>
        <text:p text:style-name="P45"/>
        <text:p text:style-name="P45">3. Evaluación del proceso de mejora</text:p>
        <text:list xml:id="list103835415408514" text:continue-numbering="true" text:style-name="WW8Num1">
          <text:list-item>
            <text:list>
              <text:list-item>
                <text:list>
                  <text:list-item>
                    <text:h text:style-name="P153" text:outline-level="3"><text:bookmark-start text:name="__RefHeading__26_79678282"/>5.3. Objetivos comunes del ciclo formativo<text:bookmark-end text:name="__RefHeading__26_79678282"/></text:h>
                  </text:list-item>
                </text:list>
              </text:list-item>
            </text:list>
          </text:list-item>
        </text:list>
        <text:p text:style-name="P54">Adicionalmente, los objetivos comunes para este ciclo formativo son los </text:p>
        <text:p text:style-name="P54">descritos en el Real Decreto 1691/2007: </text:p>
        <text:p text:style-name="P54">1. Organizar los componentes físicos y lógicos que forman un sistema microinformático, interpretando su documentación técnica, para aplicar los medios y métodos adecuados a su instalación, montaje y mantenimiento. </text:p>
        <text:p text:style-name="P54">2. Identificar, ensamblar y conectar componentes y periféricos utilizando las herramientas adecuadas, aplicando procedimientos, normas y protocolos de calidad y seguridad, para montar y configurar ordenadores y periféricos. </text:p>
        <text:p text:style-name="P54">3. Reconocer y ejecutar los procedimientos de instalación de sistemas operativos y programas de aplicación, aplicando protocolos de calidad, para instalar y configurar sistemas microinformáticos. </text:p>
        <text:p text:style-name="P54">4. Representar la posición de los equipos, líneas de transmisión y demás elementos de una red local, analizando la morfología, condiciones y características del despliegue, para replantear el cableado y la electrónica de la red. </text:p>
        <text:p text:style-name="P54">5. Ubicar y fijar equipos, líneas, canalizaciones y demás elementos de una red local cableada, inalámbrica o mixta, aplicando procedimientos de montaje y protocolos de calidad y seguridad, para instalar y configurar redes locales. </text:p>
        <text:p text:style-name="P54">6. Interconectar equipos informáticos, dispositivos de red local y de conexión con redes de área extensa, ejecutando los procedimientos para instalar y configurar redes locales. </text:p>
        <text:p text:style-name="P54">7. Localizar y reparar averías y disfunciones en los componentes físicos y lógicos para mantener sistemas microinformáticos y redes locales. </text:p>
        <text:p text:style-name="P54"><text:soft-page-break/>8. Sustituir y ajustar componentes físicos y lógicos para mantener sistemas microinformáticos y redes locales. </text:p>
        <text:p text:style-name="P54">9. Interpretar y seleccionar información para elaborar documentación técnica y administrativa. </text:p>
        <text:p text:style-name="P54">10. Valorar el coste de los componentes físicos, lógicos y la mano de obra, para elaborar presupuestos. </text:p>
        <text:p text:style-name="P54">11. Reconocer características y posibilidades de los componentes físicos y lógicos, para asesorar y asistir a clientes. </text:p>
        <text:p text:style-name="P54">12. Detectar y analizar cambios tecnológicos para elegir nuevas alternativas y mantenerse actualizado dentro del sector. </text:p>
        <text:p text:style-name="P54">13. Reconocer y valorar incidencias, determinando sus causas y describiendo las acciones correctoras para resolverlas. </text:p>
        <text:p text:style-name="P54">14. Analizar y describir procedimientos de calidad, prevención de riesgos laborales y medioambientales, señalando las acciones a realizar en los casos definidos para actuar de acuerdo con las normas estandarizadas.</text:p>
        <text:p text:style-name="P54">15. Valorar las actividades de trabajo en un proceso productivo, identificando su aportación al proceso global para conseguir los objetivos de la producción. </text:p>
        <text:p text:style-name="P54">16. Identificar y valorar las oportunidades de aprendizaje y empleo, analizando las ofertas y demandas del mercado laboral para gestionar su carrera profesional. </text:p>
        <text:p text:style-name="P54">17. Reconocer las oportunidades de negocio, identificando y analizando demandas del </text:p>
        <text:p text:style-name="P54">mercado para crear y gestionar una pequeña empresa. </text:p>
        <text:p text:style-name="P54">18. Reconocer sus derechos y deberes como agente activo en la sociedad, analizando el marco legal que regula las condiciones sociales y laborales para participar como ciudadano democrático. </text:p>
        <text:list xml:id="list103835488439331" text:continue-numbering="true" text:style-name="WW8Num1">
          <text:list-item>
            <text:list>
              <text:list-item>
                <text:list>
                  <text:list-item>
                    <text:h text:style-name="P153" text:outline-level="3"><text:bookmark-start text:name="__RefHeading__28_79678282"/>5.4. Objetivos específicos del módulo<text:bookmark-end text:name="__RefHeading__28_79678282"/></text:h>
                  </text:list-item>
                </text:list>
              </text:list-item>
            </text:list>
          </text:list-item>
        </text:list>
        <text:p text:style-name="P85">1. Reconoce la estructura de redes locales cableadas analizando las características de</text:p>
        <text:p text:style-name="P85"/>
        <text:p text:style-name="P85"><text:soft-page-break/>entornos de aplicación y describiendo la funcionalidad de sus componentes.</text:p>
        <text:p text:style-name="P85">2. Despliega el cableado de una red local interpretando especificaciones y aplicando</text:p>
        <text:p text:style-name="P85">técnicas de montaje.</text:p>
        <text:p text:style-name="P85">3. Interconecta equipos en redes locales cableadas describiendo estándares de cableado</text:p>
        <text:p text:style-name="P85">y aplicando técnicas de montaje de conectores.</text:p>
        <text:p text:style-name="P85">4. Instala equipos en red, describiendo sus prestaciones y aplicando técnicas de</text:p>
        <text:p text:style-name="P85">montaje.</text:p>
        <text:p text:style-name="P85">5. Mantiene una red local interpretando recomendaciones de los fabricantes de</text:p>
        <text:p text:style-name="P85">hardware o software y estableciendo la relación entre disfunciones y sus causas.</text:p>
        <text:p text:style-name="P85">6. Cumple las normas de prevención de riesgos laborales y de protección ambiental,</text:p>
        <text:p text:style-name="P85">identificando los riesgos asociados, las medidas y equipos para prevenirlos.</text:p>
        <text:p text:style-name="P85">La formación del módulo contribuye a alcanzar los objetivos generales a), b), d), e),</text:p>
        <text:p text:style-name="P85">f), g), h), i), j), k), y l) y m) del ciclo formativo, y las competencias c), e), f), g), h), j), y</text:p>
        <text:p text:style-name="P85">l), del título.</text:p>
        <text:list xml:id="list103836024723383" text:continue-numbering="true" text:style-name="WW8Num1">
          <text:list-item>
            <text:h text:style-name="Heading_20_3" text:outline-level="3"><text:bookmark-start text:name="__RefHeading___Toc9766_1531218039"/>5.5. <text:span text:style-name="T45">Propuestas de mejora extraídas del análisis de resultados del curso pasado</text:span><text:bookmark-end text:name="__RefHeading___Toc9766_1531218039"/></text:h>
          </text:list-item>
        </text:list>
        <text:list xml:id="list103835981807075" text:continue-list="list103834909396238" text:style-name="WW8Num26">
          <text:list-item>
            <text:p text:style-name="P89">Añadir contenidos de forma transversal sobre Verificación y resolución de incidencias en LAN.</text:p>
          </text:list-item>
          <text:list-item>
            <text:p text:style-name="P89">Cambio de orden en las unidades de trabajo. La UT2. Identificación de espacios y elementos de una red local pasa impartirse a final de curso como UT6 debido a su carácter manipulativo y a los requerimientos organizacionales complejos que lleva su impartición.</text:p>
          </text:list-item>
          <text:list-item>
            <text:p text:style-name="P89">Añadir actividades sobre prevención de riesgos laborales en instalaciones de redes locales en la nueva UT6.</text:p>
          </text:list-item>
          <text:list-item>
            <text:p text:style-name="P89">Mejorar nivel de inglés del alumnado realizando actividades que incluyan el uso y elaboración de documentación en Inglés. Así como la proyección de vídeos con <text:soft-page-break/>subtítulos.</text:p>
          </text:list-item>
          <text:list-item>
            <text:p text:style-name="P89">Realizar seguimiento de programaciones del aula utilizando hoja de cálculo colaborativa.</text:p>
          </text:list-item>
          <text:list-item>
            <text:p text:style-name="P89">Trabajar desde principio de curso los contenidos de las pruebas skills de este curso de cara a la posible participación en las mismas. </text:p>
          </text:list-item>
          <text:list-item>
            <text:p text:style-name="P89">Realización de visitas a empresas del sector.</text:p>
          </text:list-item>
          <text:list-item>
            <text:p text:style-name="P89">Realizar taller sobre fibra óptica impartido por personal externo al Centro al no estar el departamento dotado de equipamiento para dicha tecnología.</text:p>
          </text:list-item>
        </text:list>
        <text:list xml:id="list103836068555607" text:continue-list="list103836024723383" text:style-name="WW8Num1">
          <text:list-item>
            <text:list>
              <text:list-item>
                <text:h text:style-name="P164" text:outline-level="2"><text:bookmark-start text:name="__RefHeading__30_79678282"/>6. ORGANIZACIÓN DE CONTENIDOS<text:bookmark-end text:name="__RefHeading__30_79678282"/></text:h>
                <text:list>
                  <text:list-item>
                    <text:h text:style-name="P153" text:outline-level="3"><text:bookmark-start text:name="__RefHeading__32_79678282"/>6.1. Contenido organizador<text:bookmark-end text:name="__RefHeading__32_79678282"/></text:h>
                  </text:list-item>
                </text:list>
              </text:list-item>
            </text:list>
          </text:list-item>
        </text:list>
        <text:list xml:id="list103835174845333" text:continue-list="list103835981807075" text:style-name="WW8Num26">
          <text:list-item>
            <text:p text:style-name="P51">El contenido organizador es el punto de partida para la secuenciación de contenidos y la elaboración de unidades de trabajo. </text:p>
          </text:list-item>
          <text:list-item>
            <text:p text:style-name="Text_20_body"><text:span text:style-name="T19">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18">Por lo tanto, el </text:span><text:span text:style-name="T20">conten</text:span><text:span text:style-name="T21">ido organizador</text:span><text:span text:style-name="T19"> para la enseñanza del módulo serán los procedimientos organizados en base a las unidades de competencia asociadas al módulo: </text:span></text:p>
          </text:list-item>
        </text:list>
        <text:p text:style-name="P28"/>
        <text:list xml:id="list8842585732766349390" text:style-name="WW8Num25">
          <text:list-item>
            <text:p text:style-name="P176">UC0220_2: Instalar, configurar y verificar los elementos de la red local según procedimientos establecidos.</text:p>
          </text:list-item>
          <text:list-item>
            <text:p text:style-name="P176">UC0955_2: Monitorizar los procesos de comunicaciones de la red local.</text:p>
          </text:list-item>
        </text:list>
        <text:p text:style-name="P37"/>
        <text:list xml:id="list103834050990423" text:continue-list="list103835174845333" text:style-name="WW8Num26">
          <text:list-item>
            <text:p text:style-name="Text_20_body"><text:span text:style-name="T19">El resto de contenidos, actitudes y conceptos, harán de </text:span><text:span text:style-name="T21">soporte</text:span><text:span text:style-name="T19"> en el diseño de la programación.</text:span></text:p>
          </text:list-item>
        </text:list>
        <text:list xml:id="list103834339336277" text:continue-list="list103836068555607" text:style-name="WW8Num1">
          <text:list-item>
            <text:list>
              <text:list-item>
                <text:list>
                  <text:list-item>
                    <text:h text:style-name="P153" text:outline-level="3"><text:bookmark-start text:name="__RefHeading__34_79678282"/>6.2. <text:s/>Relación secuenciada y temporalizada de unidades de trabajo<text:bookmark-end text:name="__RefHeading__34_79678282"/></text:h>
                  </text:list-item>
                </text:list>
              </text:list-item>
            </text:list>
          </text:list-item>
        </text:list>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UT</text:p>
            </table:table-cell>
            <table:table-cell table:style-name="Tabla2.A1" office:value-type="string">
              <text:p text:style-name="P4">Título</text:p>
            </table:table-cell>
            <table:table-cell table:style-name="Tabla2.C1" office:value-type="string">
              <text:p text:style-name="P4">Horas</text:p>
            </table:table-cell>
          </table:table-row>
          <text:soft-page-break/>
          <table:table-row table:style-name="Tabla2.1">
            <table:table-cell table:style-name="Tabla2.A2" office:value-type="string">
              <text:p text:style-name="P7">0</text:p>
            </table:table-cell>
            <table:table-cell table:style-name="Tabla2.A2" office:value-type="string">
              <text:p text:style-name="P6">Presentación e introducción a los recursos didácticos</text:p>
            </table:table-cell>
            <table:table-cell table:style-name="Tabla2.C2" office:value-type="string">
              <text:p text:style-name="P11">14</text:p>
            </table:table-cell>
          </table:table-row>
          <table:table-row table:style-name="Tabla2.1">
            <table:table-cell table:style-name="Tabla2.A2" office:value-type="string">
              <text:p text:style-name="P7">1</text:p>
            </table:table-cell>
            <table:table-cell table:style-name="Tabla2.A2" office:value-type="string">
              <text:p text:style-name="P6">Características generales de las redes locales</text:p>
            </table:table-cell>
            <table:table-cell table:style-name="Tabla2.C2" office:value-type="string">
              <text:p text:style-name="P7">3<text:span text:style-name="T46">2</text:span></text:p>
            </table:table-cell>
          </table:table-row>
          <table:table-row table:style-name="Tabla2.1">
            <table:table-cell table:style-name="Tabla2.A2" office:value-type="string">
              <text:p text:style-name="P7">2</text:p>
            </table:table-cell>
            <table:table-cell table:style-name="Tabla2.A2" office:value-type="string">
              <text:p text:style-name="P8">La capa de enlace</text:p>
            </table:table-cell>
            <table:table-cell table:style-name="Tabla2.C2" office:value-type="string">
              <text:p text:style-name="P9">2<text:span text:style-name="T46">4</text:span></text:p>
            </table:table-cell>
          </table:table-row>
          <table:table-row table:style-name="Tabla2.1">
            <table:table-cell table:style-name="Tabla2.A2" office:value-type="string">
              <text:p text:style-name="P7">3</text:p>
            </table:table-cell>
            <table:table-cell table:style-name="Tabla2.A2" office:value-type="string">
              <text:p text:style-name="P8">La capa de red. Direccionamiento y protocolos</text:p>
            </table:table-cell>
            <table:table-cell table:style-name="Tabla2.C2" office:value-type="string">
              <text:p text:style-name="P11">28</text:p>
            </table:table-cell>
          </table:table-row>
          <table:table-row table:style-name="Tabla2.1">
            <table:table-cell table:style-name="Tabla2.A2" office:value-type="string">
              <text:p text:style-name="P7">4</text:p>
            </table:table-cell>
            <table:table-cell table:style-name="Tabla2.A2" office:value-type="string">
              <text:p text:style-name="P8"><text:span text:style-name="T58">Servicios</text:span> de la capa de red. <text:span text:style-name="T58">Enrutamiento y VLAN</text:span></text:p>
            </table:table-cell>
            <table:table-cell table:style-name="Tabla2.C2" office:value-type="string">
              <text:p text:style-name="P7">3<text:span text:style-name="T46">2</text:span></text:p>
            </table:table-cell>
          </table:table-row>
          <table:table-row table:style-name="Tabla2.7">
            <table:table-cell table:style-name="Tabla2.A2" office:value-type="string">
              <text:p text:style-name="P7">5</text:p>
            </table:table-cell>
            <table:table-cell table:style-name="Tabla2.A2" office:value-type="string">
              <text:p text:style-name="P8">La capa de transporte</text:p>
            </table:table-cell>
            <table:table-cell table:style-name="Tabla2.C2" office:value-type="string">
              <text:p text:style-name="P7">3<text:span text:style-name="T46">2</text:span></text:p>
            </table:table-cell>
          </table:table-row>
          <table:table-row table:style-name="Tabla2.8">
            <table:table-cell table:style-name="Tabla2.A2" office:value-type="string">
              <text:p text:style-name="P7">6</text:p>
            </table:table-cell>
            <table:table-cell table:style-name="Tabla2.A2" office:value-type="string">
              <text:p text:style-name="P8">La capa de aplicación</text:p>
            </table:table-cell>
            <table:table-cell table:style-name="Tabla2.C2" office:value-type="string">
              <text:p text:style-name="P9">20</text:p>
            </table:table-cell>
          </table:table-row>
          <table:table-row table:style-name="Tabla2.9">
            <table:table-cell table:style-name="Tabla2.A2" office:value-type="string">
              <text:p text:style-name="P9">7</text:p>
            </table:table-cell>
            <table:table-cell table:style-name="Tabla2.A2" office:value-type="string">
              <text:p text:style-name="P10">Identificación de elementos y espacios de una red local</text:p>
            </table:table-cell>
            <table:table-cell table:style-name="Tabla2.C2" office:value-type="string">
              <text:p text:style-name="P11">28</text:p>
            </table:table-cell>
          </table:table-row>
          <table:table-row table:style-name="Tabla2.1">
            <table:table-cell table:style-name="Tabla2.A2" table:number-columns-spanned="2" office:value-type="string">
              <text:p text:style-name="P5">Total</text:p>
            </table:table-cell>
            <table:covered-table-cell/>
            <table:table-cell table:style-name="Tabla2.C2" office:value-type="string">
              <text:p text:style-name="P7">2<text:span text:style-name="T46">10</text:span></text:p>
            </table:table-cell>
          </table:table-row>
        </table:table>
        <text:list xml:id="list103835635405749" text:continue-list="list103834050990423" text:style-name="WW8Num26">
          <text:list-item>
            <text:p text:style-name="Text_20_body"/>
          </text:list-item>
          <text:list-item>
            <text:p text:style-name="P51">Consideraciones:</text:p>
          </text:list-item>
        </text:list>
        <text:list xml:id="list6627662201313584162" text:style-name="WW8Num11">
          <text:list-item>
            <text:p text:style-name="P56">La UT0 no se impartirá en bloque al principio del curso sino que se desarrollara de forma transversal durante el desarrollo del resto de unidades.</text:p>
          </text:list-item>
          <text:list-item>
            <text:p text:style-name="P57">El número de sesiones que se prevé impartir en cada trimestre son <text:span text:style-name="T46">70</text:span></text:p>
            <text:list>
              <text:list-item>
                <text:p text:style-name="P57">Primero: 70</text:p>
              </text:list-item>
            </text:list>
          </text:list-item>
        </text:list>
        <text:list xml:id="list103834998639982" text:continue-list="list103834339336277" text:style-name="WW8Num1">
          <text:list-item>
            <text:list>
              <text:list-item>
                <text:h text:style-name="P164" text:outline-level="2"><text:bookmark-start text:name="__RefHeading__36_79678282"/>7. UNIDADES DE TRABAJO: ELEMENTOS CURRICULARES Y TEMPORALIZACIÓN<text:bookmark-end text:name="__RefHeading__36_79678282"/></text:h>
              </text:list-item>
            </text:list>
          </text:list-item>
        </text:list>
        <text:list xml:id="list103835343448380" text:continue-list="list103835635405749" text:style-name="WW8Num26">
          <text:list-item>
            <text:p text:style-name="P51">A continuación se enumeran los tipos de actividades que se llevarán a cabo en cada unidad. En el apartado 9.1 criterios metodológicos se profundiza en como se desarrollarán las mismas. </text:p>
          </text:list-item>
          <text:list-item>
            <text:p text:style-name="P51">Además se seguirán las propuestas de objetivos y acciones contemplados en el Plan de Mejora del Centro para el curso 201<text:span text:style-name="T47">6</text:span>-1<text:span text:style-name="T47">7</text:span>.</text:p>
          </text:list-item>
          <text:list-item>
            <text:p text:style-name="P51">De la dimensión hablar se incorporarán actividades como:</text:p>
          </text:list-item>
        </text:list>
        <text:list xml:id="list6378011932271936218" text:style-name="WW8Num12">
          <text:list-item>
            <text:p text:style-name="P168">Debates, de noticias o temas interesantes para el alumno, que esté relacionado con el currículo de la materia.</text:p>
          </text:list-item>
          <text:list-item>
            <text:p text:style-name="P168">Lecturas de textos comprensivos, para fomentar la expresión oral desde todas las materias.</text:p>
          </text:list-item>
          <text:list-item>
            <text:p text:style-name="P168">Comentarios orales de imágenes o gráficos, etc. con la utilización del vocabulario adecuado al tema correspondiente.</text:p>
          </text:list-item>
          <text:list-item>
            <text:p text:style-name="P168">Simulación de situaciones reales, en las que el alumnado tenga que asumir roles de personas que tengan que expresarse de forma oral para realizar solicitudes o demandas.</text:p>
          </text:list-item>
        </text:list>
        <text:p text:style-name="P14"><text:soft-page-break/></text:p>
        <text:p text:style-name="P15">Asimismo, la dimensión de la competencia matemática, “Funciones y gráficas” se trabajará con comentarios, interpretaciones y debates de noticias y textos que utilicen esta forma de expresión. Se incluirá en las actividades tareas en la que se recojan datos y se realicen gráficas a partir de los mismos y se interprete su significado.</text:p>
        <text:p text:style-name="P15"/>
        <text:p text:style-name="P16">Para mejorar la falta de autonomía del alumnado en la UT0 que se trabaja de forma transversal se formará al alumno en el uso de herramientas que le ayuden a aotoorganizarse y llevar registro de las tareas pendientes y completadas. Se utilizará un wiki personal como cuaderno online que servirá al alumno de repositorio de las actividades entregadas y de los recursos de cada unidad. Se utilizará también una herramienta de gestión de tareas (Trello) que permite organizar en tablones y reflejar el estado actual de las tareas.</text:p>
        <text:p text:style-name="P16"/>
        <text:p text:style-name="P16">Para impulsar el dominio del inglés se procurará el uso de documentación y material multimedia de apoyo en dicho idioma.</text:p>
        <text:p text:style-name="P13"/>
        <text:list xml:id="list103835341107088" text:continue-list="list103835343448380" text:style-name="WW8Num26">
          <text:list-item>
            <text:p text:style-name="P51">Además de las anteriores, los tipos de actividades a desarrollar en todas las unidades de trabajo serán: </text:p>
          </text:list-item>
        </text:list>
        <text:list xml:id="list6324057745283880515" text:style-name="WW8Num13">
          <text:list-item>
            <text:p text:style-name="P90">Actividades de introducción y presentación de conceptos</text:p>
          </text:list-item>
          <text:list-item>
            <text:p text:style-name="P110">Introducción de conceptos mediante presentaciones</text:p>
          </text:list-item>
          <text:list-item>
            <text:p text:style-name="P110">Realización de mapas conceptuales</text:p>
          </text:list-item>
          <text:list-item>
            <text:p text:style-name="P90">Actividades de desarrollo de conceptos</text:p>
          </text:list-item>
          <text:list-item>
            <text:p text:style-name="P110">Investigación guiada mediante preguntas. Puesta en común en documento colaborativo y mediante la realización de debates.</text:p>
          </text:list-item>
          <text:list-item>
            <text:p text:style-name="P110">Actividades de reafirmación de conceptos de la unidad contestando a preguntas sobre conceptos y realizando supuestos prácticos.</text:p>
          </text:list-item>
          <text:list-item>
            <text:p text:style-name="P110">Uso del cuaderno personal online (wiki) para recopilar conceptos de la unidad</text:p>
          </text:list-item>
          <text:list-item>
            <text:p text:style-name="P110">Inserción de preguntas sobre conceptos en las prácticas guiadas.</text:p>
          </text:list-item>
          <text:list-item>
            <text:p text:style-name="P110">Uso de marcadores sociales para recopilación de información.</text:p>
          </text:list-item>
          <text:list-item>
            <text:p text:style-name="P90">Actividades de desarrollo de procedimientos</text:p>
          </text:list-item>
          <text:list-item>
            <text:p text:style-name="P110">Realización de prácticas guiadas.</text:p>
          </text:list-item>
          <text:list-item>
            <text:p text:style-name="P110"><text:soft-page-break/>Realización de tareas a partir de tutoriales y manuales.</text:p>
          </text:list-item>
          <text:list-item>
            <text:p text:style-name="P114">Actividades específicas para el desarrollo de las actitudes</text:p>
          </text:list-item>
          <text:list-item>
            <text:p text:style-name="P110">Secretario para el seguimiento de las actividades realizadas.</text:p>
          </text:list-item>
          <text:list-item>
            <text:p text:style-name="P110">Uso de l<text:span text:style-name="T42">a </text:span>comunidad online como foro de debate y medio de compartición de recursos informal.</text:p>
          </text:list-item>
          <text:list-item>
            <text:p text:style-name="P110">Puesta al día del cuaderno personal online</text:p>
          </text:list-item>
          <text:list-item>
            <text:p text:style-name="P90">Actividades de evaluación y de recuperación</text:p>
          </text:list-item>
          <text:list-item>
            <text:p text:style-name="P110">Cuestionarios sobre conceptos.</text:p>
          </text:list-item>
          <text:list-item>
            <text:p text:style-name="P110">Supuestos prácticos sobre procedimientos desarrollados en la unidad.</text:p>
          </text:list-item>
          <text:list-item>
            <text:p text:style-name="P110">Pruebas prácticas</text:p>
          </text:list-item>
          <text:list-item>
            <text:p text:style-name="P110">Defensa oral de las practicas realizadas.</text:p>
          </text:list-item>
          <text:list-item>
            <text:p text:style-name="P90">Actividades de refuerzo</text:p>
          </text:list-item>
          <text:list-item>
            <text:p text:style-name="P110">Uso intensivo del cuaderno online tipo wiki para los alumnos que presentan carencias a la hora de organizarse para estudiar</text:p>
          </text:list-item>
          <text:list-item>
            <text:p text:style-name="P110">Ejercicios para realizar en casa, incluirán: contestación a preguntas de vídeos sobre los contenidos de la unidad, realización con actividades de repaso y realización de pequeñas investigaciones.</text:p>
          </text:list-item>
          <text:list-item>
            <text:p text:style-name="P110">Especial uso de los mapas conceptuales.</text:p>
          </text:list-item>
          <text:list-item>
            <text:p text:style-name="P90">Actividades de ampliación</text:p>
          </text:list-item>
          <text:list-item>
            <text:p text:style-name="P110">Prácticas guiadas complementarias para realizar supuestos que profundizan en los contenidos de la actividad.</text:p>
          </text:list-item>
          <text:list-item>
            <text:p text:style-name="P110">Asesoramiento a los compañeros que presentan más dificultad</text:p>
          </text:list-item>
        </text:list>
        <text:list xml:id="list103835153189189" text:continue-list="list103835341107088" text:style-name="WW8Num26">
          <text:list-item>
            <text:p text:style-name="P51">A continuación se detallan los elementos curriculares relacionados con cada unidad:</text:p>
          </text:list-item>
        </text:list>
        <table:table table:name="Tabla3" table:style-name="Tabla3">
          <table:table-column table:style-name="Tabla3.A"/>
          <text:soft-page-break/>
          <table:table-row table:style-name="Tabla3.1">
            <table:table-cell table:style-name="Tabla3.A1" office:value-type="string">
              <text:list xml:id="list103836092309913" text:continue-list="list103834998639982" text:style-name="WW8Num1">
                <text:list-item>
                  <text:list>
                    <text:list-item>
                      <text:list>
                        <text:list-item>
                          <text:h text:style-name="P155" text:outline-level="3"><text:bookmark-start text:name="__RefHeading__38_79678282"/>U.T. Nº0: Introducción y uso de recursos de aprendizaje<text:bookmark-end text:name="__RefHeading__38_79678282"/></text:h>
                        </text:list-item>
                      </text:list>
                    </text:list-item>
                  </text:list>
                </text:list-item>
              </text:list>
            </table:table-cell>
          </table:table-row>
          <table:table-row table:style-name="Tabla3.1">
            <table:table-cell table:style-name="Tabla3.A2" office:value-type="string">
              <text:list xml:id="list103834950726455" text:continue-numbering="true" text:style-name="WW8Num1">
                <text:list-item>
                  <text:list>
                    <text:list-item>
                      <text:list>
                        <text:list-item>
                          <text:list>
                            <text:list-item>
                              <text:list>
                                <text:list-item>
                                  <text:h text:style-name="P159" text:outline-level="5"><text:bookmark-start text:name="__RefHeading___Toc2996_1531218039"/>Horas: 14<text:bookmark-end text:name="__RefHeading___Toc2996_1531218039"/></text:h>
                                </text:list-item>
                              </text:list>
                            </text:list-item>
                          </text:list>
                        </text:list-item>
                      </text:list>
                    </text:list-item>
                  </text:list>
                </text:list-item>
              </text:list>
            </table:table-cell>
          </table:table-row>
          <table:table-row table:style-name="Tabla3.1">
            <table:table-cell table:style-name="Tabla3.A2" office:value-type="string">
              <text:list xml:id="list103835228585182" text:continue-numbering="true" text:style-name="WW8Num1">
                <text:list-item>
                  <text:list>
                    <text:list-item>
                      <text:list>
                        <text:list-item>
                          <text:list>
                            <text:list-item>
                              <text:list>
                                <text:list-item>
                                  <text:h text:style-name="P159" text:outline-level="5"><text:bookmark-start text:name="__RefHeading___Toc2998_1531218039"/>Criterios de evaluación<text:bookmark-end text:name="__RefHeading___Toc2998_1531218039"/></text:h>
                                </text:list-item>
                              </text:list>
                            </text:list-item>
                          </text:list>
                        </text:list-item>
                      </text:list>
                    </text:list-item>
                  </text:list>
                </text:list-item>
              </text:list>
            </table:table-cell>
          </table:table-row>
          <table:table-row table:style-name="Tabla3.1">
            <table:table-cell table:style-name="Tabla3.A2" office:value-type="string">
              <text:list xml:id="list103834205672255" text:continue-list="list103835153189189" text:style-name="WW8Num26">
                <text:list-item>
                  <text:p text:style-name="P58">a) <text:span text:style-name="T66">Vislumbra los contenidos del módulo, se le presenta la metodología y las herramientas que se van a utilizar a lo largo del curso y entiende los criterios de evaluación y de calificación del módulo.</text:span></text:p>
                </text:list-item>
                <text:list-item>
                  <text:p text:style-name="P51">b) Conoce y opera con herramientas de tipo wiki para elaborar documentación. Inserta contenidos de diferentes formatos.</text:p>
                </text:list-item>
                <text:list-item>
                  <text:p text:style-name="P51">c) Utiliza marcadores sociales para organizar y clasificar recursos web. Los etiqueta de forma adecuada para su posterior localización. Selecciona textos significativos y los comenta.</text:p>
                </text:list-item>
                <text:list-item>
                  <text:p text:style-name="P51">d) Accede como usuario al aula virtual, hace seguimiento de las tareas pendientes y de las calificaciones obtenidas. Opera con los diferentes módulos de recursos y actividades que contiene.</text:p>
                </text:list-item>
                <text:list-item>
                  <text:p text:style-name="P51">e) Conoce y utiliza las redes sociales de <text:span text:style-name="T42">tipo colaborativo</text:span>. Consulta las actualizaciones. Conoce las diferentes posibilidades de uso, participa generando conversación e interacción</text:p>
                </text:list-item>
                <text:list-item>
                  <text:p text:style-name="P117">f) Utilización de herramientas de <text:span text:style-name="T48">gestión y técnicas GTD de tareas para la autoorganización y el seguimiento de el estado tareas y actividades de clase.</text:span></text:p>
                </text:list-item>
                <text:list-item>
                  <text:p text:style-name="P120">g) Conoce la “nettiqueta” en sus interacciones públicas online</text:p>
                </text:list-item>
              </text:list>
            </table:table-cell>
          </table:table-row>
          <table:table-row table:style-name="Tabla3.1">
            <table:table-cell table:style-name="Tabla3.A2" office:value-type="string">
              <text:list xml:id="list103834101395308" text:continue-list="list103835228585182" text:style-name="WW8Num1">
                <text:list-item>
                  <text:list>
                    <text:list-item>
                      <text:list>
                        <text:list-item>
                          <text:list>
                            <text:list-item>
                              <text:list>
                                <text:list-item>
                                  <text:h text:style-name="P159" text:outline-level="5"><text:bookmark-start text:name="__RefHeading___Toc3000_1531218039"/>Contenidos soporte<text:bookmark-end text:name="__RefHeading___Toc3000_1531218039"/></text:h>
                                </text:list-item>
                              </text:list>
                            </text:list-item>
                          </text:list>
                        </text:list-item>
                      </text:list>
                    </text:list-item>
                  </text:list>
                </text:list-item>
              </text:list>
            </table:table-cell>
          </table:table-row>
          <table:table-row table:style-name="Tabla3.1">
            <table:table-cell table:style-name="Tabla3.A2" office:value-type="string">
              <text:list xml:id="list103835540086753" text:continue-list="list103834205672255" text:style-name="WW8Num26">
                <text:list-item>
                  <text:p text:style-name="P51">Web 2.0 evolución y recursos</text:p>
                </text:list-item>
                <text:list-item>
                  <text:p text:style-name="P117">Portales de aprendizaje a distancia.</text:p>
                </text:list-item>
                <text:list-item>
                  <text:p text:style-name="P120">Wiki. Acceso y generación de contenidos.</text:p>
                </text:list-item>
                <text:list-item>
                  <text:p text:style-name="P120"><text:soft-page-break/>Marcadores sociales</text:p>
                </text:list-item>
                <text:list-item>
                  <text:p text:style-name="P120">Herramientas de gestión de tareas. Uso individual y colaborativo.</text:p>
                </text:list-item>
              </text:list>
            </table:table-cell>
          </table:table-row>
          <table:table-row table:style-name="Tabla3.1">
            <table:table-cell table:style-name="Tabla3.A2" office:value-type="string">
              <text:list xml:id="list103835157782735" text:continue-list="list103834101395308" text:style-name="WW8Num1">
                <text:list-item>
                  <text:list>
                    <text:list-item>
                      <text:list>
                        <text:list-item>
                          <text:list>
                            <text:list-item>
                              <text:list>
                                <text:list-item>
                                  <text:h text:style-name="P159" text:outline-level="5"><text:bookmark-start text:name="__RefHeading___Toc3002_1531218039"/>Contenidos organizadores:<text:bookmark-end text:name="__RefHeading___Toc3002_1531218039"/></text:h>
                                </text:list-item>
                              </text:list>
                            </text:list-item>
                          </text:list>
                        </text:list-item>
                      </text:list>
                    </text:list-item>
                  </text:list>
                </text:list-item>
              </text:list>
            </table:table-cell>
          </table:table-row>
          <table:table-row table:style-name="Tabla3.1">
            <table:table-cell table:style-name="Tabla3.A2" office:value-type="string">
              <text:list xml:id="list103835924003352" text:continue-list="list103835540086753" text:style-name="WW8Num26">
                <text:list-item>
                  <text:p text:style-name="P51">Compartición de recursos y contenidos a través de <text:span text:style-name="T48">comunidades online</text:span></text:p>
                </text:list-item>
                <text:list-item>
                  <text:p text:style-name="P51">Utilización de marcadores sociales para organización y compartición de recursos online</text:p>
                </text:list-item>
                <text:list-item>
                  <text:p text:style-name="P117">Uso básico de herramientas de ofimática en la nube. Edición simultanea</text:p>
                </text:list-item>
              </text:list>
            </table:table-cell>
          </table:table-row>
        </table:table>
        <text:p text:style-name="P84"/>
        <text:p text:style-name="P54"/>
        <table:table table:name="Tabla4" table:style-name="Tabla4">
          <table:table-column table:style-name="Tabla4.A"/>
          <table:table-row table:style-name="Tabla4.1">
            <table:table-cell table:style-name="Tabla4.A1" office:value-type="string">
              <text:list xml:id="list103835275407707" text:continue-list="list103835157782735" text:style-name="WW8Num1">
                <text:list-item>
                  <text:list>
                    <text:list-item>
                      <text:list>
                        <text:list-item>
                          <text:h text:style-name="P155" text:outline-level="3"><text:bookmark-start text:name="__RefHeading__40_79678282"/>U.T. Nº1: Características generales de las redes locales<text:bookmark-end text:name="__RefHeading__40_79678282"/></text:h>
                        </text:list-item>
                      </text:list>
                    </text:list-item>
                  </text:list>
                </text:list-item>
              </text:list>
            </table:table-cell>
          </table:table-row>
          <table:table-row table:style-name="Tabla4.1">
            <table:table-cell table:style-name="Tabla4.A2" office:value-type="string">
              <text:list xml:id="list103836148694249" text:continue-numbering="true" text:style-name="WW8Num1">
                <text:list-item>
                  <text:list>
                    <text:list-item>
                      <text:list>
                        <text:list-item>
                          <text:list>
                            <text:list-item>
                              <text:list>
                                <text:list-item>
                                  <text:h text:style-name="P159" text:outline-level="5"><text:bookmark-start text:name="__RefHeading___Toc3004_1531218039"/>Horas: 35<text:bookmark-end text:name="__RefHeading___Toc3004_1531218039"/></text:h>
                                </text:list-item>
                              </text:list>
                            </text:list-item>
                          </text:list>
                        </text:list-item>
                      </text:list>
                    </text:list-item>
                  </text:list>
                </text:list-item>
              </text:list>
            </table:table-cell>
          </table:table-row>
          <table:table-row table:style-name="Tabla4.1">
            <table:table-cell table:style-name="Tabla4.A2" office:value-type="string">
              <text:list xml:id="list103835979578521" text:continue-numbering="true" text:style-name="WW8Num1">
                <text:list-item>
                  <text:list>
                    <text:list-item>
                      <text:list>
                        <text:list-item>
                          <text:list>
                            <text:list-item>
                              <text:list>
                                <text:list-item>
                                  <text:h text:style-name="P159" text:outline-level="5"><text:bookmark-start text:name="__RefHeading___Toc3006_1531218039"/>Orientaciones<text:bookmark-end text:name="__RefHeading___Toc3006_1531218039"/></text:h>
                                </text:list-item>
                              </text:list>
                            </text:list-item>
                          </text:list>
                        </text:list-item>
                      </text:list>
                    </text:list-item>
                  </text:list>
                </text:list-item>
              </text:list>
            </table:table-cell>
          </table:table-row>
          <table:table-row table:style-name="Tabla4.1">
            <table:table-cell table:style-name="Tabla4.A2" office:value-type="string">
              <text:list xml:id="list103834115170248" text:continue-list="list103835924003352" text:style-name="WW8Num26">
                <text:list-item>
                  <text:p text:style-name="P51">Abordamos la primera unidad formativa del módulo de Redes Locales. El título de la unidad es: Características  generales de las redes locales. </text:p>
                </text:list-item>
                <text:list-item>
                  <text:p text:style-name="P117">En esta unidad se van a estudiar alguno de los conceptos mas importantes de las redes de ordenadores. Inicialmente describiremos la importancia de la comunicación y como ha influido en la aparición y desarrollo de las redes. Una vez conocido los antecedentes de las redes entramos de lleno en aspectos que afectan al concepto, aplicaciones y clasificaciones de las redes de ordenadores. Para terminar, las redes permiten la comunicación de equipos y ordenadores de aplicaciones y fabricantes dispares. Para posibilitar y facilitar la comunicación, estudio y comprensión de las redes, se requiere de modelos estandarizados que todas las organizaciones y fabricantes deben aceptar. Así podemos entender como es posible expansión y desarrollo de las redes.</text:p>
                </text:list-item>
              </text:list>
            </table:table-cell>
          </table:table-row>
          <text:soft-page-break/>
          <table:table-row table:style-name="Tabla4.1">
            <table:table-cell table:style-name="Tabla4.A2" office:value-type="string">
              <text:list xml:id="list103834985803257" text:continue-list="list103835979578521" text:style-name="WW8Num1">
                <text:list-item>
                  <text:list>
                    <text:list-item>
                      <text:list>
                        <text:list-item>
                          <text:list>
                            <text:list-item>
                              <text:list>
                                <text:list-item>
                                  <text:h text:style-name="P159" text:outline-level="5"><text:bookmark-start text:name="__RefHeading___Toc3008_1531218039"/>Objetivos<text:bookmark-end text:name="__RefHeading___Toc3008_1531218039"/></text:h>
                                </text:list-item>
                              </text:list>
                            </text:list-item>
                          </text:list>
                        </text:list-item>
                      </text:list>
                    </text:list-item>
                  </text:list>
                </text:list-item>
              </text:list>
            </table:table-cell>
          </table:table-row>
          <table:table-row table:style-name="Tabla4.1">
            <table:table-cell table:style-name="Tabla4.A2" office:value-type="string">
              <text:list xml:id="list103835423449622" text:continue-list="list103834115170248" text:style-name="WW8Num26">
                <text:list-item>
                  <text:p text:style-name="P92">Describir los principios de funcionamiento de las redes de ordenadores. </text:p>
                </text:list-item>
                <text:list-item>
                  <text:p text:style-name="P92">Identificar los distintos tipos de redes. </text:p>
                </text:list-item>
                <text:list-item>
                  <text:p text:style-name="P92">Describir los elementos de las redes y su función. </text:p>
                </text:list-item>
                <text:list-item>
                  <text:p text:style-name="P92">Reconocer las distintas topologías de red. </text:p>
                </text:list-item>
                <text:list-item>
                  <text:p text:style-name="P92">Detallar los distintas arquitecturas de redes de ordenadores </text:p>
                </text:list-item>
                <text:list-item>
                  <text:p text:style-name="P92">Caracterizar la arquitectura de las redes locales. </text:p>
                </text:list-item>
              </text:list>
            </table:table-cell>
          </table:table-row>
          <table:table-row table:style-name="Tabla4.1">
            <table:table-cell table:style-name="Tabla4.A2" office:value-type="string">
              <text:list xml:id="list103836062826740" text:continue-list="list103834985803257" text:style-name="WW8Num1">
                <text:list-item>
                  <text:list>
                    <text:list-item>
                      <text:list>
                        <text:list-item>
                          <text:list>
                            <text:list-item>
                              <text:list>
                                <text:list-item>
                                  <text:h text:style-name="P159" text:outline-level="5"><text:bookmark-start text:name="__RefHeading___Toc3010_1531218039"/>Criterios de evaluación<text:bookmark-end text:name="__RefHeading___Toc3010_1531218039"/></text:h>
                                </text:list-item>
                              </text:list>
                            </text:list-item>
                          </text:list>
                        </text:list-item>
                      </text:list>
                    </text:list-item>
                  </text:list>
                </text:list-item>
              </text:list>
            </table:table-cell>
          </table:table-row>
          <table:table-row table:style-name="Tabla4.1">
            <table:table-cell table:style-name="Tabla4.A2" office:value-type="string">
              <text:p text:style-name="P86">a) Se han descrito los principios de funcionamiento de las redes locales.</text:p>
              <text:p text:style-name="P86">b) Se han identificado los distintos tipos de redes.</text:p>
              <text:p text:style-name="P86">c) Se han descrito los elementos de la red local y su función.</text:p>
              <text:p text:style-name="P86">d) Se han identificado y clasificado los medios de transmisión.</text:p>
              <text:p text:style-name="P86"><text:span text:style-name="T65">e</text:span>) Se han reconocido los principios funcionales de las redes locales.</text:p>
              <text:p text:style-name="P121"><text:span text:style-name="T23">f</text:span><text:span text:style-name="T22">) Se han identificado los distintos tipos de redes.</text:span></text:p>
              <text:p text:style-name="P123">g) Ante un supuesto en el que se describe el funcionamiento de una red diferencia de que tipo es de acuerdo a los diferentes criterios de clasificación,</text:p>
              <text:p text:style-name="P124"><text:span text:style-name="T24">h</text:span><text:span text:style-name="T22">) Conoce las diferentes unidades de medida de tamaño de archivo y de velocidades de transferencia de la información y realiza conversiones entre ellas.</text:span></text:p>
              <text:p text:style-name="P124"><text:span text:style-name="T24">i</text:span><text:span text:style-name="T22">) Resuelve supuestos prácticos y calcula velocidad de transferencia de archivos, tiempo empleado y tamaño de archivos</text:span></text:p>
              <text:p text:style-name="P125"><text:span text:style-name="T24">j</text:span><text:span text:style-name="T22">) Conoce el concepto de arquitectura de red, entiende el concepto de nivel y comprende el proceso de encapsulamiento y desencapsulaminto de datos</text:span></text:p>
              <text:p text:style-name="P122"><text:span text:style-name="T24">k</text:span><text:span text:style-name="T25">) Diferencia entre los modelos OSI y la arquitectura TCP/IP y explica las funciones principales que se realizan en los niveles de cada una</text:span></text:p>
            </table:table-cell>
          </table:table-row>
          <table:table-row table:style-name="Tabla4.1">
            <table:table-cell table:style-name="Tabla4.A2" office:value-type="string">
              <text:list xml:id="list103835620390171" text:continue-list="list103835423449622" text:style-name="WW8Num26">
                <text:list-header>
                  <text:p text:style-name="P91"><text:bookmark-start text:name="__RefHeading___Toc3012_1531218039"/>Contenidos<text:bookmark-end text:name="__RefHeading___Toc3012_1531218039"/></text:p>
                </text:list-header>
              </text:list>
            </table:table-cell>
          </table:table-row>
          <table:table-row table:style-name="Tabla4.1">
            <table:table-cell table:style-name="Tabla4.A2" office:value-type="string">
              <text:list xml:id="list1627144459921790778" text:style-name="L1">
                <text:list-item>
                  <text:p text:style-name="P93">La comunicación</text:p>
                  <text:list>
                    <text:list-item>
                      <text:p text:style-name="P93">Evolución de las tecnologías de la comunicación</text:p>
                    </text:list-item>
                    <text:list-item>
                      <text:p text:style-name="P93">El proceso de la comunicación</text:p>
                    </text:list-item>
                    <text:list-item>
                      <text:p text:style-name="P94">Modelo de las comunicaciones</text:p>
                    </text:list-item>
                  </text:list>
                </text:list-item>
                <text:list-item>
                  <text:p text:style-name="P94">Características y componentes básicos de las redes locales</text:p>
                  <text:list>
                    <text:list-item>
                      <text:p text:style-name="P94">Definición</text:p>
                    </text:list-item>
                    <text:list-item>
                      <text:p text:style-name="P94">Componentes</text:p>
                      <text:list>
                        <text:list-item>
                          <text:p text:style-name="P94">Equipos terminales</text:p>
                        </text:list-item>
                        <text:list-item>
                          <text:p text:style-name="P94">Servicios y protocolos</text:p>
                        </text:list-item>
                      </text:list>
                    </text:list-item>
                    <text:list-item>
                      <text:p text:style-name="P94">Medios de transmisión</text:p>
                      <text:list>
                        <text:list-item>
                          <text:p text:style-name="P94">Guiados</text:p>
                        </text:list-item>
                        <text:list-item>
                          <text:p text:style-name="P94">No guiados</text:p>
                        </text:list-item>
                      </text:list>
                    </text:list-item>
                    <text:list-item>
                      <text:p text:style-name="P94">Elementos de conexión</text:p>
                      <text:list>
                        <text:list-item>
                          <text:p text:style-name="P94">Tarjetas de red</text:p>
                        </text:list-item>
                        <text:list-item>
                          <text:p text:style-name="P94">Conectores</text:p>
                        </text:list-item>
                        <text:list-item>
                          <text:p text:style-name="P94">Antenas</text:p>
                        </text:list-item>
                      </text:list>
                    </text:list-item>
                    <text:list-item>
                      <text:p text:style-name="P94">Dispositivos intermedios</text:p>
                      <text:list>
                        <text:list-item>
                          <text:p text:style-name="P94">Hub o concentrador</text:p>
                        </text:list-item>
                        <text:list-item>
                          <text:p text:style-name="P94">Switch o conmutador</text:p>
                        </text:list-item>
                        <text:list-item>
                          <text:p text:style-name="P94">Bridge o puente</text:p>
                        </text:list-item>
                        <text:list-item>
                          <text:p text:style-name="P94">Router o enrutador</text:p>
                        </text:list-item>
                        <text:list-item>
                          <text:p text:style-name="P94">Modem</text:p>
                        </text:list-item>
                      </text:list>
                    </text:list-item>
                  </text:list>
                </text:list-item>
                <text:list-item>
                  <text:p text:style-name="P94">Clasificaciones de las redes locales</text:p>
                  <text:list>
                    <text:list-item>
                      <text:p text:style-name="P94"><text:soft-page-break/>Por la titularidad (dedicadas, compartidas)</text:p>
                    </text:list-item>
                    <text:list-item>
                      <text:p text:style-name="P94">Por la topología ( bus, estrella, malla, anillo, árbol, irregular)</text:p>
                    </text:list-item>
                    <text:list-item>
                      <text:p text:style-name="P94">Por la transferencia de información (conmutadas, de difusión)</text:p>
                    </text:list-item>
                    <text:list-item>
                      <text:p text:style-name="P94">Por el tamaño (PAN, LAN, CAN, MAN y WAN)</text:p>
                    </text:list-item>
                    <text:list-item>
                      <text:p text:style-name="P94">Por la relación <text:span text:style-name="T64">funcional (P2P, cliente/servidor)</text:span></text:p>
                    </text:list-item>
                  </text:list>
                </text:list-item>
                <text:list-item>
                  <text:p text:style-name="P95">Velocidad de transmisión de la información</text:p>
                  <text:list>
                    <text:list-item>
                      <text:p text:style-name="P95">Unidades de medida de información y conversión</text:p>
                    </text:list-item>
                    <text:list-item>
                      <text:p text:style-name="P95">Unidades de medida de velocidad de transmisión y conversión</text:p>
                    </text:list-item>
                    <text:list-item>
                      <text:p text:style-name="P95">Cálculo de velocidades de transmisión, tiempos de transferencia y tamaño de archivos transferidos</text:p>
                    </text:list-item>
                  </text:list>
                </text:list-item>
                <text:list-item>
                  <text:p text:style-name="P96">Arquitectura de redes</text:p>
                  <text:list>
                    <text:list-item>
                      <text:p text:style-name="P96">Características</text:p>
                    </text:list-item>
                    <text:list-item>
                      <text:p text:style-name="P96">Niveles de los protocolos (alto, bajo e intermedio)</text:p>
                    </text:list-item>
                    <text:list-item>
                      <text:p text:style-name="P96">Arquitecturas por niveles</text:p>
                    </text:list-item>
                    <text:list-item>
                      <text:p text:style-name="P96">Encapsulación/desencapsulación de datos</text:p>
                    </text:list-item>
                    <text:list-item>
                      <text:p text:style-name="P96">Modelo de referencia OSI</text:p>
                    </text:list-item>
                    <text:list-item>
                      <text:p text:style-name="P96">Arquitectura TCP/IP</text:p>
                    </text:list-item>
                  </text:list>
                </text:list-item>
              </text:list>
            </table:table-cell>
          </table:table-row>
        </table:table>
        <text:p text:style-name="Standard"/>
        <text:list xml:id="list103834104651595" text:continue-list="list103836062826740" text:style-name="WW8Num1">
          <text:list-item>
            <text:list>
              <text:list-item>
                <text:h text:style-name="P164" text:outline-level="2"/>
              </text:list-item>
            </text:list>
          </text:list-item>
        </text:list>
        <table:table table:name="Tabla6" table:style-name="Tabla6">
          <table:table-column table:style-name="Tabla6.A"/>
          <table:table-row table:style-name="Tabla6.1">
            <table:table-cell table:style-name="Tabla6.A1" office:value-type="string">
              <text:list xml:id="list103834638303283" text:continue-numbering="true" text:style-name="WW8Num1">
                <text:list-item>
                  <text:list>
                    <text:list-item>
                      <text:list>
                        <text:list-item>
                          <text:h text:style-name="P155" text:outline-level="3"><text:bookmark-start text:name="__RefHeading__44_79678282"/>U.T. Nº<text:span text:style-name="T48">2</text:span>: <text:span text:style-name="T48">La capa de enlace</text:span><text:bookmark-end text:name="__RefHeading__44_79678282"/></text:h>
                        </text:list-item>
                      </text:list>
                    </text:list-item>
                  </text:list>
                </text:list-item>
              </text:list>
            </table:table-cell>
          </table:table-row>
          <table:table-row table:style-name="Tabla6.1">
            <table:table-cell table:style-name="Tabla6.A2" office:value-type="string">
              <text:list xml:id="list103834338261022" text:continue-numbering="true" text:style-name="WW8Num1">
                <text:list-item>
                  <text:list>
                    <text:list-item>
                      <text:list>
                        <text:list-item>
                          <text:list>
                            <text:list-item>
                              <text:list>
                                <text:list-item>
                                  <text:h text:style-name="P159" text:outline-level="5"><text:bookmark-start text:name="__RefHeading___Toc3024_1531218039"/>Horas: <text:span text:style-name="T48">24</text:span><text:bookmark-end text:name="__RefHeading___Toc3024_1531218039"/></text:h>
                                </text:list-item>
                              </text:list>
                            </text:list-item>
                          </text:list>
                        </text:list-item>
                      </text:list>
                    </text:list-item>
                  </text:list>
                </text:list-item>
              </text:list>
            </table:table-cell>
          </table:table-row>
          <table:table-row table:style-name="Tabla6.1">
            <table:table-cell table:style-name="Tabla6.A2" office:value-type="string">
              <text:list xml:id="list103835013868845" text:continue-numbering="true" text:style-name="WW8Num1">
                <text:list-item>
                  <text:list>
                    <text:list-item>
                      <text:list>
                        <text:list-item>
                          <text:list>
                            <text:list-item>
                              <text:list>
                                <text:list-item>
                                  <text:h text:style-name="P159" text:outline-level="5"><text:bookmark-start text:name="__RefHeading___Toc3026_1531218039"/>Orientaciones<text:bookmark-end text:name="__RefHeading___Toc3026_1531218039"/></text:h>
                                </text:list-item>
                              </text:list>
                            </text:list-item>
                          </text:list>
                        </text:list-item>
                      </text:list>
                    </text:list-item>
                  </text:list>
                </text:list-item>
              </text:list>
            </table:table-cell>
          </table:table-row>
          <table:table-row table:style-name="Tabla6.1">
            <table:table-cell table:style-name="Tabla6.A2" office:value-type="string">
              <text:list xml:id="list103836065457591" text:continue-list="list103835620390171" text:style-name="WW8Num26">
                <text:list-item>
                  <text:p text:style-name="P51">En esta unidad se van a estudiar algunos de los pasos necesarios para la <text:soft-page-break/>instalación de una red local. </text:p>
                </text:list-item>
                <text:list-item>
                  <text:p text:style-name="P51">Inicialmente comprobaremos que uno de los elementos fundamentales para conectar los ordenadores de una red local entre sí, bien a través de un par de tarjetas de red y un cable, o con la ayuda de algún dispositivo de interconexión central. </text:p>
                </text:list-item>
                <text:list-item>
                  <text:p text:style-name="P51">En este tema veremos los dispositivos de interconexión central que trabajan en la capa 2 del modelo OSI. Por este motivo comenzaremos el tema viendo el estándar más utilizado en las redes de área local, que no es otro que Ethernet. Comprobaremos cuales son los distintos tipos de redes que abarca este estándar: Ethernet, Token Ring, Wifi…  Estudiaremos con detalle cuales son los dispositivos físicos que tendremos que instalar en nuestro equipo: los adaptadores de red o, también conocido como tarjetas de red. </text:p>
                </text:list-item>
                <text:list-item>
                  <text:p text:style-name="P51">El siguiente paso será decidir si nuestra red de área local utilizará un dispositivo de interconexión central y cuales son los que operan en la capa 2 del modelo OSI. Los dos dispositivos que trabajan en esta capa son los concentradores o hubs, los conmutadores o switches y los puentes o bridges. </text:p>
                </text:list-item>
                <text:list-item>
                  <text:p text:style-name="P116">Veremos las principales diferencias entre los hubs y los switches, como se configura una red utilizando cada uno de estos dispositivos y cual de ellos ofrece más seguridad y rendimiento a la hora de trabajar en una red. </text:p>
                </text:list-item>
              </text:list>
            </table:table-cell>
          </table:table-row>
          <table:table-row table:style-name="Tabla6.1">
            <table:table-cell table:style-name="Tabla6.A2" office:value-type="string">
              <text:list xml:id="list103835121563167" text:continue-list="list103835013868845" text:style-name="WW8Num1">
                <text:list-item>
                  <text:list>
                    <text:list-item>
                      <text:list>
                        <text:list-item>
                          <text:list>
                            <text:list-item>
                              <text:list>
                                <text:list-item>
                                  <text:h text:style-name="P159" text:outline-level="5"><text:bookmark-start text:name="__RefHeading___Toc3028_1531218039"/>Objetivos<text:bookmark-end text:name="__RefHeading___Toc3028_1531218039"/></text:h>
                                </text:list-item>
                              </text:list>
                            </text:list-item>
                          </text:list>
                        </text:list-item>
                      </text:list>
                    </text:list-item>
                  </text:list>
                </text:list-item>
              </text:list>
            </table:table-cell>
          </table:table-row>
          <table:table-row table:style-name="Tabla6.1">
            <table:table-cell table:style-name="Tabla6.A2" office:value-type="string">
              <text:list xml:id="list4157876343295507109" text:style-name="WW8Num32">
                <text:list-item>
                  <text:p text:style-name="P59">Definir el objetivo y tareas de la capa 2 del modelo OSI. </text:p>
                </text:list-item>
                <text:list-item>
                  <text:p text:style-name="P127">Comprender el estándar IEEE 802. </text:p>
                </text:list-item>
                <text:list-item>
                  <text:p text:style-name="P127">Describir el funcionamiento de un adaptador de red. </text:p>
                </text:list-item>
                <text:list-item>
                  <text:p text:style-name="P127">Identificar las funciones de un adaptador de red. </text:p>
                </text:list-item>
                <text:list-item>
                  <text:p text:style-name="P127">Averiguar cual es la dirección MAC de un adaptador de red. </text:p>
                </text:list-item>
                <text:list-item>
                  <text:p text:style-name="P127">Describir el funcionamiento de un hub en una red LAN </text:p>
                </text:list-item>
                <text:list-item>
                  <text:p text:style-name="P127">Describir el funcionamiento de un switch en una red LAN. </text:p>
                </text:list-item>
                <text:list-item>
                  <text:p text:style-name="P127">Describir el funcionamiento de un puente en una red LAN. </text:p>
                </text:list-item>
                <text:list-item>
                  <text:p text:style-name="P127"><text:soft-page-break/>Diferenciar como funcionan los dominios de colisión para distintos dispositivos de interconexión. </text:p>
                </text:list-item>
                <text:list-item>
                  <text:p text:style-name="P127">Reconocer las ventajas de un switch respecto a un hub. </text:p>
                </text:list-item>
                <text:list-item>
                  <text:p text:style-name="P59">Distinguir los inconvenientes del uso de un hub en una red LAN. </text:p>
                </text:list-item>
                <text:list-item>
                  <text:p text:style-name="P60">Analizar y prever el contenido de las tablas de direccionamiento MAC de los switches.</text:p>
                </text:list-item>
              </text:list>
            </table:table-cell>
          </table:table-row>
          <table:table-row table:style-name="Tabla6.1">
            <table:table-cell table:style-name="Tabla6.A2" office:value-type="string">
              <text:list xml:id="list103834228186112" text:continue-list="list103835121563167" text:style-name="WW8Num1">
                <text:list-item>
                  <text:list>
                    <text:list-item>
                      <text:list>
                        <text:list-item>
                          <text:list>
                            <text:list-item>
                              <text:list>
                                <text:list-item>
                                  <text:h text:style-name="P159" text:outline-level="5"><text:bookmark-start text:name="__RefHeading___Toc3030_1531218039"/>Criterios de evaluación<text:bookmark-end text:name="__RefHeading___Toc3030_1531218039"/></text:h>
                                </text:list-item>
                              </text:list>
                            </text:list-item>
                          </text:list>
                        </text:list-item>
                      </text:list>
                    </text:list-item>
                  </text:list>
                </text:list-item>
              </text:list>
            </table:table-cell>
          </table:table-row>
          <table:table-row table:style-name="Tabla6.1">
            <table:table-cell table:style-name="Tabla6.A2" office:value-type="string">
              <text:p text:style-name="P84">a) Conoce las funciones, <text:span text:style-name="T63">servicios</text:span> y características de la capa de enlace. </text:p>
              <text:p text:style-name="P84">b) <text:span text:style-name="T63">Diferencia entre las subcapas MAC y LLC</text:span></text:p>
              <text:p text:style-name="P97">c) Comprende que esta capa depende de la tecnología subyacente y que no es especificada en la arquitectura TCP/IP salvo los servicios que debe ofrecer.</text:p>
              <text:p text:style-name="P97">d) Entiende el concepto de dirección MAC y ante ejercicios diferencia los diferentes tipos de direcciones existentes.</text:p>
              <text:p text:style-name="P97">e) A partir de esquemas de red resuelve supuestos sobre conmutación de tramas elaborando de forma manual las tablas de direccionamiento MAC y define los dominios de colisión y difusión existentes</text:p>
              <text:p text:style-name="P97">f) A partir de supuestos de simulación prevé el comportamiento de las tramas, realiza las simulaciones y comprueba el contenido de las tablas de direccionamiento MAC de los switches</text:p>
              <text:p text:style-name="P97">g) <text:span text:style-name="T22">Se han utilizado aplicaciones para representar el mapa físico de la red local.</text:span></text:p>
            </table:table-cell>
          </table:table-row>
          <table:table-row table:style-name="Tabla6.1">
            <table:table-cell table:style-name="Tabla6.A2" office:value-type="string">
              <text:list xml:id="list103835477444664" text:continue-numbering="true" text:style-name="WW8Num1">
                <text:list-item>
                  <text:list>
                    <text:list-item>
                      <text:list>
                        <text:list-item>
                          <text:list>
                            <text:list-item>
                              <text:list>
                                <text:list-item>
                                  <text:h text:style-name="P159" text:outline-level="5"><text:bookmark-start text:name="__RefHeading___Toc3032_1531218039"/>Contenidos<text:bookmark-end text:name="__RefHeading___Toc3032_1531218039"/></text:h>
                                </text:list-item>
                              </text:list>
                            </text:list-item>
                          </text:list>
                        </text:list-item>
                      </text:list>
                    </text:list-item>
                  </text:list>
                </text:list-item>
              </text:list>
            </table:table-cell>
          </table:table-row>
          <table:table-row table:style-name="Tabla6.1">
            <table:table-cell table:style-name="Tabla6.A2" office:value-type="string">
              <text:list xml:id="list6909628940307234540" text:style-name="WW8Num31">
                <text:list-item>
                  <text:p text:style-name="P61">La capa de enlace de datos.</text:p>
                  <text:list>
                    <text:list-item>
                      <text:p text:style-name="P61">Funciones</text:p>
                    </text:list-item>
                    <text:list-item>
                      <text:p text:style-name="P61">Conceptos:</text:p>
                      <text:list>
                        <text:list-item>
                          <text:p text:style-name="P61">Trama</text:p>
                        </text:list-item>
                        <text:list-item>
                          <text:p text:style-name="P61"><text:soft-page-break/>Dispositivos de red</text:p>
                          <text:list>
                            <text:list-item>
                              <text:p text:style-name="P61">nodos</text:p>
                            </text:list-item>
                            <text:list-item>
                              <text:p text:style-name="P61">dispositivos de acceso al medio</text:p>
                            </text:list-item>
                          </text:list>
                        </text:list-item>
                        <text:list-item>
                          <text:p text:style-name="P62">Enlace</text:p>
                        </text:list-item>
                        <text:list-item>
                          <text:p text:style-name="P62">Red</text:p>
                        </text:list-item>
                        <text:list-item>
                          <text:p text:style-name="P62">Full duplex, half duplex y simplex</text:p>
                        </text:list-item>
                      </text:list>
                    </text:list-item>
                    <text:list-item>
                      <text:p text:style-name="P62">Servicios de la capa de <text:span text:style-name="T63">enlace</text:span></text:p>
                      <text:list>
                        <text:list-item>
                          <text:p text:style-name="P62">Acceso al medio</text:p>
                        </text:list-item>
                        <text:list-item>
                          <text:p text:style-name="P62">Entramado</text:p>
                        </text:list-item>
                        <text:list-item>
                          <text:p text:style-name="P62">Sincronismo</text:p>
                        </text:list-item>
                        <text:list-item>
                          <text:p text:style-name="P62">Direccionamiento físico</text:p>
                        </text:list-item>
                        <text:list-item>
                          <text:p text:style-name="P62">Control de flujo</text:p>
                        </text:list-item>
                        <text:list-item>
                          <text:p text:style-name="P62">Detección y corrección de errores</text:p>
                        </text:list-item>
                        <text:list-item>
                          <text:p text:style-name="P62">Entrega fiable</text:p>
                        </text:list-item>
                        <text:list-item>
                          <text:p text:style-name="P62">Multiplexación de protocolos de la capa de red</text:p>
                        </text:list-item>
                      </text:list>
                    </text:list-item>
                    <text:list-item>
                      <text:p text:style-name="P62">Subcapas MAC y LLC</text:p>
                    </text:list-item>
                  </text:list>
                </text:list-item>
                <text:list-item>
                  <text:p text:style-name="P62">Direccionamiento físico</text:p>
                  <text:list>
                    <text:list-item>
                      <text:p text:style-name="P62">Tramas</text:p>
                    </text:list-item>
                    <text:list-item>
                      <text:p text:style-name="P62">Direcciones MAC</text:p>
                      <text:list>
                        <text:list-item>
                          <text:p text:style-name="P62">unicast única global</text:p>
                        </text:list-item>
                        <text:list-item>
                          <text:p text:style-name="P62">difusión</text:p>
                        </text:list-item>
                        <text:list-item>
                          <text:p text:style-name="P62">multicast</text:p>
                        </text:list-item>
                        <text:list-item>
                          <text:p text:style-name="P62">unicast localmente administradas</text:p>
                        </text:list-item>
                      </text:list>
                    </text:list-item>
                  </text:list>
                </text:list-item>
                <text:list-item>
                  <text:p text:style-name="P62"><text:soft-page-break/>Técnicas de control de acceso al medio</text:p>
                  <text:list>
                    <text:list-item>
                      <text:p text:style-name="P62">Métodos de acceso controlados</text:p>
                      <text:list>
                        <text:list-item>
                          <text:p text:style-name="P62">Sondeo</text:p>
                        </text:list-item>
                        <text:list-item>
                          <text:p text:style-name="P62">Paso de tetigo</text:p>
                        </text:list-item>
                      </text:list>
                    </text:list-item>
                    <text:list-item>
                      <text:p text:style-name="P62">Métodos basados en contención</text:p>
                      <text:list>
                        <text:list-item>
                          <text:p text:style-name="P62">CSMA/CD. Detección de colisiones</text:p>
                        </text:list-item>
                        <text:list-item>
                          <text:p text:style-name="P62">CSMA/CA. Prevención de colisiones</text:p>
                        </text:list-item>
                      </text:list>
                    </text:list-item>
                  </text:list>
                </text:list-item>
                <text:list-item>
                  <text:p text:style-name="P62">Conmutación de tramas</text:p>
                  <text:list>
                    <text:list-item>
                      <text:p text:style-name="P62">Definción </text:p>
                    </text:list-item>
                    <text:list-item>
                      <text:p text:style-name="P63">Conmutadores o switches</text:p>
                    </text:list-item>
                    <text:list-item>
                      <text:p text:style-name="P63">Tabla de direccionamiento MAC</text:p>
                    </text:list-item>
                    <text:list-item>
                      <text:p text:style-name="P63">Funcionamiento del conmutador</text:p>
                    </text:list-item>
                    <text:list-item>
                      <text:p text:style-name="P63">Dominios de colisión</text:p>
                    </text:list-item>
                    <text:list-item>
                      <text:p text:style-name="P63">Dominios de difusión</text:p>
                    </text:list-item>
                  </text:list>
                </text:list-item>
                <text:list-item>
                  <text:p text:style-name="P63">Ethernet</text:p>
                  <text:list>
                    <text:list-item>
                      <text:p text:style-name="P63">Características</text:p>
                    </text:list-item>
                    <text:list-item>
                      <text:p text:style-name="P63">Especificaciones IEEE 802</text:p>
                    </text:list-item>
                  </text:list>
                </text:list-item>
              </text:list>
            </table:table-cell>
          </table:table-row>
        </table:table>
        <text:p text:style-name="Standard"/>
        <text:p text:style-name="P13"/>
        <table:table table:name="Tabla7" table:style-name="Tabla7">
          <table:table-column table:style-name="Tabla7.A"/>
          <table:table-row table:style-name="Tabla7.1">
            <table:table-cell table:style-name="Tabla7.A1" office:value-type="string">
              <text:list xml:id="list103835069560145" text:continue-list="list103835477444664" text:style-name="WW8Num1">
                <text:list-item>
                  <text:list>
                    <text:list-item>
                      <text:list>
                        <text:list-item>
                          <text:h text:style-name="P155" text:outline-level="3"><text:bookmark-start text:name="__RefHeading__46_79678282"/>U.T. Nº<text:span text:style-name="T48">3</text:span>: <text:span text:style-name="T48">La capa de red. Direccionamiento y protocolos</text:span><text:bookmark-end text:name="__RefHeading__46_79678282"/></text:h>
                        </text:list-item>
                      </text:list>
                    </text:list-item>
                  </text:list>
                </text:list-item>
              </text:list>
            </table:table-cell>
          </table:table-row>
          <table:table-row table:style-name="Tabla7.1">
            <table:table-cell table:style-name="Tabla7.A2" office:value-type="string">
              <text:list xml:id="list103834282883134" text:continue-numbering="true" text:style-name="WW8Num1">
                <text:list-item>
                  <text:list>
                    <text:list-item>
                      <text:list>
                        <text:list-item>
                          <text:list>
                            <text:list-item>
                              <text:list>
                                <text:list-item>
                                  <text:h text:style-name="P159" text:outline-level="5"><text:bookmark-start text:name="__RefHeading___Toc3034_1531218039"/>Horas: <text:span text:style-name="T67">28</text:span><text:bookmark-end text:name="__RefHeading___Toc3034_1531218039"/></text:h>
                                </text:list-item>
                              </text:list>
                            </text:list-item>
                          </text:list>
                        </text:list-item>
                      </text:list>
                    </text:list-item>
                  </text:list>
                </text:list-item>
              </text:list>
            </table:table-cell>
          </table:table-row>
          <table:table-row table:style-name="Tabla7.1">
            <table:table-cell table:style-name="Tabla7.A2" office:value-type="string">
              <text:list xml:id="list103836196330558" text:continue-numbering="true" text:style-name="WW8Num1">
                <text:list-item>
                  <text:list>
                    <text:list-item>
                      <text:list>
                        <text:list-item>
                          <text:list>
                            <text:list-item>
                              <text:list>
                                <text:list-item>
                                  <text:h text:style-name="P159" text:outline-level="5"><text:bookmark-start text:name="__RefHeading___Toc3036_1531218039"/>Orientaciones<text:bookmark-end text:name="__RefHeading___Toc3036_1531218039"/></text:h>
                                </text:list-item>
                              </text:list>
                            </text:list-item>
                          </text:list>
                        </text:list-item>
                      </text:list>
                    </text:list-item>
                  </text:list>
                </text:list-item>
              </text:list>
            </table:table-cell>
          </table:table-row>
          <table:table-row table:style-name="Tabla7.1">
            <table:table-cell table:style-name="Tabla7.A2" office:value-type="string">
              <text:list xml:id="list103834569998318" text:continue-list="list103836065457591" text:style-name="WW8Num26">
                <text:list-item>
                  <text:p text:style-name="P51">En esta unidad veremos en profundidad la capa de red del modelo OSI. La misión <text:soft-page-break/>fundamental de la capa 3 es conseguir que los datos lleguen desde el origen al destino aunque estos se encuentren en redes diferentes y no tengan conexión directa. Dicho de otro modo, ofrece <text:span text:style-name="Strong_20_Emphasis">conexión</text:span> entre dos equipos y selecciona una <text:span text:style-name="Strong_20_Emphasis">ruta</text:span> entre ellos, aunque los dos equipos se encuentren en redes geográficamente distintas. </text:p>
                </text:list-item>
                <text:list-item>
                  <text:p text:style-name="Text_20_body">La capa de red <text:span text:style-name="Strong_20_Emphasis">ofrece servicios</text:span> a la capa de nivel superior, el nivel de transporte, y <text:span text:style-name="Strong_20_Emphasis">utiliza los servicios</text:span> de la capa de nivel inferior, la capa de enlace de datos. </text:p>
                </text:list-item>
              </text:list>
            </table:table-cell>
          </table:table-row>
          <table:table-row table:style-name="Tabla7.1">
            <table:table-cell table:style-name="Tabla7.A2" office:value-type="string">
              <text:list xml:id="list103834563655641" text:continue-list="list103836196330558" text:style-name="WW8Num1">
                <text:list-item>
                  <text:list>
                    <text:list-item>
                      <text:list>
                        <text:list-item>
                          <text:list>
                            <text:list-item>
                              <text:list>
                                <text:list-item>
                                  <text:h text:style-name="P159" text:outline-level="5"><text:bookmark-start text:name="__RefHeading___Toc3038_1531218039"/>Objetivos<text:bookmark-end text:name="__RefHeading___Toc3038_1531218039"/></text:h>
                                </text:list-item>
                              </text:list>
                            </text:list-item>
                          </text:list>
                        </text:list-item>
                      </text:list>
                    </text:list-item>
                  </text:list>
                </text:list-item>
              </text:list>
            </table:table-cell>
          </table:table-row>
          <table:table-row table:style-name="Tabla7.1">
            <table:table-cell table:style-name="Tabla7.A2" office:value-type="string">
              <text:list xml:id="list494529914742268669" text:style-name="WW8Num34">
                <text:list-item>
                  <text:p text:style-name="P64">Definir los distintos modos de trabajo de la capa de red. </text:p>
                </text:list-item>
                <text:list-item>
                  <text:p text:style-name="P64">Clasificar los direccionamientos posibles de una red. </text:p>
                </text:list-item>
                <text:list-item>
                  <text:p text:style-name="P128">Comprender el modo de trabajo de la capa de red en el modelo OSI. </text:p>
                </text:list-item>
                <text:list-item>
                  <text:p text:style-name="P128">Distinguir las distintas clases de direcciones IP<text:span text:style-name="T60">v4</text:span>. </text:p>
                </text:list-item>
                <text:list-item>
                  <text:p text:style-name="P128">Explicar cómo se consiguen los rangos de las clases de direcciones IP<text:span text:style-name="T60">v4</text:span>. </text:p>
                </text:list-item>
                <text:list-item>
                  <text:p text:style-name="P128">Entender el funcionamiento y uso que tiene la máscara de red. </text:p>
                </text:list-item>
                <text:list-item>
                  <text:p text:style-name="P128">Aprender a diseñar subredes según las distintas necesidades planteadas. </text:p>
                </text:list-item>
                <text:list-item>
                  <text:p text:style-name="P128">Describir la configuración de una tarjeta de red en Windows y Linux. </text:p>
                </text:list-item>
              </text:list>
              <text:list xml:id="list7141382347519138700" text:style-name="WW8Num35">
                <text:list-item>
                  <text:p text:style-name="P130">Configurar la red de dispositivos de red en diferentes sistemas operativos.</text:p>
                </text:list-item>
                <text:list-item>
                  <text:p text:style-name="P137"><text:span text:style-name="T11">Conocer la nueva versión del protocolo IP, IPv6 </text:span><text:span text:style-name="T12">y sus características</text:span></text:p>
                </text:list-item>
              </text:list>
            </table:table-cell>
          </table:table-row>
          <table:table-row table:style-name="Tabla7.1">
            <table:table-cell table:style-name="Tabla7.A2" office:value-type="string">
              <text:list xml:id="list103834986099664" text:continue-list="list103834563655641" text:style-name="WW8Num1">
                <text:list-item>
                  <text:list>
                    <text:list-item>
                      <text:list>
                        <text:list-item>
                          <text:list>
                            <text:list-item>
                              <text:list>
                                <text:list-item>
                                  <text:h text:style-name="P159" text:outline-level="5"><text:bookmark-start text:name="__RefHeading___Toc3040_1531218039"/>Criterios de evaluación<text:bookmark-end text:name="__RefHeading___Toc3040_1531218039"/></text:h>
                                </text:list-item>
                              </text:list>
                            </text:list-item>
                          </text:list>
                        </text:list-item>
                      </text:list>
                    </text:list-item>
                  </text:list>
                </text:list-item>
              </text:list>
            </table:table-cell>
          </table:table-row>
          <table:table-row table:style-name="Tabla7.1">
            <table:table-cell table:style-name="Tabla7.A2" office:value-type="string">
              <text:p text:style-name="P84">a) Conoce las funciones y servicios que ofrece la capa de red dentro de la jerarquía de capas del modelo OSI</text:p>
              <text:p text:style-name="P84">b) Conoce el formato de las direcciones IPv4, las partes de red y host y su representación binaria y en formato decimal punteado.</text:p>
              <text:p text:style-name="P84">c) Entiende los conceptos de dirección host, red y broadcast, así como el concepto.</text:p>
              <text:p text:style-name="P84">d) Diferencia las direcciones IPv4 reservadas y las que se pueden utilizar para direccionar equipos</text:p>
              <text:p text:style-name="P84">e) Conoce las diferentes clases de redes IPv4, el número de equipos que pueden <text:soft-page-break/>direccionar, la cantidad de redes existentes y en supuestos prácticos detecta la clase de una dirección.</text:p>
              <text:p text:style-name="P84">f) <text:span text:style-name="T61">Diferencia entre redes públicas y privadas y conoce las redes de cada clase reservadas para uso privado.</text:span></text:p>
              <text:p text:style-name="P98">g) Entiende la necesidad de aparición de las redes sin clase para prolongar el uso de IPv4 y comprende el concepto de máscara de subred.</text:p>
              <text:p text:style-name="P98">h) A partir de supuestos prácticos diseña el esquema de direccionamiento de subredes para una organización.</text:p>
              <text:p text:style-name="P98">i) Entiende la necesidad y ventajas que aporta la versión 6 del protocolo.</text:p>
              <text:p text:style-name="P98">j) Conoce el formato de representación de las direcciones IPv6 y en ejercicios es capaz de comprimir y descomprimir al máximo direcciones de ejemplo.</text:p>
              <text:p text:style-name="P98">l) A partir de direcciones IPv6 de ejemplo es capaz de diferenciar el tipo de dirección IPv6 en función de la forma en que son enrutadas</text:p>
              <text:p text:style-name="P98">m) A partir de direcciones IPv6 de ejemplo diferencia a que categoría de dirección unicast pertenece y describe el alcance de la misma.</text:p>
              <text:p text:style-name="P98">n) Realiza pruebas de conectividad en la red local utilizando IPv4 e IPv6</text:p>
              <text:p text:style-name="P98">o) Configura la red por IPv4 en dispositivos de red utilizando diferentes sistemas operativos y herramientas de los mismos.</text:p>
              <text:p text:style-name="P99">m) <text:span text:style-name="T62">Accede a servicios de la red local utilizando IPv6</text:span></text:p>
              <text:p text:style-name="P99"><text:span text:style-name="T62">n) </text:span>Configura el acceso a Internet IPv6 utilizando túneles</text:p>
              <text:p text:style-name="P36"/>
            </table:table-cell>
          </table:table-row>
          <table:table-row table:style-name="Tabla7.1">
            <table:table-cell table:style-name="Tabla7.A2" office:value-type="string">
              <text:list xml:id="list103834918172721" text:continue-numbering="true" text:style-name="WW8Num1">
                <text:list-item>
                  <text:list>
                    <text:list-item>
                      <text:list>
                        <text:list-item>
                          <text:list>
                            <text:list-item>
                              <text:list>
                                <text:list-item>
                                  <text:h text:style-name="P159" text:outline-level="5"><text:bookmark-start text:name="__RefHeading___Toc3042_1531218039"/>Contenidos<text:bookmark-end text:name="__RefHeading___Toc3042_1531218039"/></text:h>
                                </text:list-item>
                              </text:list>
                            </text:list-item>
                          </text:list>
                        </text:list-item>
                      </text:list>
                    </text:list-item>
                  </text:list>
                </text:list-item>
              </text:list>
            </table:table-cell>
          </table:table-row>
          <table:table-row table:style-name="Tabla7.1">
            <table:table-cell table:style-name="Tabla7.A2" office:value-type="string">
              <text:list xml:id="list5540011972869994424" text:style-name="L2">
                <text:list-item>
                  <text:p text:style-name="P138">Capa de red en el modelo OSI y en la arquitectura TCP/IP</text:p>
                </text:list-item>
                <text:list-item>
                  <text:p text:style-name="P138">Funciones de la capa de red:</text:p>
                  <text:list>
                    <text:list-item>
                      <text:p text:style-name="P138">Direccionamiento.</text:p>
                    </text:list-item>
                    <text:list-item>
                      <text:p text:style-name="P138">Encapsulamiento</text:p>
                    </text:list-item>
                    <text:list-item>
                      <text:p text:style-name="P138">Desencapsulamiento</text:p>
                    </text:list-item>
                    <text:list-item>
                      <text:p text:style-name="P138"><text:soft-page-break/>Enrutamiento</text:p>
                    </text:list-item>
                    <text:list-item>
                      <text:p text:style-name="P138">Control de congestión</text:p>
                    </text:list-item>
                  </text:list>
                </text:list-item>
                <text:list-item>
                  <text:p text:style-name="P138">Servicios ofrecidos de la capa de red</text:p>
                </text:list-item>
                <text:list-item>
                  <text:p text:style-name="P138">Esquema de funcionamiento del protocolo IP</text:p>
                </text:list-item>
                <text:list-item>
                  <text:p text:style-name="P138">Direcciones IPv4</text:p>
                  <text:list>
                    <text:list-item>
                      <text:p text:style-name="P139">Representación de las direcciones</text:p>
                    </text:list-item>
                    <text:list-item>
                      <text:p text:style-name="P139">Parte de red y parte de host</text:p>
                    </text:list-item>
                    <text:list-item>
                      <text:p text:style-name="P139">Direcciones reservadas</text:p>
                    </text:list-item>
                    <text:list-item>
                      <text:p text:style-name="P139">Redes con clase</text:p>
                    </text:list-item>
                    <text:list-item>
                      <text:p text:style-name="P139">Redes y direcciones IP especiales</text:p>
                    </text:list-item>
                    <text:list-item>
                      <text:p text:style-name="P139">Redes públicas y privadas</text:p>
                    </text:list-item>
                    <text:list-item>
                      <text:p text:style-name="P139">Redes IP sin clase. La máscara de subred.</text:p>
                    </text:list-item>
                    <text:list-item>
                      <text:p text:style-name="P139">Subredes</text:p>
                    </text:list-item>
                  </text:list>
                </text:list-item>
                <text:list-item>
                  <text:p text:style-name="P139">IPv6</text:p>
                  <text:list>
                    <text:list-item>
                      <text:p text:style-name="P139">Necesidad de evolución de IPv4</text:p>
                    </text:list-item>
                    <text:list-item>
                      <text:p text:style-name="P140">Características y ventajas</text:p>
                    </text:list-item>
                    <text:list-item>
                      <text:p text:style-name="P139">Formato de las direcciones IPv6</text:p>
                    </text:list-item>
                    <text:list-item>
                      <text:p text:style-name="P139">Dirección de red y dirección de host</text:p>
                    </text:list-item>
                    <text:list-item>
                      <text:p text:style-name="P139">Tipos de direcciones por la forma de enrutarlas</text:p>
                      <text:list>
                        <text:list-item>
                          <text:p text:style-name="P139">unicast</text:p>
                        </text:list-item>
                        <text:list-item>
                          <text:p text:style-name="P139">multicast</text:p>
                        </text:list-item>
                        <text:list-item>
                          <text:p text:style-name="P139">anycast</text:p>
                        </text:list-item>
                      </text:list>
                    </text:list-item>
                    <text:list-item>
                      <text:p text:style-name="P139">Direcciones reservadas</text:p>
                    </text:list-item>
                    <text:list-item>
                      <text:p text:style-name="P139">Tipos de direcciones unicast:</text:p>
                      <text:list>
                        <text:list-item>
                          <text:p text:style-name="P139">Direcciones locales únicas (ULA)</text:p>
                        </text:list-item>
                        <text:list-item>
                          <text:p text:style-name="P139">Direcciones de enlace local (LLA)</text:p>
                        </text:list-item>
                        <text:list-item>
                          <text:p text:style-name="P139">Direcciones globales (GUA)</text:p>
                        </text:list-item>
                      </text:list>
                    </text:list-item>
                    <text:list-item>
                      <text:p text:style-name="P139">Acceso a la Internet IPv6 mediante túneles</text:p>
                    </text:list-item>
                  </text:list>
                </text:list-item>
                <text:list-item>
                  <text:p text:style-name="P139">Configuración de dispositivos de red</text:p>
                  <text:list>
                    <text:list-item>
                      <text:p text:style-name="P139"><text:soft-page-break/>Parámetros de configuración de la red</text:p>
                    </text:list-item>
                    <text:list-item>
                      <text:p text:style-name="P139">Configuración en Windows</text:p>
                    </text:list-item>
                    <text:list-item>
                      <text:p text:style-name="P139">Configuración en Linux:</text:p>
                      <text:list>
                        <text:list-item>
                          <text:p text:style-name="P139">Utilizando network-manager</text:p>
                        </text:list-item>
                        <text:list-item>
                          <text:p text:style-name="P139">Utilizando servicio de networking</text:p>
                        </text:list-item>
                        <text:list-item>
                          <text:p text:style-name="P139">Utilizando comandos ip, ifconfig y route</text:p>
                        </text:list-item>
                      </text:list>
                    </text:list-item>
                    <text:list-item>
                      <text:p text:style-name="P139">Diagnóstico de conectividad de red. Herrmanientas ping, tracert, mrt</text:p>
                    </text:list-item>
                    <text:list-item>
                      <text:p text:style-name="P139">Configuración de la red por IPv6</text:p>
                      <text:list>
                        <text:list-item>
                          <text:p text:style-name="P139">Uso de direcciones de enlace local</text:p>
                        </text:list-item>
                        <text:list-item>
                          <text:p text:style-name="P139">Comprobación de conectividad en la red local con ping6</text:p>
                        </text:list-item>
                        <text:list-item>
                          <text:p text:style-name="P139">Acceso a servicios locales por IPv6</text:p>
                        </text:list-item>
                        <text:list-item>
                          <text:p text:style-name="P139">Acceso a Internet IPv6 utilizando la red Teredo</text:p>
                        </text:list-item>
                      </text:list>
                    </text:list-item>
                  </text:list>
                </text:list-item>
              </text:list>
            </table:table-cell>
          </table:table-row>
        </table:table>
        <text:list xml:id="list103834207929347" text:continue-list="list103834918172721" text:style-name="WW8Num1">
          <text:list-item>
            <text:list>
              <text:list-item>
                <text:h text:style-name="Heading_20_2" text:outline-level="2"/>
              </text:list-item>
            </text:list>
          </text:list-item>
        </text:list>
        <text:p text:style-name="P13"/>
        <table:table table:name="Tabla8" table:style-name="Tabla8">
          <table:table-column table:style-name="Tabla8.A"/>
          <table:table-row table:style-name="Tabla8.1">
            <table:table-cell table:style-name="Tabla8.A1" office:value-type="string">
              <text:list xml:id="list103834912570922" text:continue-numbering="true" text:style-name="WW8Num1">
                <text:list-item>
                  <text:list>
                    <text:list-item>
                      <text:list>
                        <text:list-item>
                          <text:h text:style-name="P155" text:outline-level="3"><text:bookmark-start text:name="__RefHeading__48_79678282"/>U.T. Nº<text:span text:style-name="T49">4</text:span>: <text:span text:style-name="T57">Servicios de la capa de red. Enrutamiento y VLAN</text:span><text:bookmark-end text:name="__RefHeading__48_79678282"/></text:h>
                        </text:list-item>
                      </text:list>
                    </text:list-item>
                  </text:list>
                </text:list-item>
              </text:list>
            </table:table-cell>
          </table:table-row>
          <table:table-row table:style-name="Tabla8.1">
            <table:table-cell table:style-name="Tabla8.A2" office:value-type="string">
              <text:list xml:id="list103835297460102" text:continue-numbering="true" text:style-name="WW8Num1">
                <text:list-item>
                  <text:list>
                    <text:list-item>
                      <text:list>
                        <text:list-item>
                          <text:list>
                            <text:list-item>
                              <text:list>
                                <text:list-item>
                                  <text:h text:style-name="P159" text:outline-level="5"><text:bookmark-start text:name="__RefHeading___Toc3044_1531218039"/>Horas: 3<text:span text:style-name="T49">2</text:span><text:bookmark-end text:name="__RefHeading___Toc3044_1531218039"/></text:h>
                                </text:list-item>
                              </text:list>
                            </text:list-item>
                          </text:list>
                        </text:list-item>
                      </text:list>
                    </text:list-item>
                  </text:list>
                </text:list-item>
              </text:list>
            </table:table-cell>
          </table:table-row>
          <table:table-row table:style-name="Tabla8.1">
            <table:table-cell table:style-name="Tabla8.A2" office:value-type="string">
              <text:list xml:id="list103836097946711" text:continue-numbering="true" text:style-name="WW8Num1">
                <text:list-item>
                  <text:list>
                    <text:list-item>
                      <text:list>
                        <text:list-item>
                          <text:list>
                            <text:list-item>
                              <text:list>
                                <text:list-item>
                                  <text:h text:style-name="P159" text:outline-level="5"><text:bookmark-start text:name="__RefHeading___Toc3046_1531218039"/>Orientaciones<text:bookmark-end text:name="__RefHeading___Toc3046_1531218039"/></text:h>
                                </text:list-item>
                              </text:list>
                            </text:list-item>
                          </text:list>
                        </text:list-item>
                      </text:list>
                    </text:list-item>
                  </text:list>
                </text:list-item>
              </text:list>
            </table:table-cell>
          </table:table-row>
          <table:table-row table:style-name="Tabla8.1">
            <table:table-cell table:style-name="Tabla8.A2" office:value-type="string">
              <text:list xml:id="list103834120119060" text:continue-list="list103834569998318" text:style-name="WW8Num26">
                <text:list-item>
                  <text:p text:style-name="P51">En esta unidad se estudian los pasos necesarios para la configuración de<text:span text:style-name="T59">l dispositivo fundamental de la capa de red. Entenderemos como los ordenadores y los routers deciden como encaminar las paquetes que salen o viajan a través de ellos. Veremos como conseguir que las diferentes redes de una organización se puedan comunicar entre sí.</text:span></text:p>
                </text:list-item>
                <text:list-item>
                  <text:p text:style-name="P65">Una vez entendido el mecanismo de enrutamiento veremos el concepto de VLAN que permite <text:s/>organizar el tráfico en función de la estructura lógica de la red y no de como estos están interconectados físicamente. Además veremos que las VLAN permiten separar el tráfico haciendo de frontera a los paquetes de difusión que pueden limitar el rendimiento de la red si no está correctamente configurado.</text:p>
                </text:list-item>
              </text:list>
            </table:table-cell>
          </table:table-row>
          <text:soft-page-break/>
          <table:table-row table:style-name="Tabla8.1">
            <table:table-cell table:style-name="Tabla8.A2" office:value-type="string">
              <text:list xml:id="list103836018037166" text:continue-list="list103836097946711" text:style-name="WW8Num1">
                <text:list-item>
                  <text:list>
                    <text:list-item>
                      <text:list>
                        <text:list-item>
                          <text:list>
                            <text:list-item>
                              <text:list>
                                <text:list-item>
                                  <text:h text:style-name="P159" text:outline-level="5"><text:bookmark-start text:name="__RefHeading___Toc3048_1531218039"/>Objetivos<text:bookmark-end text:name="__RefHeading___Toc3048_1531218039"/></text:h>
                                </text:list-item>
                              </text:list>
                            </text:list-item>
                          </text:list>
                        </text:list-item>
                      </text:list>
                    </text:list-item>
                  </text:list>
                </text:list-item>
              </text:list>
            </table:table-cell>
          </table:table-row>
          <table:table-row table:style-name="Tabla8.1">
            <table:table-cell table:style-name="Tabla8.A2" office:value-type="string">
              <text:list xml:id="list8995877940263698540" text:style-name="WW8Num38">
                <text:list-item>
                  <text:p text:style-name="P150">Comprender cómo funciona el enrutamiento. </text:p>
                </text:list-item>
                <text:list-item>
                  <text:p text:style-name="P150">Explicar y entender el uso y funcionamiento de las tablas de rutas. </text:p>
                </text:list-item>
                <text:list-item>
                  <text:p text:style-name="P150">Explicar cómo utilizar un PC con funciones de router. </text:p>
                </text:list-item>
                <text:list-item>
                  <text:p text:style-name="P150">Diseñar y explicar un diagrama lógico de red.</text:p>
                </text:list-item>
                <text:list-item>
                  <text:p text:style-name="P131">Explicar como funciona una red VLAN desde el punto de vista teórico. </text:p>
                </text:list-item>
                <text:list-item>
                  <text:p text:style-name="P131">Entender como se segmenta una red con la VLAN. </text:p>
                </text:list-item>
                <text:list-item>
                  <text:p text:style-name="P129">Enumerar las ventajas que tiene el uso de una VLAN. </text:p>
                </text:list-item>
              </text:list>
              <text:list xml:id="list103834879227998" text:continue-list="list103834120119060" text:style-name="WW8Num26">
                <text:list-item>
                  <text:p text:style-name="P115"/>
                </text:list-item>
              </text:list>
            </table:table-cell>
          </table:table-row>
          <table:table-row table:style-name="Tabla8.1">
            <table:table-cell table:style-name="Tabla8.A2" office:value-type="string">
              <text:list xml:id="list103835991696695" text:continue-list="list103836018037166" text:style-name="WW8Num1">
                <text:list-item>
                  <text:list>
                    <text:list-item>
                      <text:list>
                        <text:list-item>
                          <text:list>
                            <text:list-item>
                              <text:list>
                                <text:list-item>
                                  <text:h text:style-name="P159" text:outline-level="5"><text:bookmark-start text:name="__RefHeading___Toc3050_1531218039"/>Criterios de evaluación<text:bookmark-end text:name="__RefHeading___Toc3050_1531218039"/></text:h>
                                </text:list-item>
                              </text:list>
                            </text:list-item>
                          </text:list>
                        </text:list-item>
                      </text:list>
                    </text:list-item>
                  </text:list>
                </text:list-item>
              </text:list>
            </table:table-cell>
          </table:table-row>
          <table:table-row table:style-name="Tabla8.1">
            <table:table-cell table:style-name="Tabla8.A2" office:value-type="string">
              <text:p text:style-name="P84">a) Entiende los campos de las tablas de enrutamiento y los conceptos de redes directamente conectadas, redes remotas y puerta de enlace predeterminada.</text:p>
              <text:p text:style-name="P84">b) A partir de un supuesto práctico de una tabla de enrutamiento explica el proceso de encaminamiento de paquetes con destino a diferentes redes.</text:p>
              <text:p text:style-name="P84">c) Configura la tabla de enrutamiento en PC utilizando diferentes sistemas operativos.</text:p>
              <text:p text:style-name="P84">d) Configura tabla de enrutamiento en herramietas de simulación a partir de supuestos prácticos, realiza pruebas de funcionamiento y diagnostica y corrige errores de configuración.</text:p>
              <text:p text:style-name="P84">e) Entiende la necesidad de aparición de las VLAN, comprende su funcionamiento y diferencia los diferentes tipos existentes.</text:p>
              <text:p text:style-name="P84">f) A partir de supuesto práctico con esquema de red diseña VLANs y su configuración.</text:p>
              <text:p text:style-name="P84">g) Configura enrutamiento y VLAN utilizando herramientas de simulación a partir de supuestos prácticos, realiza pruebas de funcionamiento y diagnostica y corrige errores de configuración.</text:p>
              <text:p text:style-name="P35"/>
            </table:table-cell>
          </table:table-row>
          <text:soft-page-break/>
          <table:table-row table:style-name="Tabla8.1">
            <table:table-cell table:style-name="Tabla8.A2" office:value-type="string">
              <text:list xml:id="list103834617142201" text:continue-numbering="true" text:style-name="WW8Num1">
                <text:list-item>
                  <text:list>
                    <text:list-item>
                      <text:list>
                        <text:list-item>
                          <text:list>
                            <text:list-item>
                              <text:list>
                                <text:list-item>
                                  <text:h text:style-name="P159" text:outline-level="5"><text:bookmark-start text:name="__RefHeading___Toc3052_1531218039"/>Contenidos soporte<text:bookmark-end text:name="__RefHeading___Toc3052_1531218039"/></text:h>
                                </text:list-item>
                              </text:list>
                            </text:list-item>
                          </text:list>
                        </text:list-item>
                      </text:list>
                    </text:list-item>
                  </text:list>
                </text:list-item>
              </text:list>
            </table:table-cell>
          </table:table-row>
          <table:table-row table:style-name="Tabla8.1">
            <table:table-cell table:style-name="Tabla8.A2" office:value-type="string">
              <text:list xml:id="list4007363206478455242" text:style-name="L3">
                <text:list-item>
                  <text:p text:style-name="P66">Enrutadores o routers</text:p>
                  <text:list>
                    <text:list-item>
                      <text:p text:style-name="P66">Función principal.</text:p>
                    </text:list-item>
                    <text:list-item>
                      <text:p text:style-name="P66">Tablas de enrutamiento</text:p>
                      <text:list>
                        <text:list-item>
                          <text:p text:style-name="P66">Campos de la tabla de enrutamiento</text:p>
                        </text:list-item>
                        <text:list-item>
                          <text:p text:style-name="P66">Proceso de encaminamiento</text:p>
                        </text:list-item>
                        <text:list-item>
                          <text:p text:style-name="P66">Configuración de tablas de enrutamiento en diferentes sistemas operativos y en packettracer</text:p>
                        </text:list-item>
                      </text:list>
                    </text:list-item>
                  </text:list>
                </text:list-item>
                <text:list-item>
                  <text:p text:style-name="P66">Redes locales virtuales</text:p>
                  <text:list>
                    <text:list-item>
                      <text:p text:style-name="P66">Origen y necesidad de las redes virtuales.</text:p>
                    </text:list-item>
                    <text:list-item>
                      <text:p text:style-name="P66">Definición.</text:p>
                    </text:list-item>
                    <text:list-item>
                      <text:p text:style-name="P66">Segmentación</text:p>
                    </text:list-item>
                    <text:list-item>
                      <text:p text:style-name="P66">Switches gestionables</text:p>
                    </text:list-item>
                    <text:list-item>
                      <text:p text:style-name="P66">Estándar IEE 802.1Q</text:p>
                    </text:list-item>
                    <text:list-item>
                      <text:p text:style-name="P66">Tipos de VLAN</text:p>
                      <text:list>
                        <text:list-item>
                          <text:p text:style-name="P66">Nivel 1. Basada en puerto físico</text:p>
                        </text:list-item>
                        <text:list-item>
                          <text:p text:style-name="P66">Nivel 2. Basada en dirección MAC</text:p>
                        </text:list-item>
                        <text:list-item>
                          <text:p text:style-name="P67">Nivel 3. Basada en dirección de red</text:p>
                        </text:list-item>
                        <text:list-item>
                          <text:p text:style-name="P67">Nivel 3. Basada en protocolo de red</text:p>
                        </text:list-item>
                      </text:list>
                    </text:list-item>
                  </text:list>
                </text:list-item>
              </text:list>
            </table:table-cell>
          </table:table-row>
        </table:table>
        <text:p text:style-name="Standard"/>
        <text:p text:style-name="P13"/>
        <text:p text:style-name="P13"/>
        <table:table table:name="Tabla9" table:style-name="Tabla9">
          <table:table-column table:style-name="Tabla9.A"/>
          <text:soft-page-break/>
          <table:table-row table:style-name="Tabla9.1">
            <table:table-cell table:style-name="Tabla9.A1" office:value-type="string">
              <text:list xml:id="list103835236774025" text:continue-list="list103834617142201" text:style-name="WW8Num1">
                <text:list-item>
                  <text:list>
                    <text:list-item>
                      <text:list>
                        <text:list-item>
                          <text:h text:style-name="P155" text:outline-level="3"><text:bookmark-start text:name="__RefHeading__50_79678282"/>U.T. Nº<text:span text:style-name="T49">5</text:span>: <text:span text:style-name="T48">La capa de Transporte</text:span><text:bookmark-end text:name="__RefHeading__50_79678282"/></text:h>
                        </text:list-item>
                      </text:list>
                    </text:list-item>
                  </text:list>
                </text:list-item>
              </text:list>
            </table:table-cell>
          </table:table-row>
          <table:table-row table:style-name="Tabla9.1">
            <table:table-cell table:style-name="Tabla9.A2" office:value-type="string">
              <text:list xml:id="list103834226511364" text:continue-numbering="true" text:style-name="WW8Num1">
                <text:list-item>
                  <text:list>
                    <text:list-item>
                      <text:list>
                        <text:list-item>
                          <text:list>
                            <text:list-item>
                              <text:list>
                                <text:list-item>
                                  <text:h text:style-name="P159" text:outline-level="5"><text:bookmark-start text:name="__RefHeading___Toc3054_1531218039"/>Horas: 3<text:span text:style-name="T49">2</text:span><text:bookmark-end text:name="__RefHeading___Toc3054_1531218039"/></text:h>
                                </text:list-item>
                              </text:list>
                            </text:list-item>
                          </text:list>
                        </text:list-item>
                      </text:list>
                    </text:list-item>
                  </text:list>
                </text:list-item>
              </text:list>
            </table:table-cell>
          </table:table-row>
          <table:table-row table:style-name="Tabla9.1">
            <table:table-cell table:style-name="Tabla9.A2" office:value-type="string">
              <text:list xml:id="list103835181918961" text:continue-numbering="true" text:style-name="WW8Num1">
                <text:list-item>
                  <text:list>
                    <text:list-item>
                      <text:list>
                        <text:list-item>
                          <text:list>
                            <text:list-item>
                              <text:list>
                                <text:list-item>
                                  <text:h text:style-name="P159" text:outline-level="5"><text:bookmark-start text:name="__RefHeading___Toc3056_1531218039"/>Orientaciones<text:bookmark-end text:name="__RefHeading___Toc3056_1531218039"/></text:h>
                                </text:list-item>
                              </text:list>
                            </text:list-item>
                          </text:list>
                        </text:list-item>
                      </text:list>
                    </text:list-item>
                  </text:list>
                </text:list-item>
              </text:list>
            </table:table-cell>
          </table:table-row>
          <table:table-row table:style-name="Tabla9.1">
            <table:table-cell table:style-name="Tabla9.A2" office:value-type="string">
              <text:list xml:id="list103835420363564" text:continue-list="list103834879227998" text:style-name="WW8Num26">
                <text:list-item>
                  <text:p text:style-name="P51">En las unidades anteriores hemos estudiado las capas orientadas a la red del modelo OSI que se encargaban principalmente de hacer llegar la información, de forma confiable, de un dispositivo a otro. <text:span text:style-name="T51">En esta unidad veremos l</text:span>a capa de transporte. <text:span text:style-name="T51">Esta</text:span> hace de intermediario entre las capas orientadas a la red y las orientadas a las aplicaciones. Se encarga de preparar los datos de la aplicación para el transporte a través de la red y de procesar los datos de la red para su utilización por parte de las aplicaciones.</text:p>
                </text:list-item>
                <text:list-item>
                  <text:p text:style-name="P68">En este caso ya no intervienen los dispositivos intermedios en el intercambio de mensajes, sin que estos tienen lugar de extremo a extremo.</text:p>
                </text:list-item>
                <text:list-item>
                  <text:p text:style-name="P68">La capa de transporte se encarga de dividir la información a enviar si esta tiene un tamaño grande y de reordenarla y reensamblarla en el destino. Tambi<text:span text:style-name="T52">én se encarga de asegurarse de que todos los fragmentos lleguen a su destino y si no es así de solicitar que sean retransmitidos. Así mismo veremos que hay dos protocolos principales en esta capa UDP y TCP, el primero orientado a cuando los requerimientos de velocidad son lo más importante y el segundo a cuando la confiabilidad es el requesito fundamental.</text:span></text:p>
                </text:list-item>
              </text:list>
            </table:table-cell>
          </table:table-row>
          <table:table-row table:style-name="Tabla9.1">
            <table:table-cell table:style-name="Tabla9.A2" office:value-type="string">
              <text:list xml:id="list103835927655947" text:continue-list="list103835181918961" text:style-name="WW8Num1">
                <text:list-item>
                  <text:list>
                    <text:list-item>
                      <text:list>
                        <text:list-item>
                          <text:list>
                            <text:list-item>
                              <text:list>
                                <text:list-item>
                                  <text:h text:style-name="P159" text:outline-level="5"><text:bookmark-start text:name="__RefHeading___Toc3058_1531218039"/>Objetivos<text:bookmark-end text:name="__RefHeading___Toc3058_1531218039"/></text:h>
                                </text:list-item>
                              </text:list>
                            </text:list-item>
                          </text:list>
                        </text:list-item>
                      </text:list>
                    </text:list-item>
                  </text:list>
                </text:list-item>
              </text:list>
            </table:table-cell>
          </table:table-row>
          <table:table-row table:style-name="Tabla9.1">
            <table:table-cell table:style-name="Tabla9.A2" office:value-type="string">
              <text:list xml:id="list533850639154582892" text:style-name="WW8Num53">
                <text:list-item>
                  <text:p text:style-name="P69">Diferenciar entre los protocolos UDP y TCP. Las características y objetivos que cumplen</text:p>
                </text:list-item>
                <text:list-item>
                  <text:p text:style-name="P70">Conocer el esquema de direccionamiento utilizado en la capa de transporte, el concepto de puerto, su vinculación con las aplicaciones y los diferentes tipos existentes.</text:p>
                </text:list-item>
                <text:list-item>
                  <text:p text:style-name="P70">Obtener estadísticas de uso de la red, diferenciando entre conexiones entrantes y <text:soft-page-break/>salientes e identificando el software extremo de la comunicación.</text:p>
                </text:list-item>
                <text:list-item>
                  <text:p text:style-name="P71">Entender la utilidad del mecanismo NAT para permitir que los equipos de una red privada puedan acceder y ser accedidos desde Internet</text:p>
                </text:list-item>
              </text:list>
            </table:table-cell>
          </table:table-row>
          <table:table-row table:style-name="Tabla9.1">
            <table:table-cell table:style-name="Tabla9.A2" office:value-type="string">
              <text:list xml:id="list103834565651792" text:continue-list="list103835927655947" text:style-name="WW8Num1">
                <text:list-item>
                  <text:list>
                    <text:list-item>
                      <text:list>
                        <text:list-item>
                          <text:list>
                            <text:list-item>
                              <text:list>
                                <text:list-item>
                                  <text:h text:style-name="P159" text:outline-level="5"><text:bookmark-start text:name="__RefHeading___Toc3060_1531218039"/>Criterios de evaluación<text:bookmark-end text:name="__RefHeading___Toc3060_1531218039"/></text:h>
                                </text:list-item>
                              </text:list>
                            </text:list-item>
                          </text:list>
                        </text:list-item>
                      </text:list>
                    </text:list-item>
                  </text:list>
                </text:list-item>
              </text:list>
            </table:table-cell>
          </table:table-row>
          <table:table-row table:style-name="Tabla9.1">
            <table:table-cell table:style-name="Tabla9.A2" office:value-type="string">
              <text:p text:style-name="P29">a) <text:s/><text:span text:style-name="T54">Entiende la función de la capa de transporte, su ubicación en la arquitectura TCP/IP</text:span></text:p>
              <text:p text:style-name="P29"/>
              <text:p text:style-name="P30">b) <text:span text:style-name="T55">Diferencia entre aplicación y proceso y entiende el concepto de puerto, los elementos que identifican y los diferentes tipos que hay.</text:span></text:p>
              <text:p text:style-name="P30"/>
              <text:p text:style-name="P32">c) Conoce las características de las PDU de los protocolos TCP y UDP, los servicios que ofrecen, las ventajas en inconvenientes de cada uno así como las características más importantes de ambos protocolos.</text:p>
              <text:p text:style-name="P31"/>
              <text:p text:style-name="P32">d) Describe los diferentes estados por los que pasa una conexión TCP tanto en el cliente como en el servidor.</text:p>
              <text:p text:style-name="P29"/>
              <text:p text:style-name="P33">e) Obtiene estadísticas de uso de la red utilizando la utilidad netstat.</text:p>
              <text:p text:style-name="P33"/>
              <text:p text:style-name="P33">f) En un supuesto práctico diferencia conexiones entrantes y salientes; ientifica el protocolo utilizado, el software extremo de la comunicación y el estado de la misma así.</text:p>
              <text:p text:style-name="P33"/>
              <text:p text:style-name="P33">g) A partir de estadísticas de uso de la red argumenta que sofware puede ser accedido remotamente.</text:p>
              <text:p text:style-name="P33"/>
              <text:p text:style-name="P33">h) Entiende el concepto de puerto y diferencia los distintos tipos existentes.</text:p>
              <text:p text:style-name="P33"/>
              <text:p text:style-name="P33">i) <text:span text:style-name="T56">Conoce las limitaciones del uso de redes privadas para el acceso directo de los equipos de las mismas de forma directa a Internet.</text:span></text:p>
              <text:p text:style-name="P33"/>
              <text:p text:style-name="P34">j) Conoce los mecanismos de SNAT y DNAT que permiten que equipos de una red privada tengan acceso a Internet.</text:p>
              <text:p text:style-name="P34"/>
              <text:p text:style-name="P34">k) En esquemas con supuestos de red establece los parámetros de configuración de un redireccionamiento de puertos para el acceso externo a equipos servidores de una red privada.</text:p>
              <text:p text:style-name="P34"/>
              <text:p text:style-name="P34">h) Utilizando una máquina virtual con la red configurada en modo NAT configura redireccionamiento de puertos y accede a un servicio de la red privada virtual.</text:p>
              <text:p text:style-name="P35"/>
            </table:table-cell>
          </table:table-row>
          <table:table-row table:style-name="Tabla9.1">
            <table:table-cell table:style-name="Tabla9.A2" office:value-type="string">
              <text:list xml:id="list103834491605629" text:continue-numbering="true" text:style-name="WW8Num1">
                <text:list-item>
                  <text:list>
                    <text:list-item>
                      <text:list>
                        <text:list-item>
                          <text:list>
                            <text:list-item>
                              <text:list>
                                <text:list-item>
                                  <text:h text:style-name="P159" text:outline-level="5"><text:bookmark-start text:name="__RefHeading___Toc3062_1531218039"/>Contenidos<text:bookmark-end text:name="__RefHeading___Toc3062_1531218039"/></text:h>
                                </text:list-item>
                              </text:list>
                            </text:list-item>
                          </text:list>
                        </text:list-item>
                      </text:list>
                    </text:list-item>
                  </text:list>
                </text:list-item>
              </text:list>
            </table:table-cell>
          </table:table-row>
          <table:table-row table:style-name="Tabla9.1">
            <table:table-cell table:style-name="Tabla9.A2" office:value-type="string">
              <text:list xml:id="list2754044038252254866" text:style-name="WW8Num54">
                <text:list-item>
                  <text:p text:style-name="P141">Tareas y funciones de la capa de transporte</text:p>
                </text:list-item>
                <text:list-item>
                  <text:p text:style-name="P141"><text:soft-page-break/>Servicios principales de la capa de transporte</text:p>
                  <text:list>
                    <text:list-item>
                      <text:p text:style-name="P142">Control de flujo</text:p>
                    </text:list-item>
                    <text:list-item>
                      <text:p text:style-name="P142">Entrega confiable</text:p>
                    </text:list-item>
                    <text:list-item>
                      <text:p text:style-name="P142">Establecimiento de sesión</text:p>
                    </text:list-item>
                    <text:list-item>
                      <text:p text:style-name="P142">Segmentación y reensamblaje</text:p>
                    </text:list-item>
                    <text:list-item>
                      <text:p text:style-name="P142">Multiplexación de conversaciones</text:p>
                    </text:list-item>
                  </text:list>
                </text:list-item>
                <text:list-item>
                  <text:p text:style-name="P143">Conceptos asociados</text:p>
                  <text:list>
                    <text:list-item>
                      <text:p text:style-name="P143">Aplicaciones y procesos</text:p>
                    </text:list-item>
                    <text:list-item>
                      <text:p text:style-name="P143">Puertos</text:p>
                    </text:list-item>
                    <text:list-item>
                      <text:p text:style-name="P143">Tipos de puertos</text:p>
                      <text:list>
                        <text:list-item>
                          <text:p text:style-name="P143">Puertos bien conocidos.</text:p>
                        </text:list-item>
                        <text:list-item>
                          <text:p text:style-name="P143">Puertos registrados.</text:p>
                        </text:list-item>
                        <text:list-item>
                          <text:p text:style-name="P143">Puertos dinámicos o privados</text:p>
                        </text:list-item>
                      </text:list>
                    </text:list-item>
                    <text:list-item>
                      <text:p text:style-name="P143">Modelos de comunicación</text:p>
                      <text:list>
                        <text:list-item>
                          <text:p text:style-name="P143">Cliente servidor</text:p>
                        </text:list-item>
                        <text:list-item>
                          <text:p text:style-name="P143">P2P</text:p>
                        </text:list-item>
                      </text:list>
                    </text:list-item>
                  </text:list>
                </text:list-item>
                <text:list-item>
                  <text:p text:style-name="P143">Protocolos de la capa de transporte.</text:p>
                  <text:list>
                    <text:list-item>
                      <text:p text:style-name="P143">UDP</text:p>
                      <text:list>
                        <text:list-item>
                          <text:p text:style-name="P143">Función principal del protocolo</text:p>
                        </text:list-item>
                        <text:list-item>
                          <text:p text:style-name="P143">PDU. Datagramas</text:p>
                        </text:list-item>
                        <text:list-item>
                          <text:p text:style-name="P143">Características generales</text:p>
                        </text:list-item>
                        <text:list-item>
                          <text:p text:style-name="P143">Servicios del protocolo</text:p>
                        </text:list-item>
                        <text:list-item>
                          <text:p text:style-name="P143">Usos. Ventajas e inconvenientes</text:p>
                        </text:list-item>
                        <text:list-item>
                          <text:p text:style-name="P143">Transmisión de datos mediante UDP</text:p>
                        </text:list-item>
                        <text:list-item>
                          <text:p text:style-name="P143">Aplicaciones que utilizan UDP</text:p>
                        </text:list-item>
                        <text:list-item>
                          <text:p text:style-name="P143">Formato de encabezado de datagrama UDP.</text:p>
                        </text:list-item>
                      </text:list>
                    </text:list-item>
                    <text:list-item>
                      <text:p text:style-name="P143">TCP</text:p>
                      <text:list>
                        <text:list-item>
                          <text:p text:style-name="P143">Función principal del protocolo</text:p>
                        </text:list-item>
                        <text:list-item>
                          <text:p text:style-name="P144">PDU. Segmentos</text:p>
                        </text:list-item>
                        <text:list-item>
                          <text:p text:style-name="P144"><text:soft-page-break/>Servicios del protocolos</text:p>
                        </text:list-item>
                        <text:list-item>
                          <text:p text:style-name="P144">Estados de una conexión</text:p>
                        </text:list-item>
                        <text:list-item>
                          <text:p text:style-name="P144">Campos de un segmento TCP</text:p>
                        </text:list-item>
                        <text:list-item>
                          <text:p text:style-name="P132"><text:span text:style-name="T39">T</text:span><text:span text:style-name="T40">ransmisión de datos mediante TCP</text:span></text:p>
                        </text:list-item>
                      </text:list>
                    </text:list-item>
                  </text:list>
                </text:list-item>
                <text:list-item>
                  <text:p text:style-name="P145">Herramienta netstat</text:p>
                  <text:list>
                    <text:list-item>
                      <text:p text:style-name="P145">Función de la utilidad</text:p>
                    </text:list-item>
                    <text:list-item>
                      <text:p text:style-name="P145">Parámetros de uso</text:p>
                    </text:list-item>
                    <text:list-item>
                      <text:p text:style-name="P145">Columnas de información</text:p>
                    </text:list-item>
                    <text:list-item>
                      <text:p text:style-name="P145">Tipos de direcciones IP mostradas e implicaciones</text:p>
                      <text:list>
                        <text:list-item>
                          <text:p text:style-name="P145">IP de dispositivo de red</text:p>
                        </text:list-item>
                        <text:list-item>
                          <text:p text:style-name="P145">Dirección de loopback</text:p>
                        </text:list-item>
                        <text:list-item>
                          <text:p text:style-name="P145">Dirección global 0.0.0.0</text:p>
                        </text:list-item>
                      </text:list>
                    </text:list-item>
                  </text:list>
                </text:list-item>
                <text:list-item>
                  <text:p text:style-name="P146">Redireccionamiento de puertos</text:p>
                  <text:list>
                    <text:list-item>
                      <text:p text:style-name="P146">El protocolo NAT</text:p>
                    </text:list-item>
                    <text:list-item>
                      <text:p text:style-name="P146">Diferencia entre SNAT y DNAT(PAT)</text:p>
                    </text:list-item>
                    <text:list-item>
                      <text:p text:style-name="P146">Modos de funcionamiento estático y dinámico</text:p>
                    </text:list-item>
                    <text:list-item>
                      <text:p text:style-name="P146">Parámetros de configuración de PAT</text:p>
                    </text:list-item>
                  </text:list>
                </text:list-item>
              </text:list>
              <text:p text:style-name="P121"/>
            </table:table-cell>
          </table:table-row>
        </table:table>
        <text:p text:style-name="Standard"/>
        <text:p text:style-name="P17"/>
        <table:table table:name="Tabla12" table:style-name="Tabla12">
          <table:table-column table:style-name="Tabla12.A"/>
          <table:table-row table:style-name="Tabla12.1">
            <table:table-cell table:style-name="Tabla12.A1" office:value-type="string">
              <text:list xml:id="list103834511954733" text:continue-list="list103834491605629" text:style-name="WW8Num1">
                <text:list-item>
                  <text:list>
                    <text:list-item>
                      <text:list>
                        <text:list-item>
                          <text:h text:style-name="P156" text:outline-level="3"><text:bookmark-start text:name="__RefHeading__50_796782821"/>U.T. Nº<text:span text:style-name="T49">6</text:span>: <text:span text:style-name="T48">La capa de Aplicación</text:span><text:bookmark-end text:name="__RefHeading__50_796782821"/></text:h>
                        </text:list-item>
                      </text:list>
                    </text:list-item>
                  </text:list>
                </text:list-item>
              </text:list>
            </table:table-cell>
          </table:table-row>
          <table:table-row table:style-name="Tabla12.1">
            <table:table-cell table:style-name="Tabla12.A2" office:value-type="string">
              <text:list xml:id="list103835783692317" text:continue-numbering="true" text:style-name="WW8Num1">
                <text:list-item>
                  <text:list>
                    <text:list-item>
                      <text:list>
                        <text:list-item>
                          <text:list>
                            <text:list-item>
                              <text:list>
                                <text:list-item>
                                  <text:h text:style-name="P160" text:outline-level="5"><text:bookmark-start text:name="__RefHeading___Toc3054_15312180391"/>Horas: <text:span text:style-name="T49">20</text:span><text:bookmark-end text:name="__RefHeading___Toc3054_15312180391"/></text:h>
                                </text:list-item>
                              </text:list>
                            </text:list-item>
                          </text:list>
                        </text:list-item>
                      </text:list>
                    </text:list-item>
                  </text:list>
                </text:list-item>
              </text:list>
            </table:table-cell>
          </table:table-row>
          <table:table-row table:style-name="Tabla12.1">
            <table:table-cell table:style-name="Tabla12.A2" office:value-type="string">
              <text:list xml:id="list103835234258944" text:continue-numbering="true" text:style-name="WW8Num1">
                <text:list-item>
                  <text:list>
                    <text:list-item>
                      <text:list>
                        <text:list-item>
                          <text:list>
                            <text:list-item>
                              <text:list>
                                <text:list-item>
                                  <text:h text:style-name="P160" text:outline-level="5"><text:bookmark-start text:name="__RefHeading___Toc3056_15312180391"/>Orientaciones<text:bookmark-end text:name="__RefHeading___Toc3056_15312180391"/></text:h>
                                </text:list-item>
                              </text:list>
                            </text:list-item>
                          </text:list>
                        </text:list-item>
                      </text:list>
                    </text:list-item>
                  </text:list>
                </text:list-item>
              </text:list>
            </table:table-cell>
          </table:table-row>
          <table:table-row table:style-name="Tabla12.1">
            <table:table-cell table:style-name="Tabla12.A2" office:value-type="string">
              <text:list xml:id="list103835777516720" text:continue-list="list103835420363564" text:style-name="WW8Num26">
                <text:list-item>
                  <text:p text:style-name="P68">En esta unidad veremos los protocolos y servicios que están directamente relacionados con los programas que acceden a la red. Veremos los principios de funcionamiento de los servicios de red más importantes, analizaremos los mensajes que intercambian los nodos que intervienen en la comunicación y configuraremos software de cliente para cada uno de ellos.</text:p>
                </text:list-item>
                <text:list-item>
                  <text:p text:style-name="P68"><text:soft-page-break/>En el próximo curso, en el módulo de Servicios en Red veremos como instalar y configurar el otro extremos de la comunicación, los servidores y, en el módulos de Seguridad informática veremos las vulnerabilidades de los protocolos de red y como aplicar medidas de seguridad y configurar versiones seguras de dichos servicios.</text:p>
                </text:list-item>
              </text:list>
            </table:table-cell>
          </table:table-row>
          <table:table-row table:style-name="Tabla12.1">
            <table:table-cell table:style-name="Tabla12.A2" office:value-type="string">
              <text:list xml:id="list103835616241204" text:continue-list="list103835234258944" text:style-name="WW8Num1">
                <text:list-item>
                  <text:list>
                    <text:list-item>
                      <text:list>
                        <text:list-item>
                          <text:list>
                            <text:list-item>
                              <text:list>
                                <text:list-item>
                                  <text:h text:style-name="P160" text:outline-level="5"><text:bookmark-start text:name="__RefHeading___Toc3058_15312180391"/>Objetivos<text:bookmark-end text:name="__RefHeading___Toc3058_15312180391"/></text:h>
                                </text:list-item>
                              </text:list>
                            </text:list-item>
                          </text:list>
                        </text:list-item>
                      </text:list>
                    </text:list-item>
                  </text:list>
                </text:list-item>
              </text:list>
            </table:table-cell>
          </table:table-row>
          <table:table-row table:style-name="Tabla12.1">
            <table:table-cell table:style-name="Tabla12.A2" office:value-type="string">
              <text:list xml:id="list103834273873649" text:continue-list="list533850639154582892" text:style-name="WW8Num53">
                <text:list-item>
                  <text:p text:style-name="P69">Diferenciar los distintos modos de transferencia de información que se pueden dar en la capa de aplicación.</text:p>
                </text:list-item>
                <text:list-item>
                  <text:p text:style-name="P69">Diferenciar los roles de cliente y servidor en el intercambio de información entre los equipos terminales de la comunicación.</text:p>
                </text:list-item>
                <text:list-item>
                  <text:p text:style-name="P72">Comprender los protocolos más importantes utilizados en <text:span text:style-name="T53">la capa de aplicación. </text:span></text:p>
                </text:list-item>
                <text:list-item>
                  <text:p text:style-name="P69">Configurar y utilizar programas cliente de los protocolos más importantes de la capa de aplicación</text:p>
                </text:list-item>
                <text:list-item>
                  <text:p text:style-name="P100">Observa<text:span text:style-name="T53">r</text:span> y analiza<text:span text:style-name="T53">r</text:span> la información básica de los diferentes tipos de mensajes de los protocolos más importantes de la capa de aplicación</text:p>
                </text:list-item>
              </text:list>
            </table:table-cell>
          </table:table-row>
          <table:table-row table:style-name="Tabla12.1">
            <table:table-cell table:style-name="Tabla12.A2" office:value-type="string">
              <text:list xml:id="list103836080018863" text:continue-list="list103835616241204" text:style-name="WW8Num1">
                <text:list-item>
                  <text:list>
                    <text:list-item>
                      <text:list>
                        <text:list-item>
                          <text:list>
                            <text:list-item>
                              <text:list>
                                <text:list-item>
                                  <text:h text:style-name="P160" text:outline-level="5"><text:bookmark-start text:name="__RefHeading___Toc3060_15312180391"/>Criterios de evaluación<text:bookmark-end text:name="__RefHeading___Toc3060_15312180391"/></text:h>
                                </text:list-item>
                              </text:list>
                            </text:list-item>
                          </text:list>
                        </text:list-item>
                      </text:list>
                    </text:list-item>
                  </text:list>
                </text:list-item>
              </text:list>
            </table:table-cell>
          </table:table-row>
          <table:table-row table:style-name="Tabla12.1">
            <table:table-cell table:style-name="Tabla12.A2" office:value-type="string">
              <text:p text:style-name="P84">a) Conoce las funciones y servicios que se implementan en la capa de aplicación así como la relación de la misma con la capa de transporte.</text:p>
              <text:p text:style-name="P84">b) Observa y analiza la información básica de los diferentes tipos de mensajes de los protocolos más importantes de la capa de aplicación utilizando una herramienta de análisis de protocolos.</text:p>
              <text:p text:style-name="P84"><text:span text:style-name="T50">c</text:span>) Comprende el funcionamiento del servicio/protocolo DNS, su organización y los diferentes tipos de registros que se almacenan en los servidores</text:p>
              <text:p text:style-name="P84"><text:span text:style-name="T50">d</text:span>) Realiza consulta de los diferentes tipos de registros de DNS necesarios para el funcionamiento de los servicios de red.</text:p>
              <text:p text:style-name="P84"><text:span text:style-name="T50">e</text:span>) Comprende el funcionamiento del protocolo de FTP, diferenciado entre las sesiones de <text:soft-page-break/>control y datos.</text:p>
              <text:p text:style-name="P84"><text:span text:style-name="T50">f</text:span>) Conecta a servidores de FTP utilizando diferentes software cliente, navega por las estructuras de archivos local y remota, crea y borra directorios y realiza transferencia de archivos tanto de subida como de bajada.</text:p>
              <text:p text:style-name="P84"><text:span text:style-name="T50">g</text:span>) Comprende el funcionamiento del protocolo DHCP y los diferentes tipos de mensajes que utiliza el protocolo.</text:p>
              <text:p text:style-name="P84"><text:span text:style-name="T50">h</text:span>) <text:span text:style-name="T50">Utiliza comandos básicos para liberar y obtener parámetros de red utilizando el protocolo DHCP.</text:span></text:p>
              <text:p text:style-name="P84">i) Comprender el funcionamiento de los protocolos de acceso remoto</text:p>
              <text:p text:style-name="P84">j) Realizar pruebas de acceso utilizando diferentes, herramientas, protocolos y entre diferentes sistemas operativos.</text:p>
              <text:p text:style-name="P84">k) Comprende el funcionamiento del protocolo http y de los tipos más importantes de peticiones y códigos de estado de las respuestas del protocolo.</text:p>
              <text:p text:style-name="P84">l) Conoce los principios básicos del funcionamiento del servicio de correo electrónico y de los protocolos involucrados en el funcionamiento del mismo: DNS, SMTP, IMAP y POP3</text:p>
              <text:p text:style-name="P84">m) Conoce y diferencia los campos que puede tener un mensaje de correo electrónico.</text:p>
              <text:p text:style-name="P84">n) Configura clientes de correo electrónico utilizando diferentes herramientas y sistemas operativos.</text:p>
            </table:table-cell>
          </table:table-row>
          <table:table-row table:style-name="Tabla12.1">
            <table:table-cell table:style-name="Tabla12.A2" office:value-type="string">
              <text:list xml:id="list103834889029860" text:continue-numbering="true" text:style-name="WW8Num1">
                <text:list-item>
                  <text:list>
                    <text:list-item>
                      <text:list>
                        <text:list-item>
                          <text:list>
                            <text:list-item>
                              <text:list>
                                <text:list-item>
                                  <text:h text:style-name="P160" text:outline-level="5"><text:bookmark-start text:name="__RefHeading___Toc3062_15312180391"/>Contenidos<text:bookmark-end text:name="__RefHeading___Toc3062_15312180391"/></text:h>
                                </text:list-item>
                              </text:list>
                            </text:list-item>
                          </text:list>
                        </text:list-item>
                      </text:list>
                    </text:list-item>
                  </text:list>
                </text:list-item>
              </text:list>
            </table:table-cell>
          </table:table-row>
          <table:table-row table:style-name="Tabla12.1">
            <table:table-cell table:style-name="Tabla12.A2" office:value-type="string">
              <text:list xml:id="list103834686398326" text:continue-list="list2754044038252254866" text:style-name="WW8Num54">
                <text:list-item>
                  <text:p text:style-name="P133">Protocolos de la capa de transporte sobre los que se apoya la capa de aplicación. Funciones y servicios.</text:p>
                </text:list-item>
                <text:list-item>
                  <text:p text:style-name="P133">Protocolos de la capa de aplicación</text:p>
                  <text:list>
                    <text:list-item>
                      <text:p text:style-name="P133">TELNET y SSH</text:p>
                    </text:list-item>
                    <text:list-item>
                      <text:p text:style-name="P133">HTTP</text:p>
                    </text:list-item>
                    <text:list-item>
                      <text:p text:style-name="P133">DHCP</text:p>
                    </text:list-item>
                    <text:list-item>
                      <text:p text:style-name="P133">FTP</text:p>
                    </text:list-item>
                    <text:list-item>
                      <text:p text:style-name="P133"><text:soft-page-break/>DNS</text:p>
                    </text:list-item>
                    <text:list-item>
                      <text:p text:style-name="P133">SMTP, IMAP y <text:s/>POP3</text:p>
                    </text:list-item>
                  </text:list>
                </text:list-item>
              </text:list>
              <text:list xml:id="list5896238211747367547" text:style-name="WW8Num56">
                <text:list-item>
                  <text:p text:style-name="P147">Modelos de intercambio de la información</text:p>
                  <text:list>
                    <text:list-item>
                      <text:p text:style-name="P147">Modelo cliente servidor</text:p>
                    </text:list-item>
                    <text:list-item>
                      <text:p text:style-name="P147">Modelo punto a punto</text:p>
                    </text:list-item>
                  </text:list>
                </text:list-item>
              </text:list>
              <text:list xml:id="list103835242931347" text:continue-list="list103835777516720" text:style-name="WW8Num26">
                <text:list-item>
                  <text:p text:style-name="P126"/>
                </text:list-item>
              </text:list>
            </table:table-cell>
          </table:table-row>
        </table:table>
        <text:p text:style-name="P25"/>
        <table:table table:name="Tabla5" table:style-name="Tabla5">
          <table:table-column table:style-name="Tabla5.A"/>
          <table:table-row table:style-name="Tabla5.1">
            <table:table-cell table:style-name="Tabla5.A1" office:value-type="string">
              <text:list xml:id="list103835846752729" text:continue-list="list103834889029860" text:style-name="WW8Num1">
                <text:list-item>
                  <text:list>
                    <text:list-item>
                      <text:list>
                        <text:list-item>
                          <text:h text:style-name="P157" text:outline-level="3"><text:bookmark-start text:name="__RefHeading__42_79678282"/>U.T. N.º <text:span text:style-name="T48">7</text:span>: Identificación de elementos y espacios de una red local<text:bookmark-end text:name="__RefHeading__42_79678282"/></text:h>
                        </text:list-item>
                      </text:list>
                    </text:list-item>
                  </text:list>
                </text:list-item>
              </text:list>
            </table:table-cell>
          </table:table-row>
          <table:table-row table:style-name="Tabla5.1">
            <table:table-cell table:style-name="Tabla5.A2" office:value-type="string">
              <text:list xml:id="list103835204498610" text:continue-numbering="true" text:style-name="WW8Num1">
                <text:list-item>
                  <text:list>
                    <text:list-item>
                      <text:list>
                        <text:list-item>
                          <text:list>
                            <text:list-item>
                              <text:list>
                                <text:list-item>
                                  <text:h text:style-name="P161" text:outline-level="5"><text:bookmark-start text:name="__RefHeading___Toc3014_1531218039"/>Horas: <text:span text:style-name="T48">28</text:span><text:bookmark-end text:name="__RefHeading___Toc3014_1531218039"/></text:h>
                                </text:list-item>
                              </text:list>
                            </text:list-item>
                          </text:list>
                        </text:list-item>
                      </text:list>
                    </text:list-item>
                  </text:list>
                </text:list-item>
              </text:list>
            </table:table-cell>
          </table:table-row>
          <table:table-row table:style-name="Tabla5.1">
            <table:table-cell table:style-name="Tabla5.A2" office:value-type="string">
              <text:list xml:id="list103834546839850" text:continue-numbering="true" text:style-name="WW8Num1">
                <text:list-item>
                  <text:list>
                    <text:list-item>
                      <text:list>
                        <text:list-item>
                          <text:list>
                            <text:list-item>
                              <text:list>
                                <text:list-item>
                                  <text:h text:style-name="P161" text:outline-level="5"><text:bookmark-start text:name="__RefHeading___Toc3016_1531218039"/>Orientaciones<text:bookmark-end text:name="__RefHeading___Toc3016_1531218039"/></text:h>
                                </text:list-item>
                              </text:list>
                            </text:list-item>
                          </text:list>
                        </text:list-item>
                      </text:list>
                    </text:list-item>
                  </text:list>
                </text:list-item>
              </text:list>
            </table:table-cell>
          </table:table-row>
          <table:table-row table:style-name="Tabla5.1">
            <table:table-cell table:style-name="Tabla5.A2" office:value-type="string">
              <text:list xml:id="list103835061577356" text:continue-list="list103835242931347" text:style-name="WW8Num26">
                <text:list-item>
                  <text:p text:style-name="P118">En esta unidad vas a estudiar algunos de los pasos necesarios para la instalación física de una red local. Inicialmente comprobaremos que uno de los elementos fundamentales para conectar los ordenadores de una red local entre sí son los medios de transmisión por lo cuáles va a circular la información. Otro aspecto importante el tipo de red local que vamos a utilizar. Veremos que existen numerosos tipos de redes como son la Ethernet, Wifi, Token_Ring, FDDI, ATM, etc todas caracterizadas por usar elementos y funcionamiento totalmente diferente. De cada tipo de red existen distintas tecnologías que se distinguen según el medio de transmisión a utilizar, la velocidad de transmisión, longitud máxima de nuestra red, etc. Comprobaremos que antes de proceder a la instalación física de nuestra red tenemos que realizar un estudio previo que recoja todas las necesidades, factores de costo y opciones de implementación de nuestra red. Se debe planificar y diseñar nuestra red. Una vez realizado el diseño propuesto se procede a la instalación física de la red. El último paso sería la preparación de un lugar especial donde centralizar sus servicios de red y comunicaciones. Para terminar veremos en qué cosiste el proceso de certificación que verifica el buen funcionamiento de la red local.</text:p>
                </text:list-item>
              </text:list>
            </table:table-cell>
          </table:table-row>
          <text:soft-page-break/>
          <table:table-row table:style-name="Tabla5.1">
            <table:table-cell table:style-name="Tabla5.A2" office:value-type="string">
              <text:list xml:id="list103836113460479" text:continue-list="list103834546839850" text:style-name="WW8Num1">
                <text:list-item>
                  <text:list>
                    <text:list-item>
                      <text:list>
                        <text:list-item>
                          <text:list>
                            <text:list-item>
                              <text:list>
                                <text:list-item>
                                  <text:h text:style-name="P161" text:outline-level="5"><text:bookmark-start text:name="__RefHeading___Toc3018_1531218039"/>Objetivos<text:bookmark-end text:name="__RefHeading___Toc3018_1531218039"/></text:h>
                                </text:list-item>
                              </text:list>
                            </text:list-item>
                          </text:list>
                        </text:list-item>
                      </text:list>
                    </text:list-item>
                  </text:list>
                </text:list-item>
              </text:list>
            </table:table-cell>
          </table:table-row>
          <table:table-row table:style-name="Tabla5.1">
            <table:table-cell table:style-name="Tabla5.A2" office:value-type="string">
              <text:list xml:id="list4102149269358695352" text:style-name="WW8Num27">
                <text:list-item>
                  <text:p text:style-name="P148">Describir los elementos de una red local y su función </text:p>
                </text:list-item>
              </text:list>
              <text:list xml:id="list6286469947419258315" text:style-name="WW8Num28">
                <text:list-item>
                  <text:p text:style-name="P134">Identificar y clasificar los medios de transmisión. </text:p>
                </text:list-item>
                <text:list-item>
                  <text:p text:style-name="P134">Reconocer el mapa físico de una red local. </text:p>
                </text:list-item>
                <text:list-item>
                  <text:p text:style-name="P134">Utilizar aplicaciones para representar el mapa físico de la red local. </text:p>
                </text:list-item>
                <text:list-item>
                  <text:p text:style-name="P134">Reconocer las distintas topologías de red. </text:p>
                </text:list-item>
                <text:list-item>
                  <text:p text:style-name="P134">Reconocer los detalles del cableado de la instalación y su despliegue (categoría del cableado, espacios por los que discurre, soporte para las canalizaciones, entre otros). </text:p>
                </text:list-item>
                <text:list-item>
                  <text:p text:style-name="P134">Seleccionar y montar las canalizaciones y tubos. </text:p>
                </text:list-item>
                <text:list-item>
                  <text:p text:style-name="P134">Montar conectores sobre cables (cobre y fibra) de red. </text:p>
                </text:list-item>
                <text:list-item>
                  <text:p text:style-name="P134">Montar los armarios de comunicaciones y sus accesorios. </text:p>
                </text:list-item>
                <text:list-item>
                  <text:p text:style-name="P134">Montar y conectar las tomas de usuario y paneles de parcheo. </text:p>
                </text:list-item>
                <text:list-item>
                  <text:p text:style-name="P134">Montar los equipos de conmutación en los armarios de comunicaciones. </text:p>
                </text:list-item>
                <text:list-item>
                  <text:p text:style-name="P134">Conectar los equipos de conmutación a los paneles de parcheo. </text:p>
                </text:list-item>
                <text:list-item>
                  <text:p text:style-name="P134">Etiquetar los cables y tomas de usuario </text:p>
                </text:list-item>
                <text:list-item>
                  <text:p text:style-name="P134">Probar las líneas de comunicación entre las tomas de usuario y paneles de parcheo. </text:p>
                </text:list-item>
                <text:list-item>
                  <text:p text:style-name="P134">Verificar la conectividad de la instalación </text:p>
                </text:list-item>
                <text:list-item>
                  <text:p text:style-name="P134">Trabajar con la calidad y seguridad requeridas. </text:p>
                </text:list-item>
                <text:list-item>
                  <text:p text:style-name="P73">Certificar los distintos elementos de las redes locales siguiendo la normativa vigente. </text:p>
                </text:list-item>
              </text:list>
              <text:p text:style-name="P38"/>
            </table:table-cell>
          </table:table-row>
          <table:table-row table:style-name="Tabla5.1">
            <table:table-cell table:style-name="Tabla5.A2" office:value-type="string">
              <text:list xml:id="list103834305384389" text:continue-list="list103836113460479" text:style-name="WW8Num1">
                <text:list-item>
                  <text:list>
                    <text:list-item>
                      <text:list>
                        <text:list-item>
                          <text:list>
                            <text:list-item>
                              <text:list>
                                <text:list-item>
                                  <text:h text:style-name="P161" text:outline-level="5"><text:bookmark-start text:name="__RefHeading___Toc3020_1531218039"/>Criterios de evaluación<text:bookmark-end text:name="__RefHeading___Toc3020_1531218039"/></text:h>
                                </text:list-item>
                              </text:list>
                            </text:list-item>
                          </text:list>
                        </text:list-item>
                      </text:list>
                    </text:list-item>
                  </text:list>
                </text:list-item>
              </text:list>
            </table:table-cell>
          </table:table-row>
          <table:table-row table:style-name="Tabla5.1">
            <table:table-cell table:style-name="Tabla5.A2" office:value-type="string">
              <text:list xml:id="list971029058684409444" text:style-name="L4">
                <text:list-item>
                  <text:p text:style-name="P101">Se han reconocido los principios funcionales de las redes locales.</text:p>
                </text:list-item>
                <text:list-item>
                  <text:p text:style-name="P101">Se han identificado los distintos tipos de redes.</text:p>
                </text:list-item>
                <text:list-item>
                  <text:p text:style-name="P101">Se han diferenciado los medios de transmisión.</text:p>
                </text:list-item>
                <text:list-item>
                  <text:p text:style-name="P101"><text:soft-page-break/><text:span text:style-name="T29">Se han reconocido los detalles del cableado de la instalación y su despliegue(categoría del cableado, espacios</text:span><text:span text:style-name="T28"> </text:span><text:span text:style-name="T29">por los que discurre, soporte para las canalizaciones, entre otros).</text:span></text:p>
                </text:list-item>
                <text:list-item>
                  <text:p text:style-name="P101">Se han seleccionado y montado las canalizaciones y tubos.</text:p>
                </text:list-item>
                <text:list-item>
                  <text:p text:style-name="P101">Se han montado los armarios de comunicaciones y sus accesorios.</text:p>
                </text:list-item>
                <text:list-item>
                  <text:p text:style-name="P101">Se han montado y conexionado las tomas de usuario y paneles de parcheo.</text:p>
                </text:list-item>
                <text:list-item>
                  <text:p text:style-name="P101">Se han probado las líneas de comunicación entre las tomas de usuario y paneles de parcheo.</text:p>
                </text:list-item>
                <text:list-item>
                  <text:p text:style-name="P101">Se han etiquetado los cables y tomas de usuario.</text:p>
                </text:list-item>
                <text:list-item>
                  <text:p text:style-name="P101">Se han identificado los riesgos y el nivel de peligrosidad que suponen la manipulación de los materiales, herramientas, útiles, máquinas y medios de transporte.</text:p>
                </text:list-item>
                <text:list-item>
                  <text:p text:style-name="P101">Se han operado las máquinas respetando las normas de seguridad.</text:p>
                </text:list-item>
                <text:list-item>
                  <text:p text:style-name="P101">Se han identificado las causas más frecuentes de accidentes en la manipulación de materiales, herramientas, máquinas de corte y conformado, entre otras.</text:p>
                </text:list-item>
                <text:list-item>
                  <text:p text:style-name="P101">Se han descrito los elementos de seguridad (protecciones, alarmas, pasos de emergencia, entre otros) de las máquinas y los equipos de protección individual (calzado, protección ocular, indumentaria, entre otros) que se deben emplear en las operaciones de montaje y mantenimiento.</text:p>
                </text:list-item>
                <text:list-item>
                  <text:p text:style-name="P101">Se han identificado los riesgos y el nivel de peligrosidad que suponen la manipulación de los materiales, herramientas, útiles, máquinas y medios de transpa relacionado la manipulación de materiales, herramientas y máquinas con las medidas de seguridad y protección personal requeridos.</text:p>
                </text:list-item>
                <text:list-item>
                  <text:p text:style-name="P101">Se han identificado las posibles fuentes de contaminación del entorno ambiental.</text:p>
                </text:list-item>
                <text:list-item>
                  <text:p text:style-name="P101">Se han clasificado los residuos generados para su retirada selectiva.</text:p>
                </text:list-item>
                <text:list-item>
                  <text:p text:style-name="P101">Se ha valorado el orden y la limpieza de instalaciones y equipos como primer factor de prevención de riesgos.</text:p>
                </text:list-item>
              </text:list>
            </table:table-cell>
          </table:table-row>
          <text:soft-page-break/>
          <table:table-row table:style-name="Tabla5.1">
            <table:table-cell table:style-name="Tabla5.A2" office:value-type="string">
              <text:list xml:id="list103835081961735" text:continue-list="list103834305384389" text:style-name="WW8Num1">
                <text:list-item>
                  <text:list>
                    <text:list-item>
                      <text:list>
                        <text:list-item>
                          <text:list>
                            <text:list-item>
                              <text:list>
                                <text:list-item>
                                  <text:h text:style-name="P161" text:outline-level="5"><text:bookmark-start text:name="__RefHeading___Toc3022_1531218039"/>Contenidos<text:bookmark-end text:name="__RefHeading___Toc3022_1531218039"/></text:h>
                                </text:list-item>
                              </text:list>
                            </text:list-item>
                          </text:list>
                        </text:list-item>
                      </text:list>
                    </text:list-item>
                  </text:list>
                </text:list-item>
              </text:list>
            </table:table-cell>
          </table:table-row>
          <table:table-row table:style-name="Tabla5.1">
            <table:table-cell table:style-name="Tabla5.A2" office:value-type="string">
              <text:list xml:id="list7996404722595398065" text:style-name="WW8Num29">
                <text:list-item>
                  <text:p text:style-name="P74">MEDIOS DE TRANSMISIÓN </text:p>
                  <text:list>
                    <text:list-item>
                      <text:p text:style-name="P135">Par trenzado </text:p>
                    </text:list-item>
                    <text:list-item>
                      <text:p text:style-name="P135">Coaxial </text:p>
                    </text:list-item>
                    <text:list-item>
                      <text:p text:style-name="P135">Fibra óptica </text:p>
                    </text:list-item>
                  </text:list>
                </text:list-item>
                <text:list-item>
                  <text:p text:style-name="P135">RED ETHERNET </text:p>
                  <text:list>
                    <text:list-item>
                      <text:p text:style-name="P135">Tipos de Ethernet I </text:p>
                    </text:list-item>
                    <text:list-item>
                      <text:p text:style-name="P135">Tipos de Ethernet II </text:p>
                    </text:list-item>
                    <text:list-item>
                      <text:p text:style-name="P135">Colisiones en Ethernet </text:p>
                    </text:list-item>
                    <text:list-item>
                      <text:p text:style-name="P135">Hub o concentrador </text:p>
                    </text:list-item>
                    <text:list-item>
                      <text:p text:style-name="P135">Switch o conmutador </text:p>
                    </text:list-item>
                  </text:list>
                </text:list-item>
                <text:list-item>
                  <text:p text:style-name="P135">PLANIFICACIÓN DE REDES </text:p>
                  <text:list>
                    <text:list-item>
                      <text:p text:style-name="P135">Cableado estructurado </text:p>
                      <text:list>
                        <text:list-item>
                          <text:p text:style-name="P135">ÁREAS DE TRABAJO O LOCALIZACIÓN DE CADA PUESTO DE TRABAJO </text:p>
                        </text:list-item>
                        <text:list-item>
                          <text:p text:style-name="P135">SUBSISTEMA DISTRIBUIDOR O ADMINISTRADOR </text:p>
                        </text:list-item>
                        <text:list-item>
                          <text:p text:style-name="P135">CUARTOS DE TELECOMUNICACIONES </text:p>
                        </text:list-item>
                        <text:list-item>
                          <text:p text:style-name="P135">SUBSISTEMA HORIZONTAL O DE PLANTA </text:p>
                        </text:list-item>
                        <text:list-item>
                          <text:p text:style-name="P135">SUBSISTEMA VERTICAL O BACKBONE </text:p>
                        </text:list-item>
                      </text:list>
                    </text:list-item>
                    <text:list-item>
                      <text:p text:style-name="P135">Dispositivos de red </text:p>
                    </text:list-item>
                    <text:list-item>
                      <text:p text:style-name="P135">Tipos de medios I </text:p>
                    </text:list-item>
                    <text:list-item>
                      <text:p text:style-name="P135">Tipos de medios II </text:p>
                    </text:list-item>
                  </text:list>
                </text:list-item>
                <text:list-item>
                  <text:p text:style-name="P135">CABLEADO DE REDES </text:p>
                  <text:list>
                    <text:list-item>
                      <text:p text:style-name="P135">Instalación física de la red </text:p>
                    </text:list-item>
                    <text:list-item>
                      <text:p text:style-name="P135">Elementos de la instalación. </text:p>
                    </text:list-item>
                    <text:list-item>
                      <text:p text:style-name="P135">La instalación eléctrica y de aire acondicionado </text:p>
                    </text:list-item>
                    <text:list-item>
                      <text:p text:style-name="P135">Elementos de conectividad I </text:p>
                      <text:list>
                        <text:list-item>
                          <text:p text:style-name="P135">Elementos de conectividad II </text:p>
                        </text:list-item>
                        <text:list-item>
                          <text:p text:style-name="P135"><text:soft-page-break/>Elementos de conectividad III </text:p>
                        </text:list-item>
                      </text:list>
                    </text:list-item>
                    <text:list-item>
                      <text:p text:style-name="P135">Instalación del Centro de Proceso de Datos </text:p>
                    </text:list-item>
                    <text:list-item>
                      <text:p text:style-name="P74">Certificación de la Instalación </text:p>
                    </text:list-item>
                  </text:list>
                </text:list-item>
                <text:list-item>
                  <text:p text:style-name="P136">Prevención de riesgos profesionales. </text:p>
                  <text:list>
                    <text:list-item>
                      <text:p text:style-name="P136">Riesgos. </text:p>
                    </text:list-item>
                    <text:list-item>
                      <text:p text:style-name="P136">Medidas de prevención. </text:p>
                    </text:list-item>
                    <text:list-item>
                      <text:p text:style-name="P136">Trabajo con ordenadores. </text:p>
                    </text:list-item>
                    <text:list-item>
                      <text:p text:style-name="P136">Trabajo con riesgo eléctrico o con riesgo de caídas. </text:p>
                    </text:list-item>
                    <text:list-item>
                      <text:p text:style-name="P136">Normativa de prevención. </text:p>
                    </text:list-item>
                    <text:list-item>
                      <text:p text:style-name="P75">Normativa de protección ambiental. </text:p>
                    </text:list-item>
                  </text:list>
                </text:list-item>
              </text:list>
              <text:list xml:id="list103835005698820" text:continue-list="list103835061577356" text:style-name="WW8Num26">
                <text:list-header>
                  <text:p text:style-name="P149"/>
                </text:list-header>
              </text:list>
            </table:table-cell>
          </table:table-row>
        </table:table>
        <text:p text:style-name="P24"/>
        <text:p text:style-name="Standard"/>
        <text:list xml:id="list103834404639991" text:continue-list="list103835081961735" text:style-name="WW8Num1">
          <text:list-item>
            <text:list>
              <text:list-item>
                <text:h text:style-name="Heading_20_2" text:outline-level="2"><text:bookmark-start text:name="__RefHeading__54_79678282"/><text:span text:style-name="T13">8</text:span><text:span text:style-name="T10">. METODOLOGÍA</text:span><text:bookmark-end text:name="__RefHeading__54_79678282"/></text:h>
                <text:list>
                  <text:list-item>
                    <text:h text:style-name="P153" text:outline-level="3"><text:bookmark-start text:name="__RefHeading__56_79678282"/><text:span text:style-name="T68">8</text:span>.1. Criterios metodológicos<text:bookmark-end text:name="__RefHeading__56_79678282"/></text:h>
                  </text:list-item>
                </text:list>
              </text:list-item>
            </text:list>
          </text:list-item>
        </text:list>
        <text:list xml:id="list103834804638165" text:continue-list="list103835005698820" text:style-name="WW8Num26">
          <text:list-item>
            <text:p text:style-name="P51">La metodología que se utilizará en clase potenciará, en lo posible los siguientes aspectos:</text:p>
          </text:list-item>
        </text:list>
        <text:list xml:id="list1697584027339151891" text:style-name="WW8Num3">
          <text:list-item>
            <text:p text:style-name="P76">Colaboración y Participación (Internet y clase)</text:p>
          </text:list-item>
          <text:list-item>
            <text:p text:style-name="P76">Interés (Contenidos Interesantes)</text:p>
          </text:list-item>
          <text:list-item>
            <text:p text:style-name="P76">Educación personalizada (Evaluación Continua)</text:p>
          </text:list-item>
          <text:list-item>
            <text:p text:style-name="P76">Uso de los recursos y herramientas <text:span text:style-name="T68">online</text:span> (marcadores sociales, elaboración colaborativa de documentación, red social de <text:span text:style-name="T68">comunidad online, cuaderno personal en formato wiki, herramienta de gestión de tareas</text:span>) para que el alumno defina su red personal de aprendizaje.</text:p>
          </text:list-item>
        </text:list>
        <text:list xml:id="list103836260005368" text:continue-list="list103834804638165" text:style-name="WW8Num26">
          <text:list-item>
            <text:p text:style-name="P51">Dentro del proceso de enseñanza y aprendizaje tradicional se pensaba que el conocimiento <text:s/>fluía del profesor al alumno. Para aumentar la participación e interés del alumno se hace necesario hacerlo intervenir en el proceso. </text:p>
          </text:list-item>
          <text:list-item>
            <text:p text:style-name="P51">El uso de Internet permite potenciar la colaboración porque el alumno puede aportar, por ejemplo, una consulta, recetas para la resolución de problemas típicos, <text:soft-page-break/>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list-item>
          <text:list-item>
            <text:p text:style-name="P51">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revisados por el profesor), se generan por lo tanto contenidos más dinámicos que si se utilizara un libro de texto. </text:p>
          </text:list-item>
          <text:list-item>
            <text:p text:style-name="P51">El componente de educación personalizada, es quizá más complejo de delimitar. Para ello, además de la relación con el alumno de tipo personal se tratará de, en cada unidad 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list-item>
          <text:list-item>
            <text:p text:style-name="P51">Esta metodología pretende fomentar en el alumno una dinámica de estudio y trabajo continuo, sobre todo en clase.</text:p>
          </text:list-item>
          <text:list-item>
            <text:p text:style-name="P51">Sin embargo este sistema en ningún caso podrá sustituir a la educación tradicional, y en ese sentido, las clases consistirán generalmente en:</text:p>
          </text:list-item>
        </text:list>
        <text:list xml:id="list103835949749163" text:continue-list="list103834404639991" text:style-name="WW8Num1">
          <text:list-item>
            <text:list>
              <text:list-item>
                <text:list>
                  <text:list-item>
                    <text:list>
                      <text:list-item>
                        <text:h text:style-name="P158" text:outline-level="4"><text:bookmark-start text:name="__RefHeading__58_79678282"/><text:span text:style-name="T68">8</text:span>.1.1. Tipos de actividades relacionadas con los conceptos<text:bookmark-end text:name="__RefHeading__58_79678282"/></text:h>
                      </text:list-item>
                    </text:list>
                  </text:list-item>
                </text:list>
              </text:list-item>
            </text:list>
          </text:list-item>
        </text:list>
        <text:list xml:id="list5240342907118317190" text:style-name="WW8Num14">
          <text:list-item>
            <text:p text:style-name="P77">Explicación Oral o actividades de investigación de los conceptos de unidad, prestando atención a la participación de los alumnos, y aprovechando sus preguntas/intervenciones para aportar los contenidos de la unidad de trabajo.</text:p>
          </text:list-item>
          <text:list-item>
            <text:p text:style-name="P77">Proyección de presentaciones para introducción breve de conceptos o para puesta en común de actividades realizadas.</text:p>
          </text:list-item>
          <text:list-item>
            <text:p text:style-name="P77">Realización de breves trabajos de investigación guiados con preguntas sobre los conceptos de la unidad. Se utilizarán herramientas para la puesta en común de los resultados obtenidos (servicio Etherpad de la red local). El profesor hará un <text:soft-page-break/>vaciado de las respuestas de los alumnos y los pondrá a disposición de los alumnos enlazándolos desde el aula virtual o colgándolos en el Wiki.</text:p>
          </text:list-item>
          <text:list-item>
            <text:p text:style-name="P77">Realización por parte de los alumnos de mapas conceptuales sobre los conceptos de la unidad para ayudar a afianzar los mismos.</text:p>
          </text:list-item>
          <text:list-item>
            <text:p text:style-name="P77">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169">Debates, de noticias sobre temas de actualidad relacionados con los servicios de red.</text:p>
          </text:list-item>
          <text:list-item>
            <text:p text:style-name="P169">Lectura de apuntes de clase en Wiki.</text:p>
          </text:list-item>
          <text:list-item>
            <text:p text:style-name="P77">Aparte del aula virtual que servirá de lugar central para la organización de los apuntes de la unidad cada alumno incluirá en su cuaderno personal online apuntes de la unidad y contenidos complementarios que se le propondrán al alumno.</text:p>
          </text:list-item>
        </text:list>
        <text:list xml:id="list103835427379066" text:continue-list="list103835949749163" text:style-name="WW8Num1">
          <text:list-item>
            <text:list>
              <text:list-item>
                <text:list>
                  <text:list-item>
                    <text:list>
                      <text:list-item>
                        <text:h text:style-name="P158" text:outline-level="4"><text:bookmark-start text:name="__RefHeading__60_79678282"/><text:span text:style-name="T68">8</text:span>.1.2. Tipo de actividades relacionadas con los procedimientos<text:bookmark-end text:name="__RefHeading__60_79678282"/></text:h>
                      </text:list-item>
                    </text:list>
                  </text:list-item>
                </text:list>
              </text:list-item>
            </text:list>
          </text:list-item>
        </text:list>
        <text:list xml:id="list7981159898873820986" text:style-name="WW8Num15">
          <text:list-item>
            <text:p text:style-name="P78">Realización de actividades de enseñanza-aprendizaje, de tipo práctico para que el alumno (sólo o en grupo) las desarrolle en clase. El formato de dicha actividad consistirá en general en un guión con los pasos a realizar en el que el alumno 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78">Supuestos prácticos en los que a partir del planteamiento de una situación real el alumno deberá completar los pasos y parámetros a introducir para obtener los resultados que se plantean.</text:p>
          </text:list-item>
          <text:list-item>
            <text:p text:style-name="P78">Elaboración de gráficas a partir de recopilación de datos (históricos de ejecución de servicios, análisis de ficheros de log) y comentario de las mismas</text:p>
          </text:list-item>
        </text:list>
        <text:list xml:id="list103834948999818" text:continue-list="list103835427379066" text:style-name="WW8Num1">
          <text:list-item>
            <text:list>
              <text:list-item>
                <text:list>
                  <text:list-item>
                    <text:list>
                      <text:list-item>
                        <text:h text:style-name="P158" text:outline-level="4"><text:bookmark-start text:name="__RefHeading__62_79678282"/><text:span text:style-name="T68">8</text:span>.1.3. Tipo de actividades relacionadas con las actitudes<text:bookmark-end text:name="__RefHeading__62_79678282"/></text:h>
                      </text:list-item>
                    </text:list>
                  </text:list-item>
                </text:list>
              </text:list-item>
            </text:list>
          </text:list-item>
        </text:list>
        <text:list xml:id="list435230698832508737" text:style-name="WW8Num16">
          <text:list-item>
            <text:p text:style-name="P79">Secretario semanal de las actividades realizadas durante la sesión. Un alumno, de <text:soft-page-break/>forma semanal recopilará lo que se hace en el aula en cada sesión y lo leerá al comienzo de cada sesión. Así mismo almacenará en una base de datos creada al efecto en el aula virtual lo leído en cada sesión.</text:p>
          </text:list-item>
          <text:list-item>
            <text:p text:style-name="P79">Cuaderno personal del alumno.</text:p>
          </text:list-item>
          <text:list-item>
            <text:p text:style-name="P79">Participación en la red de microblogging twitter.</text:p>
          </text:list-item>
          <text:list-item>
            <text:p text:style-name="P79">Orden, apariencia y meticulosidad en los trabajos realizados.</text:p>
          </text:list-item>
          <text:list-item>
            <text:p text:style-name="P79">Actividades de puesta en común de los trabajos sobre conceptos y procedimientos</text:p>
          </text:list-item>
          <text:list-item>
            <text:p text:style-name="P79">Actividad de tipo base de datos para seguimiento de los errores que se detectan y corrigen al realizar las actividades de tipo práctico</text:p>
          </text:list-item>
        </text:list>
        <text:list xml:id="list103834901314884" text:continue-list="list103834948999818" text:style-name="WW8Num1">
          <text:list-item>
            <text:list>
              <text:list-item>
                <text:list>
                  <text:list-item>
                    <text:h text:style-name="P153" text:outline-level="3"><text:bookmark-start text:name="__RefHeading__64_79678282"/><text:span text:style-name="T68">8</text:span>.2. Recursos didácticos<text:bookmark-end text:name="__RefHeading__64_79678282"/></text:h>
                  </text:list-item>
                </text:list>
              </text:list-item>
            </text:list>
          </text:list-item>
        </text:list>
        <text:list xml:id="list2320492841051860465" text:style-name="WW8Num17">
          <text:list-item>
            <text:p text:style-name="P102"><text:span text:style-name="T16">Cuaderno</text:span><text:span text:style-name="T15"> personal </text:span><text:span text:style-name="T16">online</text:span><text:span text:style-name="T15">. </text:span><text:span text:style-name="T37">Será </text:span><text:span text:style-name="T38">el repositorio de las actividades completadas por el alumno y le permitirá enlazar apuntes y recursos de interés.</text:span></text:p>
          </text:list-item>
          <text:list-item>
            <text:p text:style-name="P102"><text:span text:style-name="T15">Aula virtual</text:span><text:span text:style-name="T10">. Sitio en el que se centraliza la actividad diaria del alumno. En el se enlazarán los recursos de cada actividad, se colgarán todas las actividades a realizar. Servirá además de cuaderno de aula para reflejar todas las notas del alumno, aparecerá la calificación de cada actividad y los comentarios a la misma. El alumno sabrá en todo momento las actividades realizadas y las pendientes y verá las calificaciones y comentarios de cada una.</text:span></text:p>
          </text:list-item>
          <text:list-item>
            <text:p text:style-name="P102"><text:span text:style-name="T16">Registro</text:span><text:span text:style-name="T15"> de las actividades realizadas</text:span><text:span text:style-name="T10"> en cada sesión. Cada semana uno de los alumnos del grupo es nombrado secretario y se encarga de anotar y dar de alta en la base de datos online lo que se ha hecho y lo leerá en la siguiente sesión de clase al principio de la misma.</text:span></text:p>
          </text:list-item>
          <text:list-item>
            <text:p text:style-name="P104"><text:span text:style-name="T15">Trello. </text:span><text:span text:style-name="T37">Gestor de tareas online. Permite mediante el uso de tableros que el alumno lleve registro de las tareas abiertas, iniciadas y completadas. Con compañeros para coordinación de actividades en grupo o con el profesor para seguimiento de su uso.</text:span></text:p>
          </text:list-item>
          <text:list-item>
            <text:p text:style-name="P102"><text:soft-page-break/><text:span text:style-name="T15">Free</text:span><text:span text:style-name="T16">plane</text:span><text:span text:style-name="T10">. Para la realización de mapas conceptuales. Lo utilizará el profesor para ilustrar los conceptos de la unidad y los alumnos para prepararse su material de estudio.</text:span></text:p>
          </text:list-item>
          <text:list-item>
            <text:p text:style-name="P102"><text:span text:style-name="T15">Wiki</text:span><text:span text:style-name="T10">. Se usará por el profesor para distribuir apuntes, por los alumnos para generar apuntes de modo colaborativo, para poner la solución a las actividades que se van realizando. Así mismo cada alumno tendrá un wiki personal que hará las funciones de la tadicional libreta.</text:span></text:p>
          </text:list-item>
          <text:list-item>
            <text:p text:style-name="P102"><text:span text:style-name="T16">Comunidad del nivel en Google+</text:span><text:span text:style-name="T10">. Comunicación informal del grupo. El profesor publicará novedades y enlaces a temas relacionados con el módulo, recordatorios de fechas de entrega, actividades pendientes, etc. Los alumnos podrán intercambiar recursos de forma ágil. Cumple labor de cohesión y comunicación dentro del grupo.</text:span></text:p>
          </text:list-item>
          <text:list-item>
            <text:p text:style-name="P102"><text:span text:style-name="T15">Marcadores sociales</text:span><text:span text:style-name="T10"> Diigo. Permite la recopilación de recursos en Internet, compartirlos dentro del grupo de la clase. En cada recurso se podrá seleccionar texto y comentarlo. Además cada recursos compartido se puede comentar.</text:span></text:p>
          </text:list-item>
          <text:list-item>
            <text:p text:style-name="P102"><text:span text:style-name="T15">Etherpad</text:span><text:span text:style-name="T10">. Servicio de edición simultanea disponible en la red local. Permite crear documentos de forma colaborativa, se utilizará para puesta en común en actividades sobre conceptos.</text:span></text:p>
          </text:list-item>
          <text:list-item>
            <text:p text:style-name="P102"><text:span text:style-name="T15">Epoptes</text:span><text:span text:style-name="T10">. Herramienta de control de aula. Permitirá entre otras cosas: supervisar la actividad de los alumnos, tomar el control del equipo del alumno para resolución de problemas, </text:span><text:span text:style-name="T14">compartir en ventana la pantalla del profesor para los alumnos con dificultad para ver el contenido del proyector y p</text:span><text:span text:style-name="T10">royectar la pantalla del alumno para que este explique algún aspecto al resto de la clase sobre la actividad que se está realizando.</text:span></text:p>
          </text:list-item>
        </text:list>
        <text:list xml:id="list103836283458814" text:continue-list="list103834901314884" text:style-name="WW8Num1">
          <text:list-item>
            <text:list>
              <text:list-item>
                <text:list>
                  <text:list-item>
                    <text:h text:style-name="P154" text:outline-level="3"><text:bookmark-start text:name="__RefHeading__66_79678282"/><text:span text:style-name="T68">8</text:span>.3. Recursos tecnológicos<text:bookmark-end text:name="__RefHeading__66_79678282"/></text:h>
                  </text:list-item>
                </text:list>
              </text:list-item>
            </text:list>
          </text:list-item>
        </text:list>
        <text:p text:style-name="P40">Se van a utilizar los Ordenadores Personales del taller del ciclo formativo. </text:p>
        <text:p text:style-name="P40"/>
        <text:p text:style-name="P40">El departamento cuenta con <text:span text:style-name="T68">conexión a wificanarias</text:span> para conexión a Internet. Al tener poca velocidad para la gran cantidad de alumnos que se conectan al aula se limitará en lo <text:soft-page-break/>posible su uso, se restringirá el acceso a contenidos que consuman gran ancho de banda y se instalarán en local los servicios y recursos utilizados</text:p>
        <text:p text:style-name="P44">El software instalado será el Sistema Operativo LINUX. Habrá un sistema operativo propio en cada ordenador y todos ellos estarán conectados a través de una red TCP/IP. </text:p>
        <text:p text:style-name="P44">Software de maquinas virtuales. Permitirá instalar diferentes sistemas operativos y hacer las prácticas correspondientes sobre particionado, instalación, configuración de los sistemas operativos, administración de los sistemas operativos, maquetado y copias de seguridad. Todo ello sin interferir en el sistema operativo anfitrión lo que redundará en que se tengan que hacer menos tareas de mantenimiento de los equipos del aula.</text:p>
        <text:p text:style-name="P44">Se dispondrá también de un cañón de proyección para visualizar en la pizarra presentaciones sobre contenidos, demostración de <text:s/>las tareas de administración y los programas ejecutados desde el ordenador. </text:p>
        <text:p text:style-name="P44">Hay que destacar la infradotación del ciclo <text:s/>en dispositivos y recursos de red <text:s/>incluidos en el curriculo del módulo(armarios rack, paneles de parcheo, switches gestionables, routers, puntos de acceso inalámbricos, herramientas de certificación, fibra óptica y componentes, etc) para suplirlo, en la medida de lo posible se recurrirá a:</text:p>
        <text:list xml:id="list8649982471133092153" text:style-name="WW8Num57">
          <text:list-item>
            <text:p text:style-name="P183">Utilización de maquinas virtuales.</text:p>
          </text:list-item>
          <text:list-item>
            <text:p text:style-name="P183">Software de simulación como packet tracer</text:p>
          </text:list-item>
          <text:list-item>
            <text:p text:style-name="P183">Realización de supuestos prácticos</text:p>
          </text:list-item>
          <text:list-item>
            <text:p text:style-name="P183">Visita a empresas que dispongan de dichos recursos</text:p>
          </text:list-item>
        </text:list>
        <text:list xml:id="list103835168776425" text:continue-list="list103836283458814" text:style-name="WW8Num1">
          <text:list-item>
            <text:list>
              <text:list-item>
                <text:list>
                  <text:list-item>
                    <text:h text:style-name="P154" text:outline-level="3"><text:bookmark-start text:name="__RefHeading__68_79678282"/><text:span text:style-name="T69">8</text:span>.4. Recursos bibliográficos<text:bookmark-end text:name="__RefHeading__68_79678282"/></text:h>
                  </text:list-item>
                </text:list>
              </text:list-item>
            </text:list>
          </text:list-item>
        </text:list>
        <text:list xml:id="list103835247464273" text:continue-list="list103836260005368" text:style-name="WW8Num26">
          <text:list-item>
            <text:p text:style-name="P87">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list-item>
          <text:list-item>
            <text:p text:style-name="P80"><text:soft-page-break/>Se utilizarán también los manuales de usuario, de administrador y las ayudas instaladas localmente para cada Sistema Operativo y las de las aplicaciones software que utilicemos.</text:p>
          </text:list-item>
        </text:list>
        <text:list xml:id="list103835399418807" text:continue-list="list103835168776425" text:style-name="WW8Num1">
          <text:list-item>
            <text:list>
              <text:list-item>
                <text:h text:style-name="P166" text:outline-level="2"><text:bookmark-start text:name="__RefHeading__70_79678282"/><text:span text:style-name="T69">9</text:span>. MEDIDAS DE ATENCIÓN A LA DIVERSIDAD<text:bookmark-end text:name="__RefHeading__70_79678282"/></text:h>
              </text:list-item>
            </text:list>
          </text:list-item>
        </text:list>
        <text:list xml:id="list103835037383863" text:continue-list="list103835247464273" text:style-name="WW8Num26">
          <text:list-item>
            <text:p text:style-name="P51">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list-item>
          <text:list-item>
            <text:p text:style-name="P51">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list-item>
          <text:list-item>
            <text:p text:style-name="P51">Para fomentar la capacidad de auto organización de los alumnos y la mejora en sus técnicas de estudio cada alumno será obligatorio el uso de agenda por parte de los alumnos, además llevarán un cuaderno personal online en el que incluirá los apuntes sobre el módulo, enlaces y recursos que considere relacionados, mapas conceptuales sobre la unidad, así como sus mejores trabajos sirviendo por tanto como Portfolio personal.</text:p>
          </text:list-item>
        </text:list>
        <text:list xml:id="list103834652297431" text:continue-list="list103835399418807" text:style-name="WW8Num1">
          <text:list-item>
            <text:list>
              <text:list-item>
                <text:h text:style-name="P164" text:outline-level="2"><text:bookmark-start text:name="__RefHeading__72_79678282"/>1<text:span text:style-name="T69">0</text:span>. EVALUACIÓN Y CALIFICACIÓN<text:bookmark-end text:name="__RefHeading__72_79678282"/></text:h>
                <text:list>
                  <text:list-item>
                    <text:h text:style-name="P153" text:outline-level="3"><text:bookmark-start text:name="__RefHeading__74_79678282"/>1<text:span text:style-name="T69">0</text:span>.1. Procedimientos de evaluación<text:bookmark-end text:name="__RefHeading__74_79678282"/></text:h>
                  </text:list-item>
                </text:list>
              </text:list-item>
            </text:list>
          </text:list-item>
        </text:list>
        <text:list xml:id="list103836209476494" text:continue-list="list103835037383863" text:style-name="WW8Num26">
          <text:list-item>
            <text:p text:style-name="P51">Pretende reconducir el proceso de aprendizaje para adaptarse al alumnado utilizando la observación como instrumento esencial.</text:p>
          </text:list-item>
          <text:list-item>
            <text:p text:style-name="P51">El sistema de evaluación empleado tiene como objetivo evaluar los contenidos, procedimientos y actitudes que pretendemos que el alumno tenga, pero además queremos transmitir la idea de la profesionalidad <text:s/>y la autoformación.</text:p>
          </text:list-item>
        </text:list>
        <text:list xml:id="list4773203725581377345" text:style-name="WW8Num6">
          <text:list-item>
            <text:p text:style-name="P81"><text:soft-page-break/>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81">La corrección individualizada, con el alumno, de los ejercicios realizados debe utilizarse para sugerir ideas de mejora y soluciones alternativas. El alumno deberá defender las ventajas o desventajas de su opción.</text:p>
          </text:list-item>
          <text:list-item>
            <text:p text:style-name="P81">La realización de pruebas sobre conceptos y procedimientos en las que el alumno manifestará el grado en que se han alcanzado los objetivos.</text:p>
          </text:list-item>
          <text:list-item>
            <text:p text:style-name="P81">Las puestas en común de determinados ejercicios o actividades relevantes se 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81">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81">La utilización de los equipos, su actitud y cuidado del mismo (tanto del software como del hardware) serán un aspecto importante de la evaluación del alumno. Así mismo se valorará, corrigiendo si fuera necesario mediante charlas personales, la actitud de los alumnos frente al profesor y a sus compañeros</text:p>
          </text:list-item>
        </text:list>
        <text:list xml:id="list103835023894485" text:continue-list="list103834652297431" text:style-name="WW8Num1">
          <text:list-item>
            <text:list>
              <text:list-item>
                <text:list>
                  <text:list-item>
                    <text:h text:style-name="P153" text:outline-level="3"><text:bookmark-start text:name="__RefHeading__76_79678282"/>1<text:span text:style-name="T69">0</text:span>.2. Instrumentos de evaluación<text:bookmark-end text:name="__RefHeading__76_79678282"/></text:h>
                  </text:list-item>
                </text:list>
              </text:list-item>
            </text:list>
          </text:list-item>
        </text:list>
        <text:list xml:id="list103834652943669" text:continue-list="list103836209476494" text:style-name="WW8Num26">
          <text:list-item>
            <text:p text:style-name="P88">Para llevar a cabo la evaluación se utilizarán indicadores e instrumentos que proporcionen datos y observaciones sobre el avance en el aula. </text:p>
          </text:list-item>
          <text:list-item>
            <text:p text:style-name="Text_20_body"><text:span text:style-name="T10">Según recomendaciones de la Consejería de Educación para la FPE, en cada </text:span><text:soft-page-break/><text:span text:style-name="T10">actividad de enseñanza, aprendizaje y evaluación se determinan una serie de </text:span><text:span text:style-name="T15">pautas</text:span><text:span text:style-name="T10">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list-item>
        </text:list>
        <text:p text:style-name="P22"><text:span text:style-name="T5">Para evaluar los </text:span><text:span text:style-name="T6">conceptos</text:span><text:span text:style-name="T5">:</text:span></text:p>
        <text:p text:style-name="P18"/>
        <text:list xml:id="list5164366018169313482" text:style-name="WW8Num4">
          <text:list-item>
            <text:p text:style-name="P179"><text:span text:style-name="T30">Trabajos específicos sobre los contenidos</text:span><text:span text:style-name="T26">. <text:s/></text:span></text:p>
          </text:list-item>
          <text:list-item>
            <text:p text:style-name="P179"><text:span text:style-name="T30">Controles. </text:span><text:span text:style-name="T32">Cuestionarios</text:span><text:span text:style-name="T30"> </text:span><text:span text:style-name="T32"><text:s/>sobre conceptos en plataforma virtual</text:span></text:p>
          </text:list-item>
          <text:list-item>
            <text:p text:style-name="P179"><text:span text:style-name="T30">Pruebas prácticas </text:span><text:span text:style-name="T32">en las que se intercalarán preguntas sobre los conceptos que se están trabajando.</text:span></text:p>
          </text:list-item>
        </text:list>
        <text:p text:style-name="P22"><text:span text:style-name="T5">Para la evaluación de </text:span><text:span text:style-name="T6">procedimientos: </text:span></text:p>
        <text:p text:style-name="P19"/>
        <text:list xml:id="list4323256683940478167" text:style-name="WW8Num18">
          <text:list-item>
            <text:p text:style-name="P170"><text:span text:style-name="T30">Lista de control de actividades de tipo práctico</text:span><text:span text:style-name="T26">.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170"><text:span text:style-name="T30">Supuestos prácticos </text:span><text:span text:style-name="T32">en las que el alumno contestará por escrito con los pasos necesarios para resolver una situación ficticia.</text:span></text:p>
          </text:list-item>
          <text:list-item>
            <text:p text:style-name="P170"><text:span text:style-name="T30">Pruebas prácticas </text:span><text:span text:style-name="T32">en las que se demostrará el desempeño de tareas y habilidades.</text:span><text:span text:style-name="T26"> </text:span></text:p>
          </text:list-item>
        </text:list>
        <text:p text:style-name="P20"/>
        <text:p text:style-name="P23"><text:span text:style-name="T26">Para la evaluación de las </text:span><text:span text:style-name="T30">actitudes </text:span><text:span text:style-name="T32">se utilizarán tres registros</text:span><text:span text:style-name="T26">:</text:span></text:p>
        <text:p text:style-name="P20"/>
        <text:list xml:id="list103834178027488" text:continue-numbering="true" text:style-name="WW8Num18">
          <text:list-item>
            <text:p text:style-name="P170"><text:span text:style-name="T31">Registro anecdótico</text:span><text:span text:style-name="T27"> <text:s/>donde se tendrán en cuenta los siguientes indicadores:</text:span></text:p>
          </text:list-item>
        </text:list>
        <text:list xml:id="list3840145111009080782" text:style-name="WW8Num19">
          <text:list-item>
            <text:p text:style-name="P180"><text:span text:style-name="T34">Puntualidad</text:span><text:span text:style-name="T27">.</text:span></text:p>
          </text:list-item>
          <text:list-item>
            <text:p text:style-name="P180"><text:span text:style-name="T34">Participación en las sesiones</text:span><text:span text:style-name="T27">.</text:span></text:p>
          </text:list-item>
          <text:list-item>
            <text:p text:style-name="P180"><text:span text:style-name="T34">Colaboración para el buen funcionamiento de las sesiones</text:span><text:span text:style-name="T27">. </text:span></text:p>
          </text:list-item>
          <text:list-item>
            <text:p text:style-name="P181">Orden, meticulosidad y organización del trabajo.</text:p>
          </text:list-item>
        </text:list>
        <text:p text:style-name="P41"><text:soft-page-break/>Que se graduarán de acuerdo a la siguiente escala: S (Siempre), CS (Casi Siempre), AV (A Veces), CN (Casi Nunca), N (Nunca).</text:p>
        <text:list xml:id="list6998648776591220890" text:style-name="WW8Num20">
          <text:list-item>
            <text:p text:style-name="P103"><text:span text:style-name="T15">Registro de observación</text:span><text:span text:style-name="T10"> en el que se reflejará el grado de utilización y la calidad de:</text:span></text:p>
          </text:list-item>
          <text:list-item>
            <text:p text:style-name="P111">Cuaderno personal online-wiki</text:p>
          </text:list-item>
          <text:list-item>
            <text:p text:style-name="P111">Participación en red de microbblogging</text:p>
          </text:list-item>
          <text:list-item>
            <text:p text:style-name="P111">Realización de las tareas de secretario.</text:p>
          </text:list-item>
          <text:list-item>
            <text:p text:style-name="P111">Incumplimiento de las normas básicas de convivencia en el aula</text:p>
          </text:list-item>
          <text:list-item>
            <text:p text:style-name="P103"><text:span text:style-name="T15">Registro de aportaciones en tareas de tipo colaborativo.</text:span><text:span text:style-name="T10"> en el que se reflejará la cantidad y la calidad en las aportaciones a:</text:span></text:p>
          </text:list-item>
          <text:list-item>
            <text:p text:style-name="P111">Base de datos de seguimiento de errores asociado a cada tarea de tipo práctico</text:p>
          </text:list-item>
          <text:list-item>
            <text:p text:style-name="P111">Participación en la edición colaborativa de documentos en tareas sobre conceptos.</text:p>
          </text:list-item>
        </text:list>
        <text:p text:style-name="P42"><text:span text:style-name="T33">Para la </text:span><text:span text:style-name="T31">coevaluación </text:span><text:span text:style-name="T33">del proceso de enseñanza y aprendizaje y de la práctica docente:</text:span></text:p>
        <text:list xml:id="list156534243438883321" text:style-name="WW8Num21">
          <text:list-item>
            <text:p text:style-name="P171">Paso de cuestionario a los alumnos sobre el desarrollo de las unidades y de la práctica docente.</text:p>
          </text:list-item>
          <text:list-item>
            <text:p text:style-name="P171">Lista de control para el profesor de reflexión sobre la práctica desarrollada.</text:p>
          </text:list-item>
        </text:list>
        <text:list xml:id="list103835947966747" text:continue-list="list103835023894485" text:style-name="WW8Num1">
          <text:list-item>
            <text:list>
              <text:list-item>
                <text:list>
                  <text:list-item>
                    <text:h text:style-name="P153" text:outline-level="3"><text:bookmark-start text:name="__RefHeading__78_79678282"/>1<text:span text:style-name="T69">0</text:span>.3. Criterios de calificación<text:bookmark-end text:name="__RefHeading__78_79678282"/></text:h>
                  </text:list-item>
                </text:list>
              </text:list-item>
            </text:list>
          </text:list-item>
        </text:list>
        <text:list xml:id="list103834708669037" text:continue-list="list103834652943669" text:style-name="WW8Num26">
          <text:list-item>
            <text:p text:style-name="P51">La calificación del alumno sera entre 0 y 10.</text:p>
          </text:list-item>
          <text:list-item>
            <text:p text:style-name="P51">El curso se divide en tres trimestres. La calificación final será la media de la calificación de cada uno de los trimestres.</text:p>
          </text:list-item>
          <text:list-item>
            <text:p text:style-name="P51">Al final de cada trimestre se entregará al alumno la calificación final del mismo que se obtendrá de acuerdo a los siguientes criterios:</text:p>
          </text:list-item>
        </text:list>
        <text:list xml:id="list5168232862601579820" text:style-name="WW8Num22">
          <text:list-item>
            <text:p text:style-name="P82">La calificación se obtendrá de tres elementos</text:p>
          </text:list-item>
        </text:list>
        <text:list xml:id="list8920849006308699089" text:style-name="WW8Num7">
          <text:list-item>
            <text:p text:style-name="P113"><text:span text:style-name="T10">Valoración sobre indicadores de tipo </text:span><text:span text:style-name="T15">actitudinal</text:span><text:span text:style-name="T10"> <text:s/>20 %.</text:span></text:p>
          </text:list-item>
          <text:list-item>
            <text:p text:style-name="P113"><text:soft-page-break/><text:span text:style-name="T15">Controles</text:span><text:span text:style-name="T10"> sobre conceptos y </text:span><text:span text:style-name="T15">pruebas prácticas</text:span><text:span text:style-name="T10"> 35%.</text:span></text:p>
          </text:list-item>
          <text:list-item>
            <text:p text:style-name="P113"><text:span text:style-name="T15">Actividades y tareas</text:span><text:span text:style-name="T10"> sobre conceptos y de tipo práctico 45%. </text:span></text:p>
          </text:list-item>
          <text:list-item>
            <text:p text:style-name="P83">Las actividades sobre conceptos y las prácticas tendrán un peso distinto en función de su relevancia y/o tiempo previsto para su realización. </text:p>
          </text:list-item>
          <text:list-item>
            <text:p text:style-name="P83">Para tener al menos un 5 sobre 10 en el trimestre:</text:p>
          </text:list-item>
          <text:list-item>
            <text:p text:style-name="P112">Se ha de tener aprobado cada una de las partes (actitudinal, pruebas prácticas y controles y tareas sobre conceptos y prácticas a partir de que se obtiene la calificación del trimestre.</text:p>
          </text:list-item>
          <text:list-item>
            <text:p text:style-name="P112">Se han de aprobar todas las pruebas prácticas y todos los controles sobre conceptos.</text:p>
          </text:list-item>
          <text:list-item>
            <text:p text:style-name="P112">Se ha de <text:span text:style-name="T72">aprobar</text:span>, al menos, un 85% de las tareas sobre conceptos y prácticas.</text:p>
          </text:list-item>
          <text:list-item>
            <text:p text:style-name="P83">Con carácter general, las actividades tendrán un plazo de entrega/corrección. Las entregas realizadas fuera de plazo, si esta posibilidad está contemplada, se penalizarán un 15% en la nota de la actividad.</text:p>
          </text:list-item>
          <text:list-item>
            <text:p text:style-name="P83">La calificación obtenida en pruebas de recuperación se penalizará en un 15% a la hora de incluirla en el cálculo de la nota, salvo en el caso de que sea un 5 que se mantendrá en un 5.</text:p>
          </text:list-item>
          <text:list-item>
            <text:p text:style-name="P83">Para obtener una calificación final de aprobado se han de aprobar todos los trimestres que componen el curso.</text:p>
          </text:list-item>
          <text:list-item>
            <text:p text:style-name="P151"><text:span text:style-name="T35">La</text:span><text:span text:style-name="T36"> </text:span><text:span text:style-name="T35">calificación</text:span><text:span text:style-name="T36"> </text:span><text:span text:style-name="T35">que</text:span><text:span text:style-name="T36"> </text:span><text:span text:style-name="T35">aparecerá</text:span><text:span text:style-name="T36"> </text:span><text:span text:style-name="T35">en</text:span><text:span text:style-name="T36"> </text:span><text:span text:style-name="T35">cada</text:span><text:span text:style-name="T36"> </text:span><text:span text:style-name="T35">una</text:span><text:span text:style-name="T36"> </text:span><text:span text:style-name="T35">de</text:span><text:span text:style-name="T36"> </text:span><text:span text:style-name="T35">las</text:span><text:span text:style-name="T36"> </text:span><text:span text:style-name="T35">evaluaciones</text:span><text:span text:style-name="T36"> </text:span><text:span text:style-name="T35">será</text:span><text:span text:style-name="T36"> </text:span><text:span text:style-name="T35">la</text:span><text:span text:style-name="T36"> </text:span><text:span text:style-name="T35">resultante</text:span><text:span text:style-name="T36"> </text:span><text:span text:style-name="T35">de</text:span><text:span text:style-name="T36"> </text:span><text:span text:style-name="T35">aplicar</text:span><text:span text:style-name="T36"> </text:span><text:span text:style-name="T35">los</text:span><text:span text:style-name="T36"> </text:span><text:span text:style-name="T35">correspondiente</text:span><text:span text:style-name="T36"> </text:span><text:span text:style-name="T35">porcentajes</text:span><text:span text:style-name="T36"> </text:span><text:span text:style-name="T35">citados</text:span><text:span text:style-name="T36"> </text:span><text:span text:style-name="T35">al</text:span><text:span text:style-name="T36"> </text:span><text:span text:style-name="T35">principio,</text:span><text:span text:style-name="T36"> </text:span><text:span text:style-name="T35">no</text:span><text:span text:style-name="T36"> </text:span><text:span text:style-name="T35">obstante,</text:span><text:span text:style-name="T36"> </text:span><text:span text:style-name="T35">como</text:span><text:span text:style-name="T36"> </text:span><text:span text:style-name="T35">esta</text:span><text:span text:style-name="T36"> </text:span><text:span text:style-name="T35">calificación</text:span><text:span text:style-name="T36"> </text:span><text:span text:style-name="T35">debe</text:span><text:span text:style-name="T36"> </text:span><text:span text:style-name="T35">ser</text:span><text:span text:style-name="T36"> </text:span><text:span text:style-name="T35">un</text:span><text:span text:style-name="T36"> </text:span><text:span text:style-name="T35">número</text:span><text:span text:style-name="T36"> </text:span><text:span text:style-name="T35">entero</text:span><text:span text:style-name="T36"> </text:span><text:span text:style-name="T35">del</text:span><text:span text:style-name="T36"> </text:span><text:span text:style-name="T35">1</text:span><text:span text:style-name="T36"> </text:span><text:span text:style-name="T35">al</text:span><text:span text:style-name="T36"> </text:span><text:span text:style-name="T35">10,</text:span><text:span text:style-name="T36"> </text:span><text:span text:style-name="T35">la</text:span><text:span text:style-name="T36"> </text:span><text:span text:style-name="T35">nota</text:span><text:span text:style-name="T36"> </text:span><text:span text:style-name="T35">obtenida</text:span><text:span text:style-name="T36"> </text:span><text:span text:style-name="T35">será</text:span><text:span text:style-name="T36"> </text:span><text:span text:style-name="T35">redondeada</text:span><text:span text:style-name="T36"> </text:span><text:span text:style-name="T35">al</text:span><text:span text:style-name="T36"> </text:span><text:span text:style-name="T35">entero</text:span><text:span text:style-name="T36"> </text:span><text:span text:style-name="T35">más</text:span><text:span text:style-name="T36"> </text:span><text:span text:style-name="T35">próximo,</text:span><text:span text:style-name="T36"> </text:span><text:span text:style-name="T35">excepto</text:span><text:span text:style-name="T36"> </text:span><text:span text:style-name="T35">si</text:span><text:span text:style-name="T36"> </text:span><text:span text:style-name="T35">se</text:span><text:span text:style-name="T36"> </text:span><text:span text:style-name="T35">encuentra</text:span><text:span text:style-name="T36"> </text:span><text:span text:style-name="T35">entre</text:span><text:span text:style-name="T36"> </text:span><text:span text:style-name="T35">4.50</text:span><text:span text:style-name="T36"> </text:span><text:span text:style-name="T35">y</text:span><text:span text:style-name="T36"> </text:span><text:span text:style-name="T35">4.99</text:span><text:span text:style-name="T36"> </text:span><text:span text:style-name="T35">que</text:span><text:span text:style-name="T36"> </text:span><text:span text:style-name="T35">se</text:span><text:span text:style-name="T36"> </text:span><text:span text:style-name="T35">considerará</text:span><text:span text:style-name="T36"> </text:span><text:span text:style-name="T35">un</text:span><text:span text:style-name="T36"> </text:span><text:span text:style-name="T35">4.</text:span><text:span text:style-name="T41"> </text:span></text:p>
          </text:list-item>
        </text:list>
        <text:list xml:id="list103836042760510" text:continue-list="list103835947966747" text:style-name="WW8Num1">
          <text:list-item>
            <text:list>
              <text:list-item>
                <text:list>
                  <text:list-item>
                    <text:h text:style-name="P153" text:outline-level="3"><text:bookmark-start text:name="__RefHeading__80_79678282"/>1<text:span text:style-name="T69">0</text:span>.4. Contenidos mínimos y criterios de recuperación<text:bookmark-end text:name="__RefHeading__80_79678282"/></text:h>
                  </text:list-item>
                </text:list>
              </text:list-item>
            </text:list>
          </text:list-item>
        </text:list>
        <text:list xml:id="list103835469656726" text:continue-list="list103834708669037" text:style-name="WW8Num26">
          <text:list-item>
            <text:p text:style-name="P51">No existirá el concepto de “recuperación” en el sentido de que existan exámenes específicos cuando no se superen unidades anteriores. Se hará una evaluación <text:soft-page-break/>continua y personalizada, que permite evaluar al alumno todos los contenidos. </text:p>
          </text:list-item>
          <text:list-item>
            <text:p text:style-name="P51">De todas formas se realizará, de cada unidad pruebas de recuperación que consistirán en pruebas sobre conceptos, pruebas con supuestos prácticos y pruebas prácticas de la unidad. </text:p>
          </text:list-item>
          <text:list-item>
            <text:p text:style-name="P51">Superar dichas pruebas no supone “aprobar la unidad”. La superación de los contenidos mínimos estará condicionada a la realización de todas las actividades que incluye el módulo para cada unidad de trabajo.</text:p>
          </text:list-item>
          <text:list-item>
            <text:p text:style-name="P51">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list-item>
          <text:list-item>
            <text:p text:style-name="P51">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item>
        </text:list>
        <text:list xml:id="list103834934304763" text:continue-list="list103836042760510" text:style-name="WW8Num1">
          <text:list-item>
            <text:list>
              <text:list-item>
                <text:list>
                  <text:list-item>
                    <text:h text:style-name="P153" text:outline-level="3"><text:bookmark-start text:name="__RefHeading__82_79678282"/>1<text:span text:style-name="T69">0.</text:span>5. Fugas o faltas injustificadas<text:bookmark-end text:name="__RefHeading__82_79678282"/></text:h>
                  </text:list-item>
                </text:list>
              </text:list-item>
            </text:list>
          </text:list-item>
        </text:list>
        <text:p text:style-name="P54">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 xml:id="list103835082027867" text:continue-numbering="true" text:style-name="WW8Num1">
          <text:list-item>
            <text:list>
              <text:list-item>
                <text:list>
                  <text:list-item>
                    <text:h text:style-name="P153" text:outline-level="3"><text:bookmark-start text:name="__RefHeading__86_79678282"/>1<text:span text:style-name="T69">0</text:span>.6. Pérdida de la evaluación continua<text:bookmark-end text:name="__RefHeading__86_79678282"/></text:h>
                  </text:list-item>
                </text:list>
              </text:list-item>
            </text:list>
          </text:list-item>
        </text:list>
        <text:p text:style-name="P54">La inasistencia reiterada a clase de forma que el alumno acumule más de un 15% de faltas sobre el total de horas del módulo supondrá la pérdida automática del derecho de evaluación continua.</text:p>
        <text:list xml:id="list103834764430360" text:continue-numbering="true" text:style-name="WW8Num1">
          <text:list-item>
            <text:list>
              <text:list-item>
                <text:list>
                  <text:list-item>
                    <text:list>
                      <text:list-item>
                        <text:h text:style-name="P158" text:outline-level="4"><text:bookmark-start text:name="__RefHeading__88_79678282"/>1<text:span text:style-name="T69">0</text:span>.6.1. Procedimiento de notificación de la pérdida de la evaluación continua<text:bookmark-end text:name="__RefHeading__88_79678282"/></text:h>
                      </text:list-item>
                    </text:list>
                  </text:list-item>
                </text:list>
              </text:list-item>
            </text:list>
          </text:list-item>
        </text:list>
        <text:p text:style-name="P54"/>
        <text:list xml:id="list103834546178006" text:continue-list="list103835469656726" text:style-name="WW8Num26">
          <text:list-item>
            <text:p text:style-name="P51"><text:soft-page-break/>Al alumno se le notificará por escrito, con acuse de recibo, cuando acumule un 5% de faltas y posteriormente cuando acumule un 10% de las faltas. </text:p>
          </text:list-item>
          <text:list-item>
            <text:p text:style-name="P51">Cuando el alumno acumule un 15% de faltas sobre el total de horas del módulo se le comunicará de la misma forma la pérdida de la evaluación continua</text:p>
          </text:list-item>
        </text:list>
        <text:list xml:id="list103835219765238" text:continue-list="list103834764430360" text:style-name="WW8Num1">
          <text:list-item>
            <text:list>
              <text:list-item>
                <text:list>
                  <text:list-item>
                    <text:list>
                      <text:list-item>
                        <text:h text:style-name="P158" text:outline-level="4"><text:bookmark-start text:name="__RefHeading__90_79678282"/>1<text:span text:style-name="T69">0</text:span>.6.2. Sistemas e instrumentos de evaluación para los alumnos que han perdido el derecho a la evaluación continua<text:bookmark-end text:name="__RefHeading__90_79678282"/></text:h>
                      </text:list-item>
                    </text:list>
                  </text:list-item>
                </text:list>
              </text:list-item>
            </text:list>
          </text:list-item>
        </text:list>
        <text:p text:style-name="P54"/>
        <text:list xml:id="list103835731620411" text:continue-list="list103834546178006" text:style-name="WW8Num26">
          <text:list-item>
            <text:p text:style-name="Text_20_body">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list-item>
        </text:list>
        <text:p text:style-name="P21"/>
        <text:list xml:id="list7335138584523303946" text:style-name="WW8Num23">
          <text:list-item>
            <text:p text:style-name="P163">Prueba escrita sobre contenidos del módulo. Incluirá preguntas sobre conceptos y supuestos prácticos. Tendrá carácter <text:s/>eliminatorio y el alumno para aprobar debe sacar un mínimo de un 6 sobre 10. </text:p>
          </text:list-item>
        </text:list>
        <text:list xml:id="list103835405543330" text:continue-list="list103835731620411" text:style-name="WW8Num26">
          <text:list-item>
            <text:p text:style-name="P162">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103835249600788" text:continue-list="list103835219765238" text:style-name="WW8Num1">
          <text:list-item>
            <text:list>
              <text:list-item>
                <text:list>
                  <text:list-item>
                    <text:h text:style-name="P153" text:outline-level="3"><text:bookmark-start text:name="__RefHeading__92_79678282"/>1<text:span text:style-name="T69">0</text:span>.7. Autoevaluación del profesorado<text:bookmark-end text:name="__RefHeading__92_79678282"/></text:h>
                  </text:list-item>
                </text:list>
              </text:list-item>
            </text:list>
          </text:list-item>
        </text:list>
        <text:p text:style-name="P54">Al final cada trimestre el profesor realizará un informe trimestral en el que evaluará el seguimiento de la programación y propondrá mejoras y acciones correctoras para el curso siguiente. Así mismo, <text:span text:style-name="T71">el tutor</text:span> pasará a los alumnos un cuestionario anónimo en el que los alumnos evaluaran su aprendizaje y la metodología seguida por el profesor.</text:p>
        <text:list xml:id="list103834510562340" text:continue-numbering="true" text:style-name="WW8Num1">
          <text:list-item>
            <text:h text:style-name="Heading_20_3" text:outline-level="3"><text:bookmark-start text:name="__RefHeading___Toc9768_1531218039"/>10.8. Evaluación de la programación<text:bookmark-end text:name="__RefHeading___Toc9768_1531218039"/></text:h>
          </text:list-item>
        </text:list>
        <text:p text:style-name="P105">Para el seguimiento de la programación el departamento a aprobado la utilización de una hoja de cálculo online <text:span text:style-name="T70">como herramienta de seguimiento de la programación de aula. E</text:span>n <text:span text:style-name="T70">ella </text:span>se anota para cada módulo el seguimiento de las prácticas y actividades realizadas.</text:p>
        <text:p text:style-name="P108"><text:soft-page-break/>Para facilitar su cumplimentación se aprovecha la información aportada por la figura del alumno secretario que cumplimenta diariamente las actividades impartidas y aspectos reseñables en el aula.</text:p>
        <text:p text:style-name="P105">Así mismo este registro facilita la coordinación en las reuniones de departamento y la realización de análisis de resultados y propuestas de mejora.</text:p>
        <text:p text:style-name="P106">En cada fila se recoge una actividad y para cada una se especifica:</text:p>
        <text:list xml:id="list6689264130050359201" text:style-name="L5">
          <text:list-item>
            <text:p text:style-name="P107">Código y título de la actividad</text:p>
          </text:list-item>
          <text:list-item>
            <text:p text:style-name="P107">Fecha prevista y fecha real de impartición</text:p>
          </text:list-item>
          <text:list-item>
            <text:p text:style-name="P107">Duración prevista y duración real de impartición</text:p>
          </text:list-item>
          <text:list-item>
            <text:p text:style-name="P107">Análisis de la impartición</text:p>
          </text:list-item>
          <text:list-item>
            <text:p text:style-name="P107">Propuestas de mejora</text:p>
          </text:list-item>
          <text:list-item>
            <text:p text:style-name="P107">Aspectos a modificar que requieren cambios en la programación</text:p>
          </text:list-item>
        </text:list>
        <text:list xml:id="list103835774875923" text:continue-list="list103834510562340" text:style-name="WW8Num1">
          <text:list-item>
            <text:list>
              <text:list-item>
                <text:h text:style-name="P164" text:outline-level="2"><text:bookmark-start text:name="__RefHeading__94_79678282"/>1<text:span text:style-name="T69">1</text:span>. ACTIVIDADES COMPLEMENTARIAS Y EXTRAESCOLARES<text:bookmark-end text:name="__RefHeading__94_79678282"/></text:h>
              </text:list-item>
            </text:list>
          </text:list-item>
        </text:list>
        <text:list xml:id="list103835283022231" text:continue-list="list103835405543330" text:style-name="WW8Num26">
          <text:list-item>
            <text:p text:style-name="P51">Participación en las jornadas de puertas abiertas de formación profesional organizadas todos los cursos por el IES Zonzamas</text:p>
          </text:list-item>
          <text:list-item>
            <text:p text:style-name="P51">En la medida de lo posible se organizará una visita a una empresa u organismo relacionada con los contenidos del módulo.</text:p>
          </text:list-item>
          <text:list-item>
            <text:p text:style-name="P51">Se podrán realizar actividades complementarias relacionadas con el mantenimiento de los sistemas operativos del equipamiento informático del Centro.</text:p>
          </text:list-item>
        </text:list>
        <text:p text:style-name="P1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1" svg:font-family="'Lohit Hindi'"/>
    <style:font-face style:name="OpenSymbol1"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1"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text-align="justify" style:justify-single-word="false" fo:orphans="0" fo:widows="0"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2pt" fo:language="es" fo:country="ES" officeooo:rsid="0038cabe" style:letter-kerning="true" style:font-name-asian="Arial Unicode MS" style:font-family-asian="'Arial Unicode MS'"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2" style:font-family-asian="'Droid Sans Fallback'"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list-style-name="WW8Num26" style:class="text">
      <style:paragraph-properties fo:margin-top="0cm" fo:margin-bottom="0.212cm" loext:contextual-spacing="false" fo:line-height="150%"/>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master-page-name="">
      <style:paragraph-properties fo:margin-left="0cm" fo:margin-right="0cm" fo:margin-top="0cm" fo:margin-bottom="0cm" loext:contextual-spacing="false" fo:text-indent="0cm" style:auto-text-indent="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8Num1" style:class="text">
      <style:paragraph-properties fo:margin-left="0cm" fo:margin-right="0cm" fo:margin-top="0cm" fo:margin-bottom="0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WW8Num1"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8Num1"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8Num1"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8Num1"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8Num1" style:class="text">
      <style:text-properties fo:font-size="10.5pt" fo:font-weight="bold" style:font-size-asian="10.5pt" style:font-weight-asian="bold" style:font-size-complex="10.5pt" style:font-weight-complex="bold"/>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Predeterminado" style:family="paragraph">
      <style:paragraph-properties fo:margin-top="0cm" fo:margin-bottom="0.353cm" loext:contextual-spacing="false" fo:line-height="115%" fo:orphans="0" fo:widows="0" fo:hyphenation-ladder-count="no-limit" style:text-autospace="ideograph-alpha" style:punctuation-wrap="hanging" style:line-break="strict" style:writing-mode="lr-tb">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letter-kerning="true" style:font-name-asian="Droid Sans Fallback1" style:font-family-asian="'Droid Sans Fallback', 'Arial Unicode MS'" style:font-family-generic-asian="swis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Índicel_20_10" style:display-name="Índicel 10" style:family="paragraph" style:parent-style-name="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Wingdings1" fo:font-family="Wingdings"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5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9z0" style:family="text">
      <style:text-properties style:font-name="Symbol1" fo:font-family="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0z0" style:family="text">
      <style:text-properties style:font-name="Symbol1" fo:font-family="Symbol" fo:font-size="10pt" style:font-size-asian="10pt" style:font-name-complex="Symbol" style:font-family-complex="Symbol" style:font-family-generic-complex="roman" style:font-pitch-complex="variable"/>
    </style:style>
    <style:style style:name="WW8Num10z1" style:family="text">
      <style:text-properties style:font-name="OpenSymbol1" fo:font-family="OpenSymbol, 'Arial Unicode MS'" fo:font-size="10pt" style:font-size-asian="10pt" style:font-name-complex="Courier New" style:font-family-complex="'Courier New'" style:font-family-generic-complex="modern"/>
    </style:style>
    <style:style style:name="WW8Num11z0" style:family="text">
      <style:text-properties style:font-name="Symbol1" fo:font-family="Symbol" style:font-name-complex="OpenSymbol1" style:font-family-complex="OpenSymbol, 'Arial Unicode MS'"/>
    </style:style>
    <style:style style:name="WW8Num11z1" style:family="text">
      <style:text-properties style:font-name="OpenSymbol1" fo:font-family="OpenSymbol, 'Arial Unicode MS'" style:font-name-complex="OpenSymbol1" style:font-family-complex="OpenSymbol, 'Arial Unicode MS'"/>
    </style:style>
    <style:style style:name="WW8Num12z0" style:family="text">
      <style:text-properties style:font-name="Symbol1" fo:font-family="Symbol" style:font-name-complex="OpenSymbol1" style:font-family-complex="OpenSymbol, 'Arial Unicode MS'"/>
    </style:style>
    <style:style style:name="WW8Num12z1" style:family="text">
      <style:text-properties style:font-name="OpenSymbol1" fo:font-family="OpenSymbol, 'Arial Unicode MS'" style:font-name-complex="OpenSymbol1" style:font-family-complex="OpenSymbol, 'Arial Unicode MS'"/>
    </style:style>
    <style:style style:name="WW8Num13z0" style:family="text">
      <style:text-properties style:font-name="Symbol1" fo:font-family="Symbol" style:font-name-complex="OpenSymbol1" style:font-family-complex="OpenSymbol, 'Arial Unicode MS'"/>
    </style:style>
    <style:style style:name="WW8Num13z1" style:family="text">
      <style:text-properties style:font-name="OpenSymbol1" fo:font-family="OpenSymbol, 'Arial Unicode MS'" style:font-name-complex="OpenSymbol1" style:font-family-complex="OpenSymbol, 'Arial Unicode MS'"/>
    </style:style>
    <style:style style:name="WW8Num14z0" style:family="text">
      <style:text-properties style:font-name="Symbol1" fo:font-family="Symbol" style:font-name-complex="OpenSymbol1" style:font-family-complex="OpenSymbol, 'Arial Unicode MS'"/>
    </style:style>
    <style:style style:name="WW8Num14z1" style:family="text">
      <style:text-properties style:font-name="OpenSymbol1" fo:font-family="OpenSymbol, 'Arial Unicode MS'" style:font-name-complex="OpenSymbol1" style:font-family-complex="OpenSymbol, 'Arial Unicode MS'"/>
    </style:style>
    <style:style style:name="WW8Num15z0" style:family="text">
      <style:text-properties style:font-name="Symbol1" fo:font-family="Symbol" style:font-name-complex="Symbol" style:font-family-complex="Symbol" style:font-family-generic-complex="roman" style:font-pitch-complex="variable"/>
    </style:style>
    <style:style style:name="WW8Num15z1" style:family="text">
      <style:text-properties style:font-name="OpenSymbol1" fo:font-family="OpenSymbol, 'Arial Unicode MS'" style:font-name-complex="Courier New" style:font-family-complex="'Courier New'" style:font-family-generic-complex="modern"/>
    </style:style>
    <style:style style:name="WW8Num16z0" style:family="text">
      <style:text-properties style:font-name="Symbol1" fo:font-family="Symbol" style:font-name-complex="OpenSymbol1" style:font-family-complex="OpenSymbol, 'Arial Unicode MS'"/>
    </style:style>
    <style:style style:name="WW8Num16z1" style:family="text">
      <style:text-properties style:font-name="OpenSymbol1" fo:font-family="OpenSymbol, 'Arial Unicode MS'" style:font-name-complex="OpenSymbol1" style:font-family-complex="OpenSymbol, 'Arial Unicode MS'"/>
    </style:style>
    <style:style style:name="WW8Num17z0" style:family="text">
      <style:text-properties style:font-name="Symbol1" fo:font-family="Symbol" style:font-name-complex="Symbol" style:font-family-complex="Symbol" style:font-family-generic-complex="roman" style:font-pitch-complex="variable"/>
    </style:style>
    <style:style style:name="WW8Num17z1" style:family="text">
      <style:text-properties style:font-name="OpenSymbol1" fo:font-family="OpenSymbol, 'Arial Unicode MS'" style:font-name-complex="Courier New" style:font-family-complex="'Courier New'" style:font-family-generic-complex="modern"/>
    </style:style>
    <style:style style:name="WW8Num18z0" style:family="text">
      <style:text-properties style:use-window-font-color="true" style:font-name="Symbol1" fo:font-family="Symbol" fo:font-size="12pt" fo:language="es" fo:country="ES" style:font-size-asian="12pt" style:language-asian="zxx" style:country-asian="none" style:font-name-complex="Symbol" style:font-family-complex="Symbol" style:font-family-generic-complex="roman" style:font-pitch-complex="variable" style:font-size-complex="12pt" style:language-complex="ar" style:country-complex="SA"/>
    </style:style>
    <style:style style:name="WW8Num18z1" style:family="text">
      <style:text-properties style:font-name="OpenSymbol1" fo:font-family="OpenSymbol, 'Arial Unicode MS'" style:font-name-complex="Courier New" style:font-family-complex="'Courier New'" style:font-family-generic-complex="modern"/>
    </style:style>
    <style:style style:name="WW8Num19z0" style:family="text">
      <style:text-properties style:font-name="Symbol1" fo:font-family="Symbol" style:font-name-complex="OpenSymbol1" style:font-family-complex="OpenSymbol, 'Arial Unicode MS'"/>
    </style:style>
    <style:style style:name="WW8Num19z1" style:family="text">
      <style:text-properties style:font-name="OpenSymbol1" fo:font-family="OpenSymbol, 'Arial Unicode MS'" style:font-name-complex="OpenSymbol1" style:font-family-complex="OpenSymbol, 'Arial Unicode MS'"/>
    </style:style>
    <style:style style:name="WW8Num20z0" style:family="text">
      <style:text-properties style:font-name="Symbol1" fo:font-family="Symbol" style:font-name-complex="OpenSymbol1" style:font-family-complex="OpenSymbol, 'Arial Unicode MS'"/>
    </style:style>
    <style:style style:name="WW8Num20z1" style:family="text">
      <style:text-properties style:font-name="OpenSymbol1" fo:font-family="OpenSymbol, 'Arial Unicode MS'" style:font-name-complex="OpenSymbol1" style:font-family-complex="OpenSymbol, 'Arial Unicode MS'"/>
    </style:style>
    <style:style style:name="WW8Num21z0" style:family="text">
      <style:text-properties style:font-name="Symbol1" fo:font-family="Symbol" style:font-name-complex="Symbol" style:font-family-complex="Symbol" style:font-family-generic-complex="roman" style:font-pitch-complex="variable"/>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name-complex="OpenSymbol1" style:font-family-complex="OpenSymbol, 'Arial Unicode MS'"/>
    </style:style>
    <style:style style:name="WW8Num22z1" style:family="text">
      <style:text-properties style:font-name="OpenSymbol1" fo:font-family="OpenSymbol, 'Arial Unicode MS'" style:font-name-complex="OpenSymbol1" style:font-family-complex="OpenSymbol, 'Arial Unicode MS'"/>
    </style:style>
    <style:style style:name="WW8Num23z0" style:family="text">
      <style:text-properties style:font-name="Symbol1" fo:font-family="Symbol" style:font-name-complex="OpenSymbol1" style:font-family-complex="OpenSymbol, 'Arial Unicode MS'"/>
    </style:style>
    <style:style style:name="WW8Num23z1" style:family="text">
      <style:text-properties style:font-name="OpenSymbol1" fo:font-family="OpenSymbol, 'Arial Unicode MS'" style:font-name-complex="OpenSymbol1" style:font-family-complex="OpenSymbol, 'Arial Unicode MS'"/>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1" fo:font-family="Symbol" fo:font-size="10pt" style:font-size-asian="10pt" style:font-name-complex="Symbol" style:font-family-complex="Symbol" style:font-family-generic-complex="roman" style:font-pitch-complex="variable"/>
    </style:style>
    <style:style style:name="WW8Num25z1" style:family="text">
      <style:text-properties style:font-name="OpenSymbol1" fo:font-family="OpenSymbol, 'Arial Unicode MS'" fo:font-size="10pt" style:font-size-asian="10pt" style:font-name-complex="Courier New" style:font-family-complex="'Courier New'" style:font-family-generic-complex="modern"/>
    </style:style>
    <style:style style:name="WW8Num26z0" style:family="text">
      <style:text-properties style:font-name="Symbol1" fo:font-family="Symbol" style:font-name-complex="OpenSymbol1" style:font-family-complex="OpenSymbol, 'Arial Unicode MS'"/>
    </style:style>
    <style:style style:name="WW8Num26z1" style:family="text">
      <style:text-properties style:font-name="OpenSymbol1" fo:font-family="OpenSymbol, 'Arial Unicode MS'" style:font-name-complex="OpenSymbol1" style:font-family-complex="OpenSymbol, 'Arial Unicode MS'"/>
    </style:style>
    <style:style style:name="WW8Num27z0" style:family="text">
      <style:text-properties style:font-name="Symbol1" fo:font-family="Symbol" style:font-name-complex="OpenSymbol1" style:font-family-complex="OpenSymbol, 'Arial Unicode MS'"/>
    </style:style>
    <style:style style:name="WW8Num27z1" style:family="text">
      <style:text-properties style:font-name="OpenSymbol1" fo:font-family="OpenSymbol, 'Arial Unicode MS'" style:font-name-complex="OpenSymbol1" style:font-family-complex="OpenSymbol, 'Arial Unicode MS'"/>
    </style:style>
    <style:style style:name="WW8Num28z0" style:family="text">
      <style:text-properties style:font-name="Symbol1" fo:font-family="Symbol" style:font-name-complex="OpenSymbol1" style:font-family-complex="OpenSymbol, 'Arial Unicode MS'"/>
    </style:style>
    <style:style style:name="WW8Num28z1" style:family="text">
      <style:text-properties style:font-name="OpenSymbol1" fo:font-family="OpenSymbol, 'Arial Unicode MS'" style:font-name-complex="OpenSymbol1" style:font-family-complex="OpenSymbol, 'Arial Unicode MS'"/>
    </style:style>
    <style:style style:name="WW8Num29z0" style:family="text">
      <style:text-properties style:font-name="Symbol1" fo:font-family="Symbol" style:font-name-complex="OpenSymbol1" style:font-family-complex="OpenSymbol, 'Arial Unicode MS'"/>
    </style:style>
    <style:style style:name="WW8Num29z1" style:family="text">
      <style:text-properties style:font-name="OpenSymbol1" fo:font-family="OpenSymbol, 'Arial Unicode MS'" style:font-name-complex="OpenSymbol1" style:font-family-complex="OpenSymbol, 'Arial Unicode MS'"/>
    </style:style>
    <style:style style:name="WW8Num30z0" style:family="text">
      <style:text-properties style:font-name="Arial" fo:font-family="Arial" style:font-family-generic="swiss" style:font-pitch="variable" fo:font-size="12pt" fo:language="es" fo:country="ES"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1" fo:font-family="Symbol" style:font-name-complex="OpenSymbol1" style:font-family-complex="OpenSymbol, 'Arial Unicode MS'"/>
    </style:style>
    <style:style style:name="WW8Num31z1" style:family="text">
      <style:text-properties style:font-name="OpenSymbol1" fo:font-family="OpenSymbol, 'Arial Unicode MS'" style:font-name-complex="OpenSymbol1" style:font-family-complex="OpenSymbol, 'Arial Unicode MS'"/>
    </style:style>
    <style:style style:name="WW8Num32z0" style:family="text">
      <style:text-properties style:font-name="Symbol1" fo:font-family="Symbol" style:font-name-complex="OpenSymbol1" style:font-family-complex="OpenSymbol, 'Arial Unicode MS'"/>
    </style:style>
    <style:style style:name="WW8Num32z1" style:family="text">
      <style:text-properties style:font-name="OpenSymbol1" fo:font-family="OpenSymbol, 'Arial Unicode MS'" style:font-name-complex="OpenSymbol1" style:font-family-complex="OpenSymbol, 'Arial Unicode M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1" fo:font-family="Symbol" style:font-name-complex="OpenSymbol1" style:font-family-complex="OpenSymbol, 'Arial Unicode MS'"/>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name-complex="OpenSymbol1" style:font-family-complex="OpenSymbol, 'Arial Unicode MS'"/>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1" fo:font-family="Symbol" style:font-name-complex="OpenSymbol1" style:font-family-complex="OpenSymbol, 'Arial Unicode MS'"/>
    </style:style>
    <style:style style:name="WW8Num37z1" style:family="text">
      <style:text-properties style:font-name="OpenSymbol1" fo:font-family="OpenSymbol, 'Arial Unicode MS'" style:font-name-complex="OpenSymbol1" style:font-family-complex="OpenSymbol, 'Arial Unicode MS'"/>
    </style:style>
    <style:style style:name="WW8Num38z0" style:family="text">
      <style:text-properties style:font-name="Symbol1" fo:font-family="Symbol" style:font-name-complex="OpenSymbol1" style:font-family-complex="OpenSymbol, 'Arial Unicode MS'"/>
    </style:style>
    <style:style style:name="WW8Num39z0" style:family="text">
      <style:text-properties style:font-name="Symbol1" fo:font-family="Symbol" style:font-name-complex="OpenSymbol1" style:font-family-complex="OpenSymbol, 'Arial Unicode MS'"/>
    </style:style>
    <style:style style:name="WW8Num39z1" style:family="text">
      <style:text-properties style:font-name="OpenSymbol1" fo:font-family="OpenSymbol, 'Arial Unicode MS'" style:font-name-complex="OpenSymbol1" style:font-family-complex="OpenSymbol, 'Arial Unicode MS'"/>
    </style:style>
    <style:style style:name="WW8Num40z0" style:family="text">
      <style:text-properties style:font-name="Symbol1" fo:font-family="Symbol" style:font-name-complex="OpenSymbol1" style:font-family-complex="OpenSymbol, 'Arial Unicode M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1" fo:font-family="Symbol" style:font-name-complex="OpenSymbol1" style:font-family-complex="OpenSymbol, 'Arial Unicode MS'"/>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1" fo:font-family="Symbol" style:font-name-complex="OpenSymbol1" style:font-family-complex="OpenSymbol, 'Arial Unicode MS'"/>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1" fo:font-family="Symbol" style:font-name-complex="OpenSymbol1" style:font-family-complex="OpenSymbol, 'Arial Unicode MS'"/>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1" fo:font-family="Symbol" style:font-name-complex="OpenSymbol1" style:font-family-complex="OpenSymbol, 'Arial Unicode MS'"/>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1" fo:font-family="Symbol" style:font-name-complex="OpenSymbol1" style:font-family-complex="OpenSymbol, 'Arial Unicode MS'"/>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1" fo:font-family="Symbol" style:font-name-complex="OpenSymbol1" style:font-family-complex="OpenSymbol, 'Arial Unicode MS'"/>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1" fo:font-family="Symbol" style:font-name-complex="OpenSymbol1" style:font-family-complex="OpenSymbol, 'Arial Unicode MS'"/>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1" fo:font-family="Symbol" style:font-name-complex="OpenSymbol1" style:font-family-complex="OpenSymbol, 'Arial Unicode MS'"/>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1" fo:font-family="Symbol" style:font-name-complex="OpenSymbol1" style:font-family-complex="OpenSymbol, 'Arial Unicode MS'"/>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Symbol1" fo:font-family="Symbol" style:font-name-complex="OpenSymbol1" style:font-family-complex="OpenSymbol, 'Arial Unicode MS'"/>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1" fo:font-family="Symbol" style:font-name-complex="OpenSymbol1" style:font-family-complex="OpenSymbol, 'Arial Unicode MS'"/>
    </style:style>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Symbol1" fo:font-family="Symbol" style:font-name-complex="OpenSymbol1" style:font-family-complex="OpenSymbol, 'Arial Unicode MS'"/>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style:font-name="Symbol1" fo:font-family="Symbol" style:font-name-complex="OpenSymbol1" style:font-family-complex="OpenSymbol, 'Arial Unicode MS'"/>
    </style:style>
    <style:style style:name="WW8Num53z1" style:family="text">
      <style:text-properties style:font-name="OpenSymbol1" fo:font-family="OpenSymbol, 'Arial Unicode MS'" style:font-name-complex="OpenSymbol1" style:font-family-complex="OpenSymbol, 'Arial Unicode MS'"/>
    </style:style>
    <style:style style:name="WW8Num54z0" style:family="text">
      <style:text-properties style:font-name="Symbol1" fo:font-family="Symbol" style:font-name-complex="OpenSymbol1" style:font-family-complex="OpenSymbol, 'Arial Unicode MS'"/>
    </style:style>
    <style:style style:name="WW8Num54z1" style:family="text">
      <style:text-properties style:font-name="OpenSymbol1" fo:font-family="OpenSymbol, 'Arial Unicode MS'" style:font-name-complex="OpenSymbol1" style:font-family-complex="OpenSymbol, 'Arial Unicode MS'"/>
    </style:style>
    <style:style style:name="WW8Num55z0" style:family="text">
      <style:text-properties style:font-name="Symbol1" fo:font-family="Symbol" style:font-name-complex="OpenSymbol1" style:font-family-complex="OpenSymbol, 'Arial Unicode MS'"/>
    </style:style>
    <style:style style:name="WW8Num55z1" style:family="text">
      <style:text-properties style:font-name="OpenSymbol1" fo:font-family="OpenSymbol, 'Arial Unicode MS'" style:font-name-complex="OpenSymbol1" style:font-family-complex="OpenSymbol, 'Arial Unicode MS'"/>
    </style:style>
    <style:style style:name="WW8Num56z0" style:family="text">
      <style:text-properties style:font-name="Symbol1" fo:font-family="Symbol" style:font-name-complex="OpenSymbol1" style:font-family-complex="OpenSymbol, 'Arial Unicode MS'"/>
    </style:style>
    <style:style style:name="WW8Num56z1" style:family="text">
      <style:text-properties style:font-name="OpenSymbol1" fo:font-family="OpenSymbol, 'Arial Unicode MS'" style:font-name-complex="OpenSymbol1" style:font-family-complex="OpenSymbol, 'Arial Unicode MS'"/>
    </style:style>
    <style:style style:name="WW8Num57z0" style:family="text">
      <style:text-properties style:font-name="Symbol1" fo:font-family="Symbol" style:font-name-complex="OpenSymbol1" style:font-family-complex="OpenSymbol, 'Arial Unicode MS'"/>
    </style:style>
    <style:style style:name="WW8Num57z1" style:family="text">
      <style:text-properties style:font-name="OpenSymbol1" fo:font-family="OpenSymbol, 'Arial Unicode MS'" style:font-name-complex="OpenSymbol1" style:font-family-complex="OpenSymbol, 'Arial Unicode MS'"/>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1" style:family="text">
      <style:text-properties style:font-name="OpenSymbol1" fo:font-family="OpenSymbol, 'Arial Unicode MS'" style:font-name-complex="OpenSymbol1" style:font-family-complex="OpenSymbol, 'Arial Unicode MS'"/>
    </style:style>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1" style:family="text">
      <style:text-properties style:font-name="OpenSymbol1" fo:font-family="OpenSymbol, 'Arial Unicode MS'" style:font-name-complex="OpenSymbol1" style:font-family-complex="OpenSymbol, 'Arial Unicode MS'"/>
    </style:style>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8z0" style:family="text">
      <style:text-properties style:font-name="Symbol1" fo:font-family="Symbol" style:font-name-complex="OpenSymbol1" style:font-family-complex="OpenSymbol, 'Arial Unicode MS'"/>
    </style:style>
    <style:style style:name="WW8Num58z1" style:family="text">
      <style:text-properties style:font-name="OpenSymbol1" fo:font-family="OpenSymbol, 'Arial Unicode MS'" style:font-name-complex="OpenSymbol1" style:font-family-complex="OpenSymbol, 'Arial Unicode MS'"/>
    </style:style>
    <style:style style:name="WW8Num59z0" style:family="text">
      <style:text-properties style:font-name="Symbol1" fo:font-family="Symbol" style:font-name-complex="OpenSymbol1" style:font-family-complex="OpenSymbol, 'Arial Unicode MS'"/>
    </style:style>
    <style:style style:name="WW8Num59z1" style:family="text">
      <style:text-properties style:font-name="OpenSymbol1" fo:font-family="OpenSymbol, 'Arial Unicode MS'" style:font-name-complex="OpenSymbol1" style:font-family-complex="OpenSymbol, 'Arial Unicode MS'"/>
    </style:style>
    <style:style style:name="Absatz-Standardschriftar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411cm" fo:text-indent="-0.635cm" fo:margin-left="1.411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1"/>
      </text:list-level-style-bullet>
      <text:list-level-style-bullet text:level="3" text:style-name="WW8Num19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1"/>
      </text:list-level-style-bullet>
      <text:list-level-style-bullet text:level="4" text:style-name="WW8Num19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1"/>
      </text:list-level-style-bullet>
      <text:list-level-style-bullet text:level="6" text:style-name="WW8Num19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1"/>
      </text:list-level-style-bullet>
      <text:list-level-style-bullet text:level="7" text:style-name="WW8Num19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1"/>
      </text:list-level-style-bullet>
      <text:list-level-style-bullet text:level="9" text:style-name="WW8Num19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24cm" fo:text-indent="-0.635cm" fo:margin-left="1.224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859cm" fo:text-indent="-0.635cm" fo:margin-left="1.859cm"/>
        </style:list-level-properties>
        <style:text-properties style:font-name="OpenSymbol1"/>
      </text:list-level-style-bullet>
      <text:list-level-style-bullet text:level="3" text:style-name="WW8Num21z1" style:num-suffix="." text:bullet-char="▪">
        <style:list-level-properties text:list-level-position-and-space-mode="label-alignment">
          <style:list-level-label-alignment text:label-followed-by="listtab" text:list-tab-stop-position="2.494cm" fo:text-indent="-0.635cm" fo:margin-left="2.494cm"/>
        </style:list-level-properties>
        <style:text-properties style:font-name="OpenSymbol1"/>
      </text:list-level-style-bullet>
      <text:list-level-style-bullet text:level="4" text:style-name="WW8Num21z0" style:num-suffix="." text:bullet-char="">
        <style:list-level-properties text:list-level-position-and-space-mode="label-alignment">
          <style:list-level-label-alignment text:label-followed-by="listtab" text:list-tab-stop-position="3.129cm" fo:text-indent="-0.635cm" fo:margin-left="3.129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OpenSymbol1"/>
      </text:list-level-style-bullet>
      <text:list-level-style-bullet text:level="6" text:style-name="WW8Num21z1" style:num-suffix="." text:bullet-char="▪">
        <style:list-level-properties text:list-level-position-and-space-mode="label-alignment">
          <style:list-level-label-alignment text:label-followed-by="listtab" text:list-tab-stop-position="4.399cm" fo:text-indent="-0.635cm" fo:margin-left="4.399cm"/>
        </style:list-level-properties>
        <style:text-properties style:font-name="OpenSymbol1"/>
      </text:list-level-style-bullet>
      <text:list-level-style-bullet text:level="7" text:style-name="WW8Num21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669cm" fo:text-indent="-0.635cm" fo:margin-left="5.669cm"/>
        </style:list-level-properties>
        <style:text-properties style:font-name="OpenSymbol1"/>
      </text:list-level-style-bullet>
      <text:list-level-style-bullet text:level="9" text:style-name="WW8Num21z1"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1"/>
      </text:list-level-style-bullet>
      <text:list-level-style-bullet text:level="3" text:style-name="WW8Num23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1"/>
      </text:list-level-style-bullet>
      <text:list-level-style-bullet text:level="4" text:style-name="WW8Num23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1"/>
      </text:list-level-style-bullet>
      <text:list-level-style-bullet text:level="6" text:style-name="WW8Num23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1"/>
      </text:list-level-style-bullet>
      <text:list-level-style-bullet text:level="7" text:style-name="WW8Num23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1"/>
      </text:list-level-style-bullet>
      <text:list-level-style-bullet text:level="9" text:style-name="WW8Num23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1"/>
      </text:list-level-style-bullet>
      <text:list-level-style-bullet text:level="3" text:style-name="WW8Num25z1"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1"/>
      </text:list-level-style-bullet>
      <text:list-level-style-bullet text:level="4" text:style-name="WW8Num2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1"/>
      </text:list-level-style-bullet>
      <text:list-level-style-bullet text:level="6" text:style-name="WW8Num25z1"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1"/>
      </text:list-level-style-bullet>
      <text:list-level-style-bullet text:level="7" text:style-name="WW8Num2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1"/>
      </text:list-level-style-bullet>
      <text:list-level-style-bullet text:level="9" text:style-name="WW8Num25z1"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4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5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1" style:family="table">
      <style:table-properties style:width="17.141cm" table:align="left" style:writing-mode="lr-tb"/>
    </style:style>
    <style:style style:name="Tabla11.A" style:family="table-column">
      <style:table-column-properties style:column-width="2.392cm"/>
    </style:style>
    <style:style style:name="Tabla11.B" style:family="table-column">
      <style:table-column-properties style:column-width="14.75cm"/>
    </style:style>
    <style:style style:name="Tabla11.1" style:family="table-row">
      <style:table-row-properties fo:keep-together="auto"/>
    </style:style>
    <style:style style:name="Tabla11.A1" style:family="table-cell">
      <style:table-cell-properties style:vertical-align="top" fo:padding="0.097cm" fo:border-left="1pt solid #000000" fo:border-right="none" fo:border-top="1pt solid #000000" fo:border-bottom="1pt solid #000000" style:writing-mode="lr-tb"/>
    </style:style>
    <style:style style:name="Tabla11.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3" style:family="paragraph" style:parent-style-name="Table_20_Contents">
      <style:paragraph-properties fo:text-align="center" style:justify-single-word="false"/>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T4" style:family="text">
      <style:text-properties style:font-name="Arial" fo:font-size="10pt" officeooo:rsid="00171eec" style:font-size-asian="10pt" style:font-name-complex="Arial" style:font-size-complex="10pt"/>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65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cm" fo:margin-left="0cm" fo:margin-right="0cm" fo:margin-bottom="2.86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11" table:style-name="Tabla11">
          <table:table-column table:style-name="Tabla11.A"/>
          <table:table-column table:style-name="Tabla11.B"/>
          <table:table-row table:style-name="Tabla11.1">
            <table:table-cell table:style-name="Tabla11.A1" office:value-type="string">
              <text:p text:style-name="MP1"><draw:frame draw:style-name="Mfr1" draw:name="Imagen1" text:anchor-type="as-char" svg:width="1.97cm" svg:height="1.653cm" draw:z-index="52"><draw:image xlink:href="Pictures/100000000000006F0000005D127B64B7CBC3129D.png" xlink:type="simple" xlink:show="embed" xlink:actuate="onLoad"/></draw:frame></text:p>
            </table:table-cell>
            <table:table-cell table:style-name="Tabla11.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0225. Redes locales</text:span><text:span text:style-name="MT2"> - RDE</text:span></text:p>
              <text:p text:style-name="MP3"><text:span text:style-name="MT1">Curso:</text:span><text:span text:style-name="MT2">201</text:span><text:span text:style-name="MT4">6</text:span><text:span text:style-name="MT2">-1</text:span><text:span text:style-name="MT4">7</text:span></text:p>
            </table:table-cell>
          </table:table-row>
        </table:table>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0:43:19</meta:creation-date>
    <dc:date>2016-11-22T10:38:33.762162133</dc:date>
    <meta:editing-cycles>144</meta:editing-cycles>
    <meta:editing-duration>P2DT7H13M20S</meta:editing-duration>
    <meta:generator>LibreOffice/5.1.4.2$Linux_X86_64 LibreOffice_project/10m0$Build-2</meta:generator>
    <meta:document-statistic meta:table-count="11" meta:image-count="1" meta:object-count="0" meta:page-count="53" meta:paragraph-count="900" meta:word-count="12193" meta:character-count="75435" meta:non-whitespace-character-count="64517"/>
  </office:meta>
</office:document-meta>
</file>